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18"/>
    <style:style style:name="ce4" style:family="table-cell" style:parent-style-name="Default" style:data-style-name="N60"/>
    <style:style style:name="ce5" style:family="table-cell" style:parent-style-name="Default" style:data-style-name="N61">
      <style:text-properties style:font-name="Liberation Sans" style:font-name-asian="DejaVu LGC Sans" style:font-name-complex="DejaVu LGC Sans"/>
    </style:style>
    <style:style style:name="ce6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style:font-name="Liberation Sans" style:font-name-asian="DejaVu LGC Sans" style:font-name-complex="DejaVu LGC Sans"/>
    </style:style>
  </office:automatic-styles>
  <office:body>
    <office:spreadsheet>
      <table:table table:name="CentA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1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unts</text:p>
          </table:table-cell>
          <table:table-cell office:value-type="string">
            <text:p>Mag</text:p>
          </table:table-cell>
          <table:table-cell office:value-type="string">
            <text:p>E(B-V)</text:p>
          </table:table-cell>
          <table:table-cell office:value-type="string">
            <text:p>Corrected</text:p>
          </table:table-cell>
          <table:table-cell office:value-type="string">
            <text:p>Flux</text:p>
          </table:table-cell>
          <table:table-cell office:value-type="string">
            <text:p>L(FUV)</text:p>
          </table:table-cell>
          <table:table-cell office:value-type="string">
            <text:p>SFR(UV)</text:p>
          </table:table-cell>
          <table:table-cell table:style-name="Default" office:value-type="string">
            <text:p>SFR(Ha)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D(Mpc)</text:p>
          </table:table-cell>
          <table:table-cell office:value-type="string">
            <text:p>Mb</text:p>
          </table:table-cell>
          <table:table-cell/>
          <table:table-cell office:value-type="string">
            <text:p>Lb</text:p>
          </table:table-cell>
          <table:table-cell office:value-type="string">
            <text:p>Log L(Ha)</text:p>
          </table:table-cell>
          <table:table-cell office:value-type="string">
            <text:p>24 micron</text:p>
          </table:table-cell>
          <table:table-cell office:value-type="string">
            <text:p>70 micron</text:p>
          </table:table-cell>
          <table:table-cell office:value-type="string">
            <text:p>160 micron</text:p>
          </table:table-cell>
          <table:table-cell office:value-type="string">
            <text:p>TIR</text:p>
          </table:table-cell>
          <table:table-cell office:value-type="string">
            <text:p>log(TIR/FUV)</text:p>
          </table:table-cell>
          <table:table-cell office:value-type="string">
            <text:p>A(FUV)</text:p>
          </table:table-cell>
          <table:table-cell/>
          <table:table-cell office:value-type="string">
            <text:p>f(Ha)/f(HB)</text:p>
          </table:table-cell>
          <table:table-cell office:value-type="string">
            <text:p>A(Ha)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17"/>
        </table:table-row>
        <table:table-row table:style-name="ro1">
          <table:table-cell table:style-name="ce1" office:value-type="string">
            <text:p>dI</text:p>
          </table:table-cell>
          <table:table-cell table:number-columns-repeated="10"/>
          <table:table-cell table:style-name="ce1" office:value-type="string">
            <text:p>dI</text:p>
          </table:table-cell>
          <table:table-cell table:number-columns-repeated="14"/>
        </table:table-row>
        <table:table-row table:style-name="ro1">
          <table:table-cell office:value-type="string">
            <text:p>ESO379-G007 </text:p>
          </table:table-cell>
          <table:table-cell table:number-columns-repeated="7"/>
          <table:table-cell office:value-type="float" office:value="0.00019">
            <text:p>1.900E-04</text:p>
          </table:table-cell>
          <table:table-cell table:number-columns-repeated="2"/>
          <table:table-cell office:value-type="string">
            <text:p>ESO379-G007 </text:p>
          </table:table-cell>
          <table:table-cell office:value-type="float" office:value="5.2">
            <text:p>5.2</text:p>
          </table:table-cell>
          <table:table-cell office:value-type="float" office:value="-11.98">
            <text:p>-11.98</text:p>
          </table:table-cell>
          <table:table-cell table:number-columns-repeated="12"/>
        </table:table-row>
        <table:table-row table:style-name="ro2">
          <table:table-cell office:value-type="string">
            <text:p>ESO321-G014 </text:p>
          </table:table-cell>
          <table:table-cell table:number-columns-repeated="7"/>
          <table:table-cell office:value-type="float" office:value="0.00065">
            <text:p>6.500E-04</text:p>
          </table:table-cell>
          <table:table-cell table:number-columns-repeated="2"/>
          <table:table-cell office:value-type="string">
            <text:p>ESO321-G014 </text:p>
          </table:table-cell>
          <table:table-cell office:value-type="float" office:value="3.2">
            <text:p>3.2</text:p>
          </table:table-cell>
          <table:table-cell office:value-type="float" office:value="-12.32">
            <text:p>-12.32</text:p>
          </table:table-cell>
          <table:table-cell table:number-columns-repeated="12"/>
        </table:table-row>
        <table:table-row table:style-name="ro1">
          <table:table-cell office:value-type="string">
            <text:p>ESO381-G018 </text:p>
          </table:table-cell>
          <table:table-cell table:number-columns-repeated="10"/>
          <table:table-cell office:value-type="string">
            <text:p>ESO381-G018 </text:p>
          </table:table-cell>
          <table:table-cell office:value-type="float" office:value="5.32">
            <text:p>5.32</text:p>
          </table:table-cell>
          <table:table-cell office:value-type="float" office:value="-12.91">
            <text:p>-12.91</text:p>
          </table:table-cell>
          <table:table-cell table:number-columns-repeated="12"/>
        </table:table-row>
        <table:table-row table:style-name="ro1">
          <table:table-cell office:value-type="string">
            <text:p>ESO381-G020 </text:p>
          </table:table-cell>
          <table:table-cell office:value-type="float" office:value="37.80773">
            <text:p>37.81</text:p>
          </table:table-cell>
          <table:table-cell table:formula="oooc:=18.82-2.5*LOG([.B7];10)" office:value-type="float" office:value="14.8760484929246">
            <text:p>14.88</text:p>
          </table:table-cell>
          <table:table-cell office:value-type="float" office:value="0.0656">
            <text:p>0.07</text:p>
          </table:table-cell>
          <table:table-cell table:formula="oooc:=[.C7]-4.176*[.D7]" office:value-type="float" office:value="14.6021028929246">
            <text:p>14.6</text:p>
          </table:table-cell>
          <table:table-cell table:style-name="ce2" table:formula="oooc:=10^(-0.4*([.E7]+48.6))" office:value-type="float" office:value="5.23791978017321E-026">
            <text:p>5.24E-26</text:p>
          </table:table-cell>
          <table:table-cell table:formula="oooc:=4*3.1415*(3.08568025*10^24*[.M7])^2*[.F7]" office:value-type="float" office:value="1.85462256378438E+026">
            <text:p>1.85E+026</text:p>
          </table:table-cell>
          <table:table-cell table:style-name="ce2" table:formula="oooc:=1.4E-028*[.G7]" office:value-type="float" office:value="0.0259647158929813">
            <text:p>2.60E-02</text:p>
          </table:table-cell>
          <table:table-cell office:value-type="float" office:value="0.006">
            <text:p>6.000E-03</text:p>
          </table:table-cell>
          <table:table-cell table:formula="oooc:=LOG([.I7];10)" office:value-type="float" office:value="-2.22184874961636">
            <text:p>-2.22</text:p>
          </table:table-cell>
          <table:table-cell table:formula="oooc:=LOG([.H7];10)" office:value-type="float" office:value="-1.5856164251115">
            <text:p>-1.59</text:p>
          </table:table-cell>
          <table:table-cell office:value-type="string">
            <text:p>ESO381-G020 </text:p>
          </table:table-cell>
          <table:table-cell office:value-type="float" office:value="5.44">
            <text:p>5.44</text:p>
          </table:table-cell>
          <table:table-cell office:value-type="float" office:value="-14.44">
            <text:p>-14.44</text:p>
          </table:table-cell>
          <table:table-cell table:number-columns-repeated="10"/>
          <table:table-cell office:value-type="float" office:value="2.735">
            <text:p>2.74</text:p>
          </table:table-cell>
          <table:table-cell table:formula="oooc:=5.91*LOG([.Y7];10)-2.7" office:value-type="float" office:value="-0.117582175743554">
            <text:p>-0.12</text:p>
          </table:table-cell>
        </table:table-row>
        <table:table-row table:style-name="ro1">
          <table:table-cell office:value-type="string">
            <text:p>ESO443-G009 </text:p>
          </table:table-cell>
          <table:table-cell table:number-columns-repeated="10"/>
          <table:table-cell office:value-type="string">
            <text:p>ESO443-G009 </text:p>
          </table:table-cell>
          <table:table-cell office:value-type="float" office:value="5.97">
            <text:p>5.97</text:p>
          </table:table-cell>
          <table:table-cell office:value-type="float" office:value="-11.82">
            <text:p>-11.82</text:p>
          </table:table-cell>
          <table:table-cell table:number-columns-repeated="12"/>
        </table:table-row>
        <table:table-row table:style-name="ro1">
          <table:table-cell office:value-type="string">
            <text:p>UGCA319 </text:p>
          </table:table-cell>
          <table:table-cell office:value-type="float" office:value="7.004307">
            <text:p>7</text:p>
          </table:table-cell>
          <table:table-cell table:formula="oooc:=18.82-2.5*LOG([.B9];10)" office:value-type="float" office:value="16.7065870674209">
            <text:p>16.71</text:p>
          </table:table-cell>
          <table:table-cell office:value-type="float" office:value="0.0811">
            <text:p>0.08</text:p>
          </table:table-cell>
          <table:table-cell table:formula="oooc:=[.C9]-4.176*[.D9]" office:value-type="float" office:value="16.3679134674209">
            <text:p>16.37</text:p>
          </table:table-cell>
          <table:table-cell table:style-name="ce2" table:formula="oooc:=10^(-0.4*([.E9]+48.6))" office:value-type="float" office:value="1.02999380601002E-026">
            <text:p>1.03E-26</text:p>
          </table:table-cell>
          <table:table-cell table:formula="oooc:=4*3.1415*(3.08568025*10^24*[.M9])^2*[.F9]" office:value-type="float" office:value="2.4184714363185E+025">
            <text:p>2.42E+025</text:p>
          </table:table-cell>
          <table:table-cell table:style-name="ce2" table:formula="oooc:=1.4E-028*[.G9]" office:value-type="float" office:value="0.0033858600108459">
            <text:p>3.39E-03</text:p>
          </table:table-cell>
          <table:table-cell office:value-type="float" office:value="0.000135">
            <text:p>1.350E-04</text:p>
          </table:table-cell>
          <table:table-cell table:formula="oooc:=LOG([.I9];10)" office:value-type="float" office:value="-3.86966623150499">
            <text:p>-3.87</text:p>
          </table:table-cell>
          <table:table-cell table:formula="oooc:=LOG([.H9];10)" office:value-type="float" office:value="-2.47033100186027">
            <text:p>-2.47</text:p>
          </table:table-cell>
          <table:table-cell office:value-type="string">
            <text:p>UGCA319 </text:p>
          </table:table-cell>
          <table:table-cell office:value-type="float" office:value="4.43">
            <text:p>4.43</text:p>
          </table:table-cell>
          <table:table-cell office:value-type="float" office:value="-12.9">
            <text:p>-12.9</text:p>
          </table:table-cell>
          <table:table-cell table:number-columns-repeated="12"/>
        </table:table-row>
        <table:table-row table:style-name="ro1">
          <table:table-cell office:value-type="string">
            <text:p>DDO161 </text:p>
          </table:table-cell>
          <table:table-cell office:value-type="float" office:value="101.654654">
            <text:p>101.65</text:p>
          </table:table-cell>
          <table:table-cell table:formula="oooc:=18.82-2.5*LOG([.B10];10)" office:value-type="float" office:value="13.802181833754">
            <text:p>13.8</text:p>
          </table:table-cell>
          <table:table-cell office:value-type="float" office:value="0.0792">
            <text:p>0.08</text:p>
          </table:table-cell>
          <table:table-cell table:formula="oooc:=[.C10]-4.176*[.D10]" office:value-type="float" office:value="13.471442633754">
            <text:p>13.47</text:p>
          </table:table-cell>
          <table:table-cell table:style-name="ce2" table:formula="oooc:=10^(-0.4*([.E10]+48.6))" office:value-type="float" office:value="1.48396256873747E-025">
            <text:p>1.48E-25</text:p>
          </table:table-cell>
          <table:table-cell table:formula="oooc:=4*3.1415*(3.08568025*10^24*[.M10])^2*[.F10]" office:value-type="float" office:value="3.4844103567575E+026">
            <text:p>3.48E+026</text:p>
          </table:table-cell>
          <table:table-cell table:style-name="ce2" table:formula="oooc:=1.4E-028*[.G10]" office:value-type="float" office:value="0.048781744994605">
            <text:p>4.88E-02</text:p>
          </table:table-cell>
          <table:table-cell office:value-type="float" office:value="0.000198">
            <text:p>1.980E-04</text:p>
          </table:table-cell>
          <table:table-cell table:formula="oooc:=LOG([.I10];10)" office:value-type="float" office:value="-3.70333480973847">
            <text:p>-3.7</text:p>
          </table:table-cell>
          <table:table-cell table:formula="oooc:=LOG([.H10];10)" office:value-type="float" office:value="-1.31174266839348">
            <text:p>-1.31</text:p>
          </table:table-cell>
          <table:table-cell office:value-type="string">
            <text:p>DDO161 </text:p>
          </table:table-cell>
          <table:table-cell office:value-type="float" office:value="4.43">
            <text:p>4.43</text:p>
          </table:table-cell>
          <table:table-cell office:value-type="float" office:value="-14.73">
            <text:p>-14.73</text:p>
          </table:table-cell>
          <table:table-cell table:number-columns-repeated="3"/>
          <table:table-cell table:style-name="ce4" office:value-type="float" office:value="0.0233">
            <text:p>2.33E-002</text:p>
          </table:table-cell>
          <table:table-cell table:style-name="ce4" office:value-type="float" office:value="0.518">
            <text:p>5.18E-001</text:p>
          </table:table-cell>
          <table:table-cell table:style-name="ce4" office:value-type="float" office:value="0.492">
            <text:p>4.92E-001</text:p>
          </table:table-cell>
          <table:table-cell table:style-name="ce5" table:formula="oooc:=1.559*12500000000000*[.R10]+0.7686*4300000000000*[.S10]+1.347*1900000000000*[.T10]" office:value-type="float" office:value="3425213990000">
            <text:p>3.43E+12</text:p>
          </table:table-cell>
          <table:table-cell table:formula="oooc:=LOG([.U10]*10^-23/((10^(-0.4*([.C10]+48.6)))*1.972318803E+015);10)" office:value-type="float" office:value="-0.799416672369837">
            <text:p>-0.8</text:p>
          </table:table-cell>
          <table:table-cell table:formula="oooc:=-0.0333*[.V10]^3+0.3522*[.V10]^2+1.196*[.V10]+0.4967" office:value-type="float" office:value="-0.217310605544488">
            <text:p>-0.22</text:p>
          </table:table-cell>
          <table:table-cell table:number-columns-repeated="3"/>
        </table:table-row>
        <table:table-row table:style-name="ro1">
          <table:table-cell office:value-type="string">
            <text:p>Cen6 </text:p>
          </table:table-cell>
          <table:table-cell table:number-columns-repeated="10"/>
          <table:table-cell office:value-type="string">
            <text:p>Cen6 </text:p>
          </table:table-cell>
          <table:table-cell office:value-type="float" office:value="5.78">
            <text:p>5.78</text:p>
          </table:table-cell>
          <table:table-cell office:value-type="float" office:value="-12.48">
            <text:p>-12.48</text:p>
          </table:table-cell>
          <table:table-cell table:number-columns-repeated="12"/>
        </table:table-row>
        <table:table-row table:style-name="ro1">
          <table:table-cell office:value-type="string">
            <text:p>ESO269-G058 </text:p>
          </table:table-cell>
          <table:table-cell table:number-columns-repeated="10"/>
          <table:table-cell office:value-type="string">
            <text:p>ESO269-G058 </text:p>
          </table:table-cell>
          <table:table-cell office:value-type="float" office:value="3.8">
            <text:p>3.8</text:p>
          </table:table-cell>
          <table:table-cell office:value-type="float" office:value="-14.6">
            <text:p>-14.6</text:p>
          </table:table-cell>
          <table:table-cell table:number-columns-repeated="12"/>
        </table:table-row>
        <table:table-row table:style-name="ro1">
          <table:table-cell office:value-type="string">
            <text:p>[KK98]196 </text:p>
          </table:table-cell>
          <table:table-cell table:number-columns-repeated="10"/>
          <table:table-cell office:value-type="string">
            <text:p>[KK98]196 </text:p>
          </table:table-cell>
          <table:table-cell office:value-type="float" office:value="3.98">
            <text:p>3.98</text:p>
          </table:table-cell>
          <table:table-cell office:value-type="float" office:value="-11.9">
            <text:p>-11.9</text:p>
          </table:table-cell>
          <table:table-cell table:number-columns-repeated="12"/>
        </table:table-row>
        <table:table-row table:style-name="ro1">
          <table:table-cell office:value-type="string">
            <text:p>AM1321-304 </text:p>
          </table:table-cell>
          <table:table-cell office:value-type="float" office:value="1.688873">
            <text:p>1.69</text:p>
          </table:table-cell>
          <table:table-cell table:formula="oooc:=18.82-2.5*LOG([.B14];10)" office:value-type="float" office:value="18.2510075182764">
            <text:p>18.25</text:p>
          </table:table-cell>
          <table:table-cell office:value-type="float" office:value="0.0687">
            <text:p>0.07</text:p>
          </table:table-cell>
          <table:table-cell table:formula="oooc:=[.C14]-4.176*[.D14]" office:value-type="float" office:value="17.9641163182764">
            <text:p>17.96</text:p>
          </table:table-cell>
          <table:table-cell table:style-name="ce2" table:formula="oooc:=10^(-0.4*([.E14]+48.6))" office:value-type="float" office:value="2.36784610561091E-027">
            <text:p>2.37E-27</text:p>
          </table:table-cell>
          <table:table-cell table:formula="oooc:=4*3.1415*(3.08568025*10^24*[.M14])^2*[.F14]" office:value-type="float" office:value="5.99470799184464E+024">
            <text:p>5.99E+024</text:p>
          </table:table-cell>
          <table:table-cell table:style-name="ce2" table:formula="oooc:=1.4E-028*[.G14]" office:value-type="float" office:value="0.00083925911885825">
            <text:p>8.39E-04</text:p>
          </table:table-cell>
          <table:table-cell office:value-type="float" office:value="0.000045">
            <text:p>4.500E-05</text:p>
          </table:table-cell>
          <table:table-cell table:formula="oooc:=LOG([.I14];10)" office:value-type="float" office:value="-4.34678748622466">
            <text:p>-4.35</text:p>
          </table:table-cell>
          <table:table-cell table:formula="oooc:=LOG([.H14];10)" office:value-type="float" office:value="-3.07610393128543">
            <text:p>-3.08</text:p>
          </table:table-cell>
          <table:table-cell office:value-type="string">
            <text:p>AM1321-304 </text:p>
          </table:table-cell>
          <table:table-cell office:value-type="float" office:value="4.6">
            <text:p>4.6</text:p>
          </table:table-cell>
          <table:table-cell office:value-type="float" office:value="-11.61">
            <text:p>-11.61</text:p>
          </table:table-cell>
          <table:table-cell table:number-columns-repeated="12"/>
        </table:table-row>
        <table:table-row table:style-name="ro1">
          <table:table-cell office:value-type="string">
            <text:p>ESO324-G024 </text:p>
          </table:table-cell>
          <table:table-cell office:value-type="float" office:value="74.83877">
            <text:p>74.84</text:p>
          </table:table-cell>
          <table:table-cell table:formula="oooc:=18.82-2.5*LOG([.B15];10)" office:value-type="float" office:value="14.134683397218">
            <text:p>14.13</text:p>
          </table:table-cell>
          <table:table-cell office:value-type="float" office:value="0.1135">
            <text:p>0.11</text:p>
          </table:table-cell>
          <table:table-cell table:formula="oooc:=[.C15]-4.176*[.Z15]" office:value-type="float" office:value="13.6166052660612">
            <text:p>13.62</text:p>
          </table:table-cell>
          <table:table-cell table:style-name="ce2" table:formula="oooc:=10^(-0.4*([.E15]+48.6))" office:value-type="float" office:value="1.29824869159562E-025">
            <text:p>1.30E-25</text:p>
          </table:table-cell>
          <table:table-cell table:formula="oooc:=4*3.1415*(3.08568025*10^24*[.M15])^2*[.F15]" office:value-type="float" office:value="2.12647479149218E+026">
            <text:p>2.13E+026</text:p>
          </table:table-cell>
          <table:table-cell table:style-name="ce2" table:formula="oooc:=1.4E-028*[.G15]" office:value-type="float" office:value="0.0297706470808906">
            <text:p>2.98E-02</text:p>
          </table:table-cell>
          <table:table-cell office:value-type="float" office:value="0.000071">
            <text:p>7.100E-05</text:p>
          </table:table-cell>
          <table:table-cell table:formula="oooc:=LOG([.I15];10)" office:value-type="float" office:value="-4.14874165128092">
            <text:p>-4.15</text:p>
          </table:table-cell>
          <table:table-cell table:formula="oooc:=LOG([.H15];10)" office:value-type="float" office:value="-1.52621172562852">
            <text:p>-1.53</text:p>
          </table:table-cell>
          <table:table-cell office:value-type="string">
            <text:p>ESO324-G024 </text:p>
          </table:table-cell>
          <table:table-cell office:value-type="float" office:value="3.7">
            <text:p>3.7</text:p>
          </table:table-cell>
          <table:table-cell office:value-type="float" office:value="-14.93">
            <text:p>-14.93</text:p>
          </table:table-cell>
          <table:table-cell table:number-columns-repeated="10"/>
          <table:table-cell office:value-type="float" office:value="3.005">
            <text:p>3.01</text:p>
          </table:table-cell>
          <table:table-cell table:formula="oooc:=5.91*LOG([.Y15];10)-2.7" office:value-type="float" office:value="0.124060855162061">
            <text:p>0.12</text:p>
          </table:table-cell>
        </table:table-row>
        <table:table-row table:style-name="ro1">
          <table:table-cell office:value-type="string">
            <text:p>UGCA365 </text:p>
          </table:table-cell>
          <table:table-cell table:number-columns-repeated="10"/>
          <table:table-cell office:value-type="string">
            <text:p>UGCA365 </text:p>
          </table:table-cell>
          <table:table-cell office:value-type="float" office:value="5.2">
            <text:p>5.2</text:p>
          </table:table-cell>
          <table:table-cell office:value-type="float" office:value="-13.09">
            <text:p>-13.09</text:p>
          </table:table-cell>
          <table:table-cell table:number-columns-repeated="12"/>
        </table:table-row>
        <table:table-row table:style-name="ro1">
          <table:table-cell office:value-type="string">
            <text:p>[KK98]208 </text:p>
          </table:table-cell>
          <table:table-cell office:value-type="float" office:value="1.527474">
            <text:p>1.53</text:p>
          </table:table-cell>
          <table:table-cell table:formula="oooc:=18.82-2.5*LOG([.B17];10)" office:value-type="float" office:value="18.3600654334871">
            <text:p>18.36</text:p>
          </table:table-cell>
          <table:table-cell office:value-type="float" office:value="0.0437">
            <text:p>0.04</text:p>
          </table:table-cell>
          <table:table-cell table:formula="oooc:=[.C17]-4.176*[.D17]" office:value-type="float" office:value="18.1775742334871">
            <text:p>18.18</text:p>
          </table:table-cell>
          <table:table-cell table:style-name="ce2" table:formula="oooc:=10^(-0.4*([.E17]+48.6))" office:value-type="float" office:value="1.94522707884986E-027">
            <text:p>1.95E-27</text:p>
          </table:table-cell>
          <table:table-cell table:formula="oooc:=4*3.1415*(3.08568025*10^24*[.M17])^2*[.F17]" office:value-type="float" office:value="5.14120497897989E+024">
            <text:p>5.14E+024</text:p>
          </table:table-cell>
          <table:table-cell table:style-name="ce2" table:formula="oooc:=1.4E-028*[.G17]" office:value-type="float" office:value="0.000719768697057184">
            <text:p>7.20E-04</text:p>
          </table:table-cell>
          <table:table-cell office:value-type="float" office:value="0.000005">
            <text:p>5.000E-06</text:p>
          </table:table-cell>
          <table:table-cell table:formula="oooc:=LOG([.I17];10)" office:value-type="float" office:value="-5.30102999566398">
            <text:p>-5.3</text:p>
          </table:table-cell>
          <table:table-cell table:formula="oooc:=LOG([.H17];10)" office:value-type="float" office:value="-3.14280704486142">
            <text:p>-3.14</text:p>
          </table:table-cell>
          <table:table-cell office:value-type="string">
            <text:p>[KK98]208 </text:p>
          </table:table-cell>
          <table:table-cell office:value-type="float" office:value="4.7">
            <text:p>4.7</text:p>
          </table:table-cell>
          <table:table-cell office:value-type="float" office:value="-14.06">
            <text:p>-14.06</text:p>
          </table:table-cell>
          <table:table-cell table:number-columns-repeated="12"/>
        </table:table-row>
        <table:table-row table:style-name="ro1">
          <table:table-cell office:value-type="string">
            <text:p>DEEPJ1337-33 </text:p>
          </table:table-cell>
          <table:table-cell/>
          <table:table-cell table:number-columns-repeated="2"/>
          <table:table-cell table:formula="oooc:=[.C18]-4.176*[.D18]" office:value-type="float" office:value="0">
            <text:p>0</text:p>
          </table:table-cell>
          <table:table-cell table:number-columns-repeated="6"/>
          <table:table-cell office:value-type="string">
            <text:p>DEEPJ1337-33 </text:p>
          </table:table-cell>
          <table:table-cell office:value-type="float" office:value="4.5">
            <text:p>4.5</text:p>
          </table:table-cell>
          <table:table-cell office:value-type="float" office:value="-10.97">
            <text:p>-10.97</text:p>
          </table:table-cell>
          <table:table-cell table:number-columns-repeated="12"/>
        </table:table-row>
        <table:table-row table:style-name="ro1">
          <table:table-cell office:value-type="string">
            <text:p>ESO444-G084 </text:p>
          </table:table-cell>
          <table:table-cell office:value-type="float" office:value="12.84439">
            <text:p>12.84</text:p>
          </table:table-cell>
          <table:table-cell table:formula="oooc:=18.82-2.5*LOG([.B19];10)" office:value-type="float" office:value="16.0482162905658">
            <text:p>16.05</text:p>
          </table:table-cell>
          <table:table-cell office:value-type="float" office:value="0.0685">
            <text:p>0.07</text:p>
          </table:table-cell>
          <table:table-cell table:formula="oooc:=[.C19]-4.176*[.D19]" office:value-type="float" office:value="15.7621602905658">
            <text:p>15.76</text:p>
          </table:table-cell>
          <table:table-cell table:style-name="ce2" table:formula="oooc:=10^(-0.4*([.E19]+48.6))" office:value-type="float" office:value="1.79943384102983E-026">
            <text:p>1.80E-26</text:p>
          </table:table-cell>
          <table:table-cell table:formula="oooc:=4*3.1415*(3.08568025*10^24*[.M19])^2*[.F19]" office:value-type="float" office:value="4.55565097835366E+025">
            <text:p>4.56E+025</text:p>
          </table:table-cell>
          <table:table-cell table:style-name="ce2" table:formula="oooc:=1.4E-028*[.G19]" office:value-type="float" office:value="0.00637791136969512">
            <text:p>6.38E-03</text:p>
          </table:table-cell>
          <table:table-cell office:value-type="float" office:value="0.000007">
            <text:p>7.000E-06</text:p>
          </table:table-cell>
          <table:table-cell table:formula="oooc:=LOG([.I19];10)" office:value-type="float" office:value="-5.15490195998574">
            <text:p>-5.15</text:p>
          </table:table-cell>
          <table:table-cell table:formula="oooc:=LOG([.H19];10)" office:value-type="float" office:value="-2.19532152020121">
            <text:p>-2.2</text:p>
          </table:table-cell>
          <table:table-cell office:value-type="string">
            <text:p>ESO444-G084 </text:p>
          </table:table-cell>
          <table:table-cell office:value-type="float" office:value="4.6">
            <text:p>4.6</text:p>
          </table:table-cell>
          <table:table-cell office:value-type="float" office:value="-13.3">
            <text:p>-13.3</text:p>
          </table:table-cell>
          <table:table-cell table:number-columns-repeated="3"/>
          <table:table-cell table:style-name="ce4" office:value-type="float" office:value="0.00254">
            <text:p>2.54E-003</text:p>
          </table:table-cell>
          <table:table-cell table:style-name="ce4" office:value-type="float" office:value="0.0629">
            <text:p>6.29E-002</text:p>
          </table:table-cell>
          <table:table-cell table:style-name="ce4" office:value-type="float" office:value="0.0695">
            <text:p>6.95E-002</text:p>
          </table:table-cell>
          <table:table-cell table:style-name="ce5" table:formula="oooc:=1.559*12500000000000*[.R19]+0.7686*4300000000000*[.S19]+1.347*1900000000000*[.T19]" office:value-type="float" office:value="435252842000">
            <text:p>4.35E+11</text:p>
          </table:table-cell>
          <table:table-cell table:formula="oooc:=LOG([.U19]*10^-23/((10^(-0.4*([.C19]+48.6)))*1.972318803E+015);10)" office:value-type="float" office:value="-0.796948983296968">
            <text:p>-0.8</text:p>
          </table:table-cell>
          <table:table-cell table:formula="oooc:=-0.0333*[.V19]^3+0.3522*[.V19]^2+1.196*[.V19]+0.4967" office:value-type="float" office:value="-0.215903741228638">
            <text:p>-0.22</text:p>
          </table:table-cell>
          <table:table-cell table:number-columns-repeated="3"/>
        </table:table-row>
        <table:table-row table:style-name="ro1">
          <table:table-cell office:value-type="string">
            <text:p>HIPASS J1337-39</text:p>
          </table:table-cell>
          <table:table-cell office:value-type="float" office:value="3.610649">
            <text:p>3.61</text:p>
          </table:table-cell>
          <table:table-cell table:formula="oooc:=18.82-2.5*LOG([.B20];10)" office:value-type="float" office:value="17.4260368208689">
            <text:p>17.43</text:p>
          </table:table-cell>
          <table:table-cell office:value-type="float" office:value="0.074">
            <text:p>0.07</text:p>
          </table:table-cell>
          <table:table-cell table:formula="oooc:=[.C20]-4.176*[.D20]" office:value-type="float" office:value="17.1170128208689">
            <text:p>17.12</text:p>
          </table:table-cell>
          <table:table-cell table:style-name="ce2" table:formula="oooc:=10^(-0.4*([.E20]+48.6))" office:value-type="float" office:value="5.16648141713745E-027">
            <text:p>5.17E-27</text:p>
          </table:table-cell>
          <table:table-cell table:formula="oooc:=4*3.1415*(3.08568025*10^24*[.M20])^2*[.F20]" office:value-type="float" office:value="1.48417779135921E+025">
            <text:p>1.48E+025</text:p>
          </table:table-cell>
          <table:table-cell table:style-name="ce2" table:formula="oooc:=1.4E-028*[.G20]" office:value-type="float" office:value="0.00207784890790289">
            <text:p>2.08E-03</text:p>
          </table:table-cell>
          <table:table-cell office:value-type="float" office:value="0.000292">
            <text:p>2.920E-04</text:p>
          </table:table-cell>
          <table:table-cell table:formula="oooc:=LOG([.I20];10)" office:value-type="float" office:value="-3.53461714855158">
            <text:p>-3.53</text:p>
          </table:table-cell>
          <table:table-cell table:formula="oooc:=LOG([.H20];10)" office:value-type="float" office:value="-2.68238603562856">
            <text:p>-2.68</text:p>
          </table:table-cell>
          <table:table-cell office:value-type="string">
            <text:p>HIPASS J1337-39</text:p>
          </table:table-cell>
          <table:table-cell office:value-type="float" office:value="4.9">
            <text:p>4.9</text:p>
          </table:table-cell>
          <table:table-cell office:value-type="float" office:value="-12.37">
            <text:p>-12.37</text:p>
          </table:table-cell>
          <table:table-cell/>
          <table:table-cell table:style-name="ce2" table:formula="oooc:=10^(ABS([.N20]-5.48)/2.5)" office:value-type="float" office:value="13803842.6460289">
            <text:p>1.38E+07</text:p>
          </table:table-cell>
          <table:table-cell office:value-type="float" office:value="37.57">
            <text:p>37.57</text:p>
          </table:table-cell>
          <table:table-cell table:number-columns-repeated="9"/>
        </table:table-row>
        <table:table-row table:style-name="ro1">
          <table:table-cell office:value-type="string">
            <text:p>NGC5237 </text:p>
          </table:table-cell>
          <table:table-cell table:number-columns-repeated="10"/>
          <table:table-cell office:value-type="string">
            <text:p>NGC5237 </text:p>
          </table:table-cell>
          <table:table-cell office:value-type="float" office:value="3.4">
            <text:p>3.4</text:p>
          </table:table-cell>
          <table:table-cell office:value-type="float" office:value="-14.4">
            <text:p>-14.4</text:p>
          </table:table-cell>
          <table:table-cell table:number-columns-repeated="12"/>
        </table:table-row>
        <table:table-row table:style-name="ro1">
          <table:table-cell office:value-type="string">
            <text:p>NGC5253 </text:p>
          </table:table-cell>
          <table:table-cell table:number-columns-repeated="3"/>
          <table:table-cell office:value-type="float" office:value="12.2">
            <text:p>12.2</text:p>
          </table:table-cell>
          <table:table-cell table:style-name="ce2" table:formula="oooc:=10^(-0.4*([.E22]+48.6))" office:value-type="float" office:value="4.78630092322638E-025">
            <text:p>4.79E-25</text:p>
          </table:table-cell>
          <table:table-cell table:formula="oooc:=4*3.1415*(3.08568025*10^24*[.M22])^2*[.F22]" office:value-type="float" office:value="7.83975237073213E+026">
            <text:p>7.84E+026</text:p>
          </table:table-cell>
          <table:table-cell table:style-name="ce2" table:formula="oooc:=1.4E-028*[.G22]" office:value-type="float" office:value="0.10975653319025">
            <text:p>1.10E-01</text:p>
          </table:table-cell>
          <table:table-cell office:value-type="float" office:value="0.221">
            <text:p>2.210E-01</text:p>
          </table:table-cell>
          <table:table-cell table:formula="oooc:=LOG([.I22];10)" office:value-type="float" office:value="-0.655607726314889">
            <text:p>-0.66</text:p>
          </table:table-cell>
          <table:table-cell table:formula="oooc:=LOG([.H22];10)" office:value-type="float" office:value="-0.959569619204038">
            <text:p>-0.96</text:p>
          </table:table-cell>
          <table:table-cell office:value-type="string">
            <text:p>NGC5253 </text:p>
          </table:table-cell>
          <table:table-cell office:value-type="float" office:value="3.7">
            <text:p>3.7</text:p>
          </table:table-cell>
          <table:table-cell office:value-type="float" office:value="-16.67">
            <text:p>-16.67</text:p>
          </table:table-cell>
          <table:table-cell table:number-columns-repeated="12"/>
        </table:table-row>
        <table:table-row table:style-name="ro1">
          <table:table-cell office:value-type="string">
            <text:p>IC4316 </text:p>
          </table:table-cell>
          <table:table-cell table:number-columns-repeated="10"/>
          <table:table-cell office:value-type="string">
            <text:p>IC4316 </text:p>
          </table:table-cell>
          <table:table-cell office:value-type="float" office:value="4.4">
            <text:p>4.4</text:p>
          </table:table-cell>
          <table:table-cell office:value-type="float" office:value="-13.22">
            <text:p>-13.22</text:p>
          </table:table-cell>
          <table:table-cell table:number-columns-repeated="12"/>
        </table:table-row>
        <table:table-row table:style-name="ro1">
          <table:table-cell office:value-type="string">
            <text:p>NGC5264 </text:p>
          </table:table-cell>
          <table:table-cell office:value-type="float" office:value="28.94465">
            <text:p>28.94</text:p>
          </table:table-cell>
          <table:table-cell table:formula="oooc:=18.82-2.5*LOG([.B24];10)" office:value-type="float" office:value="15.1660792439342">
            <text:p>15.17</text:p>
          </table:table-cell>
          <table:table-cell office:value-type="float" office:value="0.0515">
            <text:p>0.05</text:p>
          </table:table-cell>
          <table:table-cell table:formula="oooc:=[.C24]-[.W24]" office:value-type="float" office:value="14.4717621488819">
            <text:p>14.47</text:p>
          </table:table-cell>
          <table:table-cell table:style-name="ce2" table:formula="oooc:=10^(-0.4*([.E24]+48.6))" office:value-type="float" office:value="5.90602308878898E-026">
            <text:p>5.91E-26</text:p>
          </table:table-cell>
          <table:table-cell table:formula="oooc:=4*3.1415*(3.08568025*10^24*[.M24])^2*[.F24]" office:value-type="float" office:value="1.43093222749601E+026">
            <text:p>1.43E+026</text:p>
          </table:table-cell>
          <table:table-cell table:style-name="ce2" table:formula="oooc:=1.4E-028*[.G24]" office:value-type="float" office:value="0.0200330511849441">
            <text:p>2.00E-02</text:p>
          </table:table-cell>
          <table:table-cell office:value-type="float" office:value="0.000032">
            <text:p>3.200E-05</text:p>
          </table:table-cell>
          <table:table-cell table:formula="oooc:=LOG([.I24];10)" office:value-type="float" office:value="-4.49485002168009">
            <text:p>-4.49</text:p>
          </table:table-cell>
          <table:table-cell table:formula="oooc:=LOG([.H24];10)" office:value-type="float" office:value="-1.69825289934012">
            <text:p>-1.7</text:p>
          </table:table-cell>
          <table:table-cell office:value-type="string">
            <text:p>NGC5264 </text:p>
          </table:table-cell>
          <table:table-cell office:value-type="float" office:value="4.5">
            <text:p>4.5</text:p>
          </table:table-cell>
          <table:table-cell office:value-type="float" office:value="-15.67">
            <text:p>-15.67</text:p>
          </table:table-cell>
          <table:table-cell table:number-columns-repeated="3"/>
          <table:table-cell table:style-name="ce4" office:value-type="float" office:value="0.0486">
            <text:p>4.86E-002</text:p>
          </table:table-cell>
          <table:table-cell table:style-name="ce4" office:value-type="float" office:value="0.778">
            <text:p>7.78E-001</text:p>
          </table:table-cell>
          <table:table-cell office:value-type="float" office:value="2.08">
            <text:p>2.08</text:p>
          </table:table-cell>
          <table:table-cell table:style-name="ce5" table:formula="oooc:=1.559*12500000000000*[.R24]+0.7686*4300000000000*[.S24]+1.347*1900000000000*[.T24]" office:value-type="float" office:value="8841710940000">
            <text:p>8.84E+12</text:p>
          </table:table-cell>
          <table:table-cell table:formula="oooc:=LOG([.U24]*10^-23/((10^(-0.4*([.C24]+48.6)))*1.972318803E+015);10)" office:value-type="float" office:value="0.157990895022833">
            <text:p>0.16</text:p>
          </table:table-cell>
          <table:table-cell table:formula="oooc:=-0.0333*[.V24]^3+0.3522*[.V24]^2+1.196*[.V24]+0.4967" office:value-type="float" office:value="0.694317095052278">
            <text:p>0.69</text:p>
          </table:table-cell>
          <table:table-cell table:number-columns-repeated="3"/>
        </table:table-row>
        <table:table-row table:style-name="ro1">
          <table:table-cell office:value-type="string">
            <text:p>ESO325-G011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ESO325-G011 </text:p>
          </table:table-cell>
          <table:table-cell office:value-type="float" office:value="3.4">
            <text:p>3.4</text:p>
          </table:table-cell>
          <table:table-cell office:value-type="float" office:value="-13.64">
            <text:p>-13.64</text:p>
          </table:table-cell>
          <table:table-cell table:number-columns-repeated="12"/>
        </table:table-row>
        <table:table-row table:style-name="ro1">
          <table:table-cell office:value-type="string">
            <text:p>NGC5408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NGC5408 </text:p>
          </table:table-cell>
          <table:table-cell office:value-type="float" office:value="4.8">
            <text:p>4.8</text:p>
          </table:table-cell>
          <table:table-cell office:value-type="float" office:value="-16.21">
            <text:p>-16.21</text:p>
          </table:table-cell>
          <table:table-cell table:number-columns-repeated="12"/>
        </table:table-row>
        <table:table-row table:style-name="ro1">
          <table:table-cell office:value-type="string">
            <text:p>UKS1424-460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UKS1424-460 </text:p>
          </table:table-cell>
          <table:table-cell office:value-type="float" office:value="3.6">
            <text:p>3.6</text:p>
          </table:table-cell>
          <table:table-cell office:value-type="float" office:value="-11.28">
            <text:p>-11.28</text:p>
          </table:table-cell>
          <table:table-cell table:number-columns-repeated="12"/>
        </table:table-row>
        <table:table-row table:style-name="ro1">
          <table:table-cell office:value-type="string">
            <text:p>ESO222-G010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ESO222-G010 </text:p>
          </table:table-cell>
          <table:table-cell office:value-type="float" office:value="4.43">
            <text:p>4.43</text:p>
          </table:table-cell>
          <table:table-cell office:value-type="float" office:value="-11.93">
            <text:p>-11.93</text:p>
          </table:table-cell>
          <table:table-cell table:number-columns-repeated="12"/>
        </table:table-row>
        <table:table-row table:style-name="ro1">
          <table:table-cell office:value-type="string">
            <text:p>ESO272-G025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ESO272-G025 </text:p>
          </table:table-cell>
          <table:table-cell office:value-type="float" office:value="4.43">
            <text:p>4.43</text:p>
          </table:table-cell>
          <table:table-cell office:value-type="float" office:value="-13.43">
            <text:p>-13.43</text:p>
          </table:table-cell>
          <table:table-cell table:number-columns-repeated="12"/>
        </table:table-row>
        <table:table-row table:style-name="ro1">
          <table:table-cell office:value-type="string">
            <text:p>ESO223-G009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ESO223-G009 </text:p>
          </table:table-cell>
          <table:table-cell office:value-type="float" office:value="6.49">
            <text:p>6.49</text:p>
          </table:table-cell>
          <table:table-cell office:value-type="float" office:value="-14.26">
            <text:p>-14.26</text:p>
          </table:table-cell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7"/>
        </table:table-row>
        <table:table-row table:style-name="ro1">
          <table:table-cell table:style-name="ce1" office:value-type="string">
            <text:p>dTrans</text:p>
          </table:table-cell>
          <table:table-cell table:number-columns-repeated="7"/>
          <table:table-cell table:style-name="Default"/>
          <table:table-cell table:number-columns-repeated="2"/>
          <table:table-cell table:style-name="ce1" office:value-type="string">
            <text:p>dTrans</text:p>
          </table:table-cell>
          <table:table-cell table:number-columns-repeated="14"/>
        </table:table-row>
        <table:table-row table:style-name="ro1">
          <table:table-cell office:value-type="string">
            <text:p>HIPASS J1321-31</text:p>
          </table:table-cell>
          <table:table-cell office:value-type="float" office:value="1.775638">
            <text:p>1.78</text:p>
          </table:table-cell>
          <table:table-cell table:formula="oooc:=18.82-2.5*LOG([.B34];10)" office:value-type="float" office:value="18.1966139232897">
            <text:p>18.2</text:p>
          </table:table-cell>
          <table:table-cell office:value-type="float" office:value="0.062">
            <text:p>0.06</text:p>
          </table:table-cell>
          <table:table-cell table:formula="oooc:=[.C34]-4.176*[.D34]" office:value-type="float" office:value="17.9377019232897">
            <text:p>17.94</text:p>
          </table:table-cell>
          <table:table-cell table:style-name="ce2" table:formula="oooc:=10^(-0.4*([.E34]+48.6))" office:value-type="float" office:value="2.42615884041267E-027">
            <text:p>2.43E-27</text:p>
          </table:table-cell>
          <table:table-cell table:formula="oooc:=4*3.1415*(3.08568025*10^24*[.M34])^2*[.F34]" office:value-type="float" office:value="7.84918951302889E+024">
            <text:p>7.85E+024</text:p>
          </table:table-cell>
          <table:table-cell table:style-name="ce2" table:formula="oooc:=1.4E-028*[.G34]" office:value-type="float" office:value="0.00109888653182404">
            <text:p>1.10E-03</text:p>
          </table:table-cell>
          <table:table-cell table:style-name="ce2" office:value-type="float" office:value="0.0000000695">
            <text:p>6.95E-08</text:p>
          </table:table-cell>
          <table:table-cell table:formula="oooc:=LOG([.I34];10)" office:value-type="float" office:value="-7.15801519540989">
            <text:p>-7.16</text:p>
          </table:table-cell>
          <table:table-cell table:formula="oooc:=LOG([.H34];10)" office:value-type="float" office:value="-2.95904714938433">
            <text:p>-2.96</text:p>
          </table:table-cell>
          <table:table-cell office:value-type="string">
            <text:p>HIPASS J1321-31</text:p>
          </table:table-cell>
          <table:table-cell office:value-type="float" office:value="5.2">
            <text:p>5.2</text:p>
          </table:table-cell>
          <table:table-cell office:value-type="float" office:value="-11.7">
            <text:p>-11.7</text:p>
          </table:table-cell>
          <table:table-cell/>
          <table:table-cell table:style-name="ce2" table:formula="oooc:=10^(ABS([.N34]-5.48)/2.5)" office:value-type="float" office:value="7447319.73905989">
            <text:p>7.45E+06</text:p>
          </table:table-cell>
          <table:table-cell office:value-type="float" office:value="33.94">
            <text:p>33.94</text:p>
          </table:table-cell>
          <table:table-cell table:number-columns-repeated="9"/>
        </table:table-row>
        <table:table-row table:style-name="ro1">
          <table:table-cell office:value-type="string">
            <text:p>ESO384-G016</text:p>
          </table:table-cell>
          <table:table-cell office:value-type="float" office:value="1.984931">
            <text:p>1.98</text:p>
          </table:table-cell>
          <table:table-cell table:formula="oooc:=18.82-2.5*LOG([.B35];10)" office:value-type="float" office:value="18.0756364638644">
            <text:p>18.08</text:p>
          </table:table-cell>
          <table:table-cell office:value-type="float" office:value="0.074">
            <text:p>0.07</text:p>
          </table:table-cell>
          <table:table-cell table:formula="oooc:=[.C35]-4.176*[.D35]" office:value-type="float" office:value="17.7666124638644">
            <text:p>17.77</text:p>
          </table:table-cell>
          <table:table-cell table:style-name="ce2" table:formula="oooc:=10^(-0.4*([.E35]+48.6))" office:value-type="float" office:value="2.84023983660556E-027">
            <text:p>2.84E-27</text:p>
          </table:table-cell>
          <table:table-cell table:formula="oooc:=4*3.1415*(3.08568025*10^24*[.M35])^2*[.F35]" office:value-type="float" office:value="5.99449348093031E+024">
            <text:p>5.99E+024</text:p>
          </table:table-cell>
          <table:table-cell table:style-name="ce2" table:formula="oooc:=1.4E-028*[.G35]" office:value-type="float" office:value="0.000839229087330243">
            <text:p>8.39E-04</text:p>
          </table:table-cell>
          <table:table-cell table:style-name="ce2" office:value-type="float" office:value="0.0000138">
            <text:p>1.38E-05</text:p>
          </table:table-cell>
          <table:table-cell table:formula="oooc:=LOG([.I35];10)" office:value-type="float" office:value="-4.86012091359876">
            <text:p>-4.86</text:p>
          </table:table-cell>
          <table:table-cell table:formula="oooc:=LOG([.H35];10)" office:value-type="float" office:value="-3.07611947208798">
            <text:p>-3.08</text:p>
          </table:table-cell>
          <table:table-cell office:value-type="string">
            <text:p>ESO384-G016</text:p>
          </table:table-cell>
          <table:table-cell office:value-type="float" office:value="4.2">
            <text:p>4.2</text:p>
          </table:table-cell>
          <table:table-cell office:value-type="float" office:value="-13.21">
            <text:p>-13.21</text:p>
          </table:table-cell>
          <table:table-cell/>
          <table:table-cell table:style-name="ce2" table:formula="oooc:=10^(ABS([.N35]-5.48)/2.5)" office:value-type="float" office:value="29922646.3660819">
            <text:p>2.99E+07</text:p>
          </table:table-cell>
          <table:table-cell office:value-type="float" office:value="36.24">
            <text:p>36.24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Default"/>
          <table:table-cell table:number-columns-repeated="17"/>
        </table:table-row>
        <table:table-row table:style-name="ro1">
          <table:table-cell table:style-name="ce1" office:value-type="string">
            <text:p>dE</text:p>
          </table:table-cell>
          <table:table-cell table:number-columns-repeated="7"/>
          <table:table-cell table:style-name="Default"/>
          <table:table-cell table:number-columns-repeated="2"/>
          <table:table-cell table:style-name="ce1" office:value-type="string">
            <text:p>dE</text:p>
          </table:table-cell>
          <table:table-cell table:number-columns-repeated="14"/>
        </table:table-row>
        <table:table-row table:style-name="ro1">
          <table:table-cell office:value-type="string">
            <text:p>ESO219-G010 </text:p>
          </table:table-cell>
          <table:table-cell table:number-columns-repeated="7"/>
          <table:table-cell office:value-type="float" office:value="0.0006">
            <text:p>6.000E-04</text:p>
          </table:table-cell>
          <table:table-cell table:number-columns-repeated="2"/>
          <table:table-cell office:value-type="string">
            <text:p>ESO219-G010 </text:p>
          </table:table-cell>
          <table:table-cell office:value-type="float" office:value="4.8">
            <text:p>4.8</text:p>
          </table:table-cell>
          <table:table-cell office:value-type="float" office:value="-12.01">
            <text:p>-12.01</text:p>
          </table:table-cell>
          <table:table-cell table:number-columns-repeated="12"/>
        </table:table-row>
        <table:table-row table:style-name="ro1">
          <table:table-cell office:value-type="string">
            <text:p>ESO269-G037 </text:p>
          </table:table-cell>
          <table:table-cell table:number-columns-repeated="7"/>
          <table:table-cell office:value-type="float" office:value="0.000037">
            <text:p>3.700E-05</text:p>
          </table:table-cell>
          <table:table-cell table:number-columns-repeated="2"/>
          <table:table-cell office:value-type="string">
            <text:p>ESO269-G037 </text:p>
          </table:table-cell>
          <table:table-cell office:value-type="float" office:value="3.5">
            <text:p>3.5</text:p>
          </table:table-cell>
          <table:table-cell office:value-type="float" office:value="-11.43">
            <text:p>-11.43</text:p>
          </table:table-cell>
          <table:table-cell table:number-columns-repeated="12"/>
        </table:table-row>
        <table:table-row table:style-name="ro1">
          <table:table-cell office:value-type="string">
            <text:p>ESO269-G066 </text:p>
          </table:table-cell>
          <table:table-cell table:number-columns-repeated="7"/>
          <table:table-cell office:value-type="float" office:value="0.000004">
            <text:p>4.000E-06</text:p>
          </table:table-cell>
          <table:table-cell table:number-columns-repeated="2"/>
          <table:table-cell office:value-type="string">
            <text:p>ESO269-G066 </text:p>
          </table:table-cell>
          <table:table-cell office:value-type="float" office:value="3.82">
            <text:p>3.82</text:p>
          </table:table-cell>
          <table:table-cell office:value-type="float" office:value="-13.32">
            <text:p>-13.32</text:p>
          </table:table-cell>
          <table:table-cell table:number-columns-repeated="12"/>
        </table:table-row>
        <table:table-row table:style-name="ro1">
          <table:table-cell office:value-type="string">
            <text:p>CenA-dE1 </text:p>
          </table:table-cell>
          <table:table-cell table:number-columns-repeated="7"/>
          <table:table-cell office:value-type="float" office:value="0.000004">
            <text:p>4.000E-06</text:p>
          </table:table-cell>
          <table:table-cell table:number-columns-repeated="2"/>
          <table:table-cell office:value-type="string">
            <text:p>CenA-dE1 </text:p>
          </table:table-cell>
          <table:table-cell office:value-type="float" office:value="4.2">
            <text:p>4.2</text:p>
          </table:table-cell>
          <table:table-cell office:value-type="float" office:value="-10.37">
            <text:p>-10.37</text:p>
          </table:table-cell>
          <table:table-cell table:number-columns-repeated="12"/>
        </table:table-row>
        <table:table-row table:style-name="ro1">
          <table:table-cell office:value-type="string">
            <text:p>CenA-dE2 </text:p>
          </table:table-cell>
          <table:table-cell office:value-type="float" office:value="0.9278975">
            <text:p>0.93</text:p>
          </table:table-cell>
          <table:table-cell table:formula="oooc:=18.82-2.5*LOG([.B42];10)" office:value-type="float" office:value="18.901249988448">
            <text:p>18.9</text:p>
          </table:table-cell>
          <table:table-cell office:value-type="float" office:value="0.0638">
            <text:p>0.06</text:p>
          </table:table-cell>
          <table:table-cell table:formula="oooc:=[.C42]-7.9*[.D42]" office:value-type="float" office:value="18.397229988448">
            <text:p>18.4</text:p>
          </table:table-cell>
          <table:table-cell table:style-name="ce2" table:formula="oooc:=10^(-0.4*([.E42]+48.6))" office:value-type="float" office:value="1.58894185314563E-027">
            <text:p>1.59E-27</text:p>
          </table:table-cell>
          <table:table-cell table:formula="oooc:=4*3.1415*(3.08568025*10^24*[.M42])^2*[.F42]" office:value-type="float" office:value="3.73090640291317E+024">
            <text:p>3.73E+024</text:p>
          </table:table-cell>
          <table:table-cell table:style-name="ce2" table:formula="oooc:=1.4E-028*[.G42]" office:value-type="float" office:value="0.000522326896407844">
            <text:p>5.22E-04</text:p>
          </table:table-cell>
          <table:table-cell office:value-type="float" office:value="0.000005">
            <text:p>5.000E-06</text:p>
          </table:table-cell>
          <table:table-cell table:number-columns-repeated="2"/>
          <table:table-cell office:value-type="string">
            <text:p>CenA-dE2 </text:p>
          </table:table-cell>
          <table:table-cell office:value-type="float" office:value="4.43">
            <text:p>4.43</text:p>
          </table:table-cell>
          <table:table-cell office:value-type="float" office:value="-10.13">
            <text:p>-10.13</text:p>
          </table:table-cell>
          <table:table-cell table:number-columns-repeated="12"/>
        </table:table-row>
        <table:table-row table:style-name="ro1">
          <table:table-cell office:value-type="string">
            <text:p>SGC1319.1-4216 </text:p>
          </table:table-cell>
          <table:table-cell table:number-columns-repeated="7"/>
          <table:table-cell office:value-type="float" office:value="0.000004">
            <text:p>4.000E-06</text:p>
          </table:table-cell>
          <table:table-cell table:number-columns-repeated="2"/>
          <table:table-cell office:value-type="string">
            <text:p>SGC1319.1-4216 </text:p>
          </table:table-cell>
          <table:table-cell office:value-type="float" office:value="3.87">
            <text:p>3.87</text:p>
          </table:table-cell>
          <table:table-cell office:value-type="float" office:value="-12.24">
            <text:p>-12.24</text:p>
          </table:table-cell>
          <table:table-cell table:number-columns-repeated="12"/>
        </table:table-row>
        <table:table-row table:style-name="ro1">
          <table:table-cell office:value-type="string">
            <text:p>[KK2000]55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[KK2000]55 </text:p>
          </table:table-cell>
          <table:table-cell office:value-type="float" office:value="3.94">
            <text:p>3.94</text:p>
          </table:table-cell>
          <table:table-cell office:value-type="float" office:value="-9.48">
            <text:p>-9.48</text:p>
          </table:table-cell>
          <table:table-cell table:number-columns-repeated="12"/>
        </table:table-row>
        <table:table-row table:style-name="ro1">
          <table:table-cell office:value-type="string">
            <text:p>AM1320-230 </text:p>
          </table:table-cell>
          <table:table-cell office:value-type="float" office:value="2.074537">
            <text:p>2.07</text:p>
          </table:table-cell>
          <table:table-cell table:formula="oooc:=18.82-2.5*LOG([.B45];10)" office:value-type="float" office:value="18.0276970374785">
            <text:p>18.03</text:p>
          </table:table-cell>
          <table:table-cell office:value-type="float" office:value="0.0809">
            <text:p>0.08</text:p>
          </table:table-cell>
          <table:table-cell table:formula="oooc:=[.C45]-7.9*[.D45]" office:value-type="float" office:value="17.3885870374785">
            <text:p>17.39</text:p>
          </table:table-cell>
          <table:table-cell table:style-name="ce2" table:formula="oooc:=10^(-0.4*([.E45]+48.6))" office:value-type="float" office:value="4.02314036401866E-027">
            <text:p>4.02E-27</text:p>
          </table:table-cell>
          <table:table-cell table:formula="oooc:=4*3.1415*(3.08568025*10^24*[.M45])^2*[.F45]" office:value-type="float" office:value="9.44651317115249E+024">
            <text:p>9.45E+024</text:p>
          </table:table-cell>
          <table:table-cell table:style-name="ce2" table:formula="oooc:=1.4E-028*[.G45]" office:value-type="float" office:value="0.00132251184396135">
            <text:p>1.32E-03</text:p>
          </table:table-cell>
          <table:table-cell office:value-type="float" office:value="0.000005">
            <text:p>5.000E-06</text:p>
          </table:table-cell>
          <table:table-cell table:number-columns-repeated="2"/>
          <table:table-cell office:value-type="string">
            <text:p>AM1320-230 </text:p>
          </table:table-cell>
          <table:table-cell office:value-type="float" office:value="4.43">
            <text:p>4.43</text:p>
          </table:table-cell>
          <table:table-cell office:value-type="float" office:value="-10.7">
            <text:p>-10.7</text:p>
          </table:table-cell>
          <table:table-cell table:number-columns-repeated="12"/>
        </table:table-row>
        <table:table-row table:style-name="ro1">
          <table:table-cell office:value-type="string">
            <text:p>[KK2000]57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[KK2000]57 </text:p>
          </table:table-cell>
          <table:table-cell office:value-type="float" office:value="3.9">
            <text:p>3.9</text:p>
          </table:table-cell>
          <table:table-cell office:value-type="float" office:value="-9.86">
            <text:p>-9.86</text:p>
          </table:table-cell>
          <table:table-cell table:number-columns-repeated="12"/>
        </table:table-row>
        <table:table-row table:style-name="ro1">
          <table:table-cell office:value-type="string">
            <text:p>AM1339-445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AM1339-445 </text:p>
          </table:table-cell>
          <table:table-cell office:value-type="float" office:value="3.5">
            <text:p>3.5</text:p>
          </table:table-cell>
          <table:table-cell office:value-type="float" office:value="-11.4">
            <text:p>-11.4</text:p>
          </table:table-cell>
          <table:table-cell table:number-columns-repeated="12"/>
        </table:table-row>
        <table:table-row table:style-name="ro1">
          <table:table-cell office:value-type="string">
            <text:p>LEDA166172 </text:p>
          </table:table-cell>
          <table:table-cell table:number-columns-repeated="7"/>
          <table:table-cell office:value-type="float" office:value="0.000003">
            <text:p>3.000E-06</text:p>
          </table:table-cell>
          <table:table-cell table:number-columns-repeated="2"/>
          <table:table-cell office:value-type="string">
            <text:p>LEDA166172 </text:p>
          </table:table-cell>
          <table:table-cell office:value-type="float" office:value="3.6">
            <text:p>3.6</text:p>
          </table:table-cell>
          <table:table-cell office:value-type="float" office:value="-9.28">
            <text:p>-9.28</text:p>
          </table:table-cell>
          <table:table-cell table:number-columns-repeated="12"/>
        </table:table-row>
        <table:table-row table:style-name="ro1">
          <table:table-cell office:value-type="string">
            <text:p>CenA-dE3 </text:p>
          </table:table-cell>
          <table:table-cell table:number-columns-repeated="7"/>
          <table:table-cell office:value-type="float" office:value="0.000005">
            <text:p>5.000E-06</text:p>
          </table:table-cell>
          <table:table-cell table:number-columns-repeated="2"/>
          <table:table-cell office:value-type="string">
            <text:p>CenA-dE3 </text:p>
          </table:table-cell>
          <table:table-cell office:value-type="float" office:value="4.43">
            <text:p>4.43</text:p>
          </table:table-cell>
          <table:table-cell office:value-type="float" office:value="-10.83">
            <text:p>-10.83</text:p>
          </table:table-cell>
          <table:table-cell table:number-columns-repeated="12"/>
        </table:table-row>
        <table:table-row table:style-name="ro1">
          <table:table-cell office:value-type="string">
            <text:p>AM1343-452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AM1343-452 </text:p>
          </table:table-cell>
          <table:table-cell office:value-type="float" office:value="3.7">
            <text:p>3.7</text:p>
          </table:table-cell>
          <table:table-cell office:value-type="float" office:value="-10.24">
            <text:p>-10.24</text:p>
          </table:table-cell>
          <table:table-cell table:number-columns-repeated="12"/>
        </table:table-row>
        <table:table-row table:style-name="ro1">
          <table:table-cell office:value-type="string">
            <text:p>CenA-dE4 </text:p>
          </table:table-cell>
          <table:table-cell office:value-type="float" office:value="0.223">
            <text:p>0.22</text:p>
          </table:table-cell>
          <table:table-cell table:formula="oooc:=18.82-2.5*LOG([.B51];10)" office:value-type="float" office:value="20.4492378423796">
            <text:p>20.45</text:p>
          </table:table-cell>
          <table:table-cell office:value-type="float" office:value="0.0809">
            <text:p>0.08</text:p>
          </table:table-cell>
          <table:table-cell table:formula="oooc:=[.C51]-7.9*[.D51]" office:value-type="float" office:value="19.8101278423796">
            <text:p>19.81</text:p>
          </table:table-cell>
          <table:table-cell table:style-name="ce2" table:formula="oooc:=10^(-0.4*([.E51]+48.6))" office:value-type="float" office:value="4.32462906747943E-028">
            <text:p>4.32E-28</text:p>
          </table:table-cell>
          <table:table-cell table:formula="oooc:=4*3.1415*(3.08568025*10^24*[.M51])^2*[.F51]" office:value-type="float" office:value="1.01544221055927E+024">
            <text:p>1.02E+024</text:p>
          </table:table-cell>
          <table:table-cell table:style-name="ce2" table:formula="oooc:=1.4E-028*[.G51]" office:value-type="float" office:value="0.000142161909478298">
            <text:p>1.42E-04</text:p>
          </table:table-cell>
          <table:table-cell office:value-type="float" office:value="0.000005">
            <text:p>5.000E-06</text:p>
          </table:table-cell>
          <table:table-cell table:number-columns-repeated="2"/>
          <table:table-cell office:value-type="string">
            <text:p>CenA-dE4 </text:p>
          </table:table-cell>
          <table:table-cell office:value-type="float" office:value="4.43">
            <text:p>4.43</text:p>
          </table:table-cell>
          <table:table-cell office:value-type="float" office:value="-10.63">
            <text:p>-10.63</text:p>
          </table:table-cell>
          <table:table-cell table:number-columns-repeated="12"/>
        </table:table-row>
        <table:table-row table:style-name="ro1">
          <table:table-cell office:value-type="string">
            <text:p>CenN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CenN </text:p>
          </table:table-cell>
          <table:table-cell office:value-type="float" office:value="3.77">
            <text:p>3.77</text:p>
          </table:table-cell>
          <table:table-cell office:value-type="float" office:value="-10.38">
            <text:p>-10.38</text:p>
          </table:table-cell>
          <table:table-cell table:number-columns-repeated="12"/>
        </table:table-row>
        <table:table-row table:style-name="ro1">
          <table:table-cell office:value-type="string">
            <text:p>HIPASSJ1348-37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HIPASSJ1348-37 </text:p>
          </table:table-cell>
          <table:table-cell office:value-type="float" office:value="5.8">
            <text:p>5.8</text:p>
          </table:table-cell>
          <table:table-cell office:value-type="float" office:value="-11.92">
            <text:p>-11.92</text:p>
          </table:table-cell>
          <table:table-cell table:number-columns-repeated="12"/>
        </table:table-row>
        <table:table-row table:style-name="ro1">
          <table:table-cell office:value-type="string">
            <text:p>LEDA166179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LEDA166179 </text:p>
          </table:table-cell>
          <table:table-cell office:value-type="float" office:value="5.73">
            <text:p>5.73</text:p>
          </table:table-cell>
          <table:table-cell office:value-type="float" office:value="-11.29">
            <text:p>-11.29</text:p>
          </table:table-cell>
          <table:table-cell table:number-columns-repeated="12"/>
        </table:table-row>
        <table:table-row table:style-name="ro1">
          <table:table-cell office:value-type="string">
            <text:p>HIPASSJ1351-47 </text:p>
          </table:table-cell>
          <table:table-cell table:number-columns-repeated="7"/>
          <table:table-cell table:style-name="Default"/>
          <table:table-cell table:number-columns-repeated="2"/>
          <table:table-cell office:value-type="string">
            <text:p>HIPASSJ1351-47 </text:p>
          </table:table-cell>
          <table:table-cell office:value-type="float" office:value="4.53">
            <text:p>4.53</text:p>
          </table:table-cell>
          <table:table-cell office:value-type="float" office:value="-13.17">
            <text:p>-13.17</text:p>
          </table:table-cell>
          <table:table-cell table:number-columns-repeated="12"/>
        </table:table-row>
        <table:table-row table:style-name="ro1">
          <table:table-cell office:value-type="string">
            <text:p>CenA-dE5 </text:p>
          </table:table-cell>
          <table:table-cell table:number-columns-repeated="7"/>
          <table:table-cell office:value-type="float" office:value="0.000005">
            <text:p>5.000E-06</text:p>
          </table:table-cell>
          <table:table-cell table:number-columns-repeated="2"/>
          <table:table-cell office:value-type="string">
            <text:p>CenA-dE5 </text:p>
          </table:table-cell>
          <table:table-cell office:value-type="float" office:value="4.43">
            <text:p>4.43</text:p>
          </table:table-cell>
          <table:table-cell office:value-type="float" office:value="-9.83">
            <text:p>-9.83</text:p>
          </table:table-cell>
          <table:table-cell table:number-columns-repeated="12"/>
        </table:table-row>
      </table:table>
      <table:table table:name="Sculp" table:style-name="ta1" table:print="false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1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unts</text:p>
          </table:table-cell>
          <table:table-cell office:value-type="string">
            <text:p>Mag</text:p>
          </table:table-cell>
          <table:table-cell office:value-type="string">
            <text:p>E(B-V)</text:p>
          </table:table-cell>
          <table:table-cell office:value-type="string">
            <text:p>Corrected</text:p>
          </table:table-cell>
          <table:table-cell table:style-name="Default" office:value-type="string">
            <text:p>Flux</text:p>
          </table:table-cell>
          <table:table-cell office:value-type="string">
            <text:p>L(FUV)</text:p>
          </table:table-cell>
          <table:table-cell table:style-name="Default" office:value-type="string">
            <text:p>SFR(UV)</text:p>
          </table:table-cell>
          <table:table-cell table:style-name="Default" office:value-type="string">
            <text:p>SFR(Ha)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D(Mpc)</text:p>
          </table:table-cell>
          <table:table-cell office:value-type="string">
            <text:p>Mb</text:p>
          </table:table-cell>
          <table:table-cell office:value-type="string">
            <text:p>Lb</text:p>
          </table:table-cell>
          <table:table-cell office:value-type="string">
            <text:p>Log L(Ha)</text:p>
          </table:table-cell>
          <table:table-cell/>
          <table:table-cell office:value-type="string">
            <text:p>24 micron</text:p>
          </table:table-cell>
          <table:table-cell office:value-type="string">
            <text:p>70 micron</text:p>
          </table:table-cell>
          <table:table-cell office:value-type="string">
            <text:p>160 micron</text:p>
          </table:table-cell>
          <table:table-cell office:value-type="string">
            <text:p>TIR</text:p>
          </table:table-cell>
          <table:table-cell office:value-type="string">
            <text:p>log(TIR/FUV)</text:p>
          </table:table-cell>
          <table:table-cell table:number-columns-repeated="2"/>
          <table:table-cell office:value-type="string">
            <text:p>f(Ha)/f(HB)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>
            <text:p>dI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>
            <text:p>dI</text:p>
          </table:table-cell>
          <table:table-cell table:number-columns-repeated="14"/>
        </table:table-row>
        <table:table-row table:style-name="ro1">
          <table:table-cell office:value-type="string">
            <text:p>WHIB2317-32 </text:p>
          </table:table-cell>
          <table:table-cell office:value-type="float" office:value="1.794547">
            <text:p>1.79</text:p>
          </table:table-cell>
          <table:table-cell table:formula="oooc:=18.82-2.5*LOG([.B4];10)" office:value-type="float" office:value="18.1851129070307">
            <text:p>18.19</text:p>
          </table:table-cell>
          <table:table-cell office:value-type="float" office:value="0.0145">
            <text:p>0.01</text:p>
          </table:table-cell>
          <table:table-cell table:formula="oooc:=[.C4]-4.176*[.D4]" office:value-type="float" office:value="18.1245609070307">
            <text:p>18.12</text:p>
          </table:table-cell>
          <table:table-cell table:formula="oooc:=10^(-0.4*([.E4]+48.6))" office:value-type="float" office:value="2.04256383044247E-027">
            <text:p>2.04E-27</text:p>
          </table:table-cell>
          <table:table-cell table:formula="oooc:=4*3.1415*(3.08568025*10^24*[.M4])^2*[.F4]" office:value-type="float" office:value="3.327570507735E+024">
            <text:p>3.33E+024</text:p>
          </table:table-cell>
          <table:table-cell table:formula="oooc:=1.4E-028*[.G4]" office:value-type="float" office:value="0.0004658598710829">
            <text:p>4.66E-04</text:p>
          </table:table-cell>
          <table:table-cell office:value-type="float" office:value="0.000002">
            <text:p>2.000E-06</text:p>
          </table:table-cell>
          <table:table-cell table:formula="oooc:=LOG([.I4];10)" office:value-type="float" office:value="-5.69897000433602">
            <text:p>-5.7</text:p>
          </table:table-cell>
          <table:table-cell table:formula="oooc:=LOG([.H4];10)" office:value-type="float" office:value="-3.3317446978322">
            <text:p>-3.33</text:p>
          </table:table-cell>
          <table:table-cell office:value-type="string">
            <text:p>WHIB2317-32 </text:p>
          </table:table-cell>
          <table:table-cell office:value-type="float" office:value="3.69">
            <text:p>3.69</text:p>
          </table:table-cell>
          <table:table-cell office:value-type="float" office:value="-9.84">
            <text:p>-9.84</text:p>
          </table:table-cell>
          <table:table-cell table:number-columns-repeated="12"/>
        </table:table-row>
        <table:table-row table:style-name="ro1">
          <table:table-cell office:value-type="string">
            <text:p>ESO348-G009 </text:p>
          </table:table-cell>
          <table:table-cell office:value-type="float" office:value="12.23784">
            <text:p>12.24</text:p>
          </table:table-cell>
          <table:table-cell table:formula="oooc:=18.82-2.5*LOG([.B5];10)" office:value-type="float" office:value="16.1007380728908">
            <text:p>16.1</text:p>
          </table:table-cell>
          <table:table-cell office:value-type="float" office:value="0.013">
            <text:p>0.01</text:p>
          </table:table-cell>
          <table:table-cell table:formula="oooc:=[.C5]-4.176*[.D5]" office:value-type="float" office:value="16.0464500728908">
            <text:p>16.05</text:p>
          </table:table-cell>
          <table:table-cell table:formula="oooc:=10^(-0.4*([.E5]+48.6))" office:value-type="float" office:value="1.38490496051265E-026">
            <text:p>1.38E-26</text:p>
          </table:table-cell>
          <table:table-cell table:formula="oooc:=4*3.1415*(3.08568025*10^24*[.M5])^2*[.F5]" office:value-type="float" office:value="7.00076631392145E+025">
            <text:p>7.00E+025</text:p>
          </table:table-cell>
          <table:table-cell table:formula="oooc:=1.4E-028*[.G5]" office:value-type="float" office:value="0.00980107283949003">
            <text:p>9.80E-03</text:p>
          </table:table-cell>
          <table:table-cell office:value-type="float" office:value="0.00025">
            <text:p>2.500E-04</text:p>
          </table:table-cell>
          <table:table-cell table:formula="oooc:=LOG([.I5];10)" office:value-type="float" office:value="-3.60205999132796">
            <text:p>-3.6</text:p>
          </table:table-cell>
          <table:table-cell table:formula="oooc:=LOG([.H5];10)" office:value-type="float" office:value="-2.00872638320863">
            <text:p>-2.01</text:p>
          </table:table-cell>
          <table:table-cell office:value-type="string">
            <text:p>ESO348-G009 </text:p>
          </table:table-cell>
          <table:table-cell office:value-type="float" office:value="6.5">
            <text:p>6.5</text:p>
          </table:table-cell>
          <table:table-cell office:value-type="float" office:value="-15.46">
            <text:p>-15.46</text:p>
          </table:table-cell>
          <table:table-cell table:number-columns-repeated="10"/>
          <table:table-cell office:value-type="float" office:value="2.809">
            <text:p>2.81</text:p>
          </table:table-cell>
          <table:table-cell table:formula="oooc:=5.91*LOG([.Y5];10)-2.7" office:value-type="float" office:value="-0.0490592213186738">
            <text:p>-0.05</text:p>
          </table:table-cell>
        </table:table-row>
        <table:table-row table:style-name="ro1">
          <table:table-cell office:value-type="string">
            <text:p>[CFC97]SC18 </text:p>
          </table:table-cell>
          <table:table-cell office:value-type="float" office:value="2.192215">
            <text:p>2.19</text:p>
          </table:table-cell>
          <table:table-cell table:formula="oooc:=18.82-2.5*LOG([.B6];10)" office:value-type="float" office:value="17.967792137405">
            <text:p>17.97</text:p>
          </table:table-cell>
          <table:table-cell office:value-type="float" office:value="0.013">
            <text:p>0.01</text:p>
          </table:table-cell>
          <table:table-cell table:formula="oooc:=[.C6]-4.176*[.D6]" office:value-type="float" office:value="17.913504137405">
            <text:p>17.91</text:p>
          </table:table-cell>
          <table:table-cell table:formula="oooc:=10^(-0.4*([.E6]+48.6))" office:value-type="float" office:value="2.48083765436568E-027">
            <text:p>2.48E-27</text:p>
          </table:table-cell>
          <table:table-cell table:formula="oooc:=4*3.1415*(3.08568025*10^24*[.M6])^2*[.F6]" office:value-type="float" office:value="1.30898850113611E+024">
            <text:p>1.31E+024</text:p>
          </table:table-cell>
          <table:table-cell table:formula="oooc:=1.4E-028*[.G6]" office:value-type="float" office:value="0.000183258390159055">
            <text:p>1.83E-04</text:p>
          </table:table-cell>
          <table:table-cell office:value-type="float" office:value="0.000023">
            <text:p>2.300E-05</text:p>
          </table:table-cell>
          <table:table-cell table:formula="oooc:=LOG([.I6];10)" office:value-type="float" office:value="-4.63827216398241">
            <text:p>-4.64</text:p>
          </table:table-cell>
          <table:table-cell table:formula="oooc:=LOG([.H6];10)" office:value-type="float" office:value="-3.73693613283218">
            <text:p>-3.74</text:p>
          </table:table-cell>
          <table:table-cell office:value-type="string">
            <text:p>[CFC97]SC18 </text:p>
          </table:table-cell>
          <table:table-cell office:value-type="float" office:value="2.1">
            <text:p>2.1</text:p>
          </table:table-cell>
          <table:table-cell office:value-type="float" office:value="-9.11">
            <text:p>-9.11</text:p>
          </table:table-cell>
          <table:table-cell table:number-columns-repeated="12"/>
        </table:table-row>
        <table:table-row table:style-name="ro1">
          <table:table-cell office:value-type="string">
            <text:p>ESO349-G031 </text:p>
          </table:table-cell>
          <table:table-cell office:value-type="float" office:value="5.271305">
            <text:p>5.27</text:p>
          </table:table-cell>
          <table:table-cell table:formula="oooc:=18.82-2.5*LOG([.B7];10)" office:value-type="float" office:value="17.0152046364761">
            <text:p>17.02</text:p>
          </table:table-cell>
          <table:table-cell office:value-type="float" office:value="0.012">
            <text:p>0.01</text:p>
          </table:table-cell>
          <table:table-cell table:formula="oooc:=[.C7]-4.176*[.D7]" office:value-type="float" office:value="16.9650926364761">
            <text:p>16.97</text:p>
          </table:table-cell>
          <table:table-cell table:formula="oooc:=10^(-0.4*([.E7]+48.6))" office:value-type="float" office:value="5.94241454970846E-027">
            <text:p>5.94E-27</text:p>
          </table:table-cell>
          <table:table-cell table:formula="oooc:=4*3.1415*(3.08568025*10^24*[.M7])^2*[.F7]" office:value-type="float" office:value="7.28050993813511E+024">
            <text:p>7.28E+024</text:p>
          </table:table-cell>
          <table:table-cell table:formula="oooc:=1.4E-028*[.G7]" office:value-type="float" office:value="0.00101927139133892">
            <text:p>1.02E-03</text:p>
          </table:table-cell>
          <table:table-cell office:value-type="float" office:value="0.000038">
            <text:p>3.800E-05</text:p>
          </table:table-cell>
          <table:table-cell table:formula="oooc:=LOG([.I7];10)" office:value-type="float" office:value="-4.42021640338319">
            <text:p>-4.42</text:p>
          </table:table-cell>
          <table:table-cell table:formula="oooc:=LOG([.H7];10)" office:value-type="float" office:value="-2.99171016528864">
            <text:p>-2.99</text:p>
          </table:table-cell>
          <table:table-cell office:value-type="string">
            <text:p>ESO349-G031 </text:p>
          </table:table-cell>
          <table:table-cell office:value-type="float" office:value="3.2">
            <text:p>3.2</text:p>
          </table:table-cell>
          <table:table-cell office:value-type="float" office:value="-12.03">
            <text:p>-12.03</text:p>
          </table:table-cell>
          <table:table-cell table:number-columns-repeated="12"/>
        </table:table-row>
        <table:table-row table:style-name="ro1">
          <table:table-cell office:value-type="string">
            <text:p>ESO473-G024 </text:p>
          </table:table-cell>
          <table:table-cell office:value-type="float" office:value="6.514772">
            <text:p>6.51</text:p>
          </table:table-cell>
          <table:table-cell table:formula="oooc:=18.82-2.5*LOG([.B8];10)" office:value-type="float" office:value="16.7852519471442">
            <text:p>16.79</text:p>
          </table:table-cell>
          <table:table-cell office:value-type="float" office:value="0.0196">
            <text:p>0.02</text:p>
          </table:table-cell>
          <table:table-cell table:formula="oooc:=[.C8]-4.176*[.D8]" office:value-type="float" office:value="16.7034023471442">
            <text:p>16.7</text:p>
          </table:table-cell>
          <table:table-cell table:formula="oooc:=10^(-0.4*([.E8]+48.6))" office:value-type="float" office:value="7.56204158234094E-027">
            <text:p>7.56E-27</text:p>
          </table:table-cell>
          <table:table-cell table:formula="oooc:=4*3.1415*(3.08568025*10^24*[.M8])^2*[.F8]" office:value-type="float" office:value="3.14950267398768E+025">
            <text:p>3.15E+025</text:p>
          </table:table-cell>
          <table:table-cell table:formula="oooc:=1.4E-028*[.G8]" office:value-type="float" office:value="0.00440930374358276">
            <text:p>4.41E-03</text:p>
          </table:table-cell>
          <table:table-cell office:value-type="float" office:value="0.00126">
            <text:p>1.260E-03</text:p>
          </table:table-cell>
          <table:table-cell table:formula="oooc:=LOG([.I8];10)" office:value-type="float" office:value="-2.89962945488244">
            <text:p>-2.9</text:p>
          </table:table-cell>
          <table:table-cell table:formula="oooc:=LOG([.H8];10)" office:value-type="float" office:value="-2.35562998291144">
            <text:p>-2.36</text:p>
          </table:table-cell>
          <table:table-cell office:value-type="string">
            <text:p>ESO473-G024 </text:p>
          </table:table-cell>
          <table:table-cell office:value-type="float" office:value="5.9">
            <text:p>5.9</text:p>
          </table:table-cell>
          <table:table-cell office:value-type="float" office:value="-12.85">
            <text:p>-12.85</text:p>
          </table:table-cell>
          <table:table-cell table:number-columns-repeated="10"/>
          <table:table-cell office:value-type="float" office:value="2.75">
            <text:p>2.75</text:p>
          </table:table-cell>
          <table:table-cell table:formula="oooc:=5.91*LOG([.Y8];10)-2.7" office:value-type="float" office:value="-0.103543779463148">
            <text:p>-0.1</text:p>
          </table:table-cell>
        </table:table-row>
        <table:table-row table:style-name="ro1">
          <table:table-cell office:value-type="string">
            <text:p>[CFC97]SC24 </text:p>
          </table:table-cell>
          <table:table-cell office:value-type="float" office:value="2.099355">
            <text:p>2.1</text:p>
          </table:table-cell>
          <table:table-cell table:formula="oooc:=18.82-2.5*LOG([.B9];10)" office:value-type="float" office:value="18.0147852905081">
            <text:p>18.01</text:p>
          </table:table-cell>
          <table:table-cell office:value-type="float" office:value="0.0147">
            <text:p>0.01</text:p>
          </table:table-cell>
          <table:table-cell table:formula="oooc:=[.C9]-4.176*[.D9]" office:value-type="float" office:value="17.9533980905081">
            <text:p>17.95</text:p>
          </table:table-cell>
          <table:table-cell table:formula="oooc:=10^(-0.4*([.E9]+48.6))" office:value-type="float" office:value="2.39133689134416E-027">
            <text:p>2.39E-27</text:p>
          </table:table-cell>
          <table:table-cell table:formula="oooc:=4*3.1415*(3.08568025*10^24*[.M9])^2*[.F9]" office:value-type="float" office:value="8.2687051050836E+023">
            <text:p>8.27E+023</text:p>
          </table:table-cell>
          <table:table-cell table:formula="oooc:=1.4E-028*[.G9]" office:value-type="float" office:value="0.00011576187147117">
            <text:p>1.16E-04</text:p>
          </table:table-cell>
          <table:table-cell office:value-type="float" office:value="0.000002">
            <text:p>2.000E-06</text:p>
          </table:table-cell>
          <table:table-cell table:formula="oooc:=LOG([.I9];10)" office:value-type="float" office:value="-5.69897000433602">
            <text:p>-5.7</text:p>
          </table:table-cell>
          <table:table-cell table:formula="oooc:=LOG([.H9];10)" office:value-type="float" office:value="-3.93643446078473">
            <text:p>-3.94</text:p>
          </table:table-cell>
          <table:table-cell office:value-type="string">
            <text:p>[CFC97]SC24 </text:p>
          </table:table-cell>
          <table:table-cell office:value-type="float" office:value="1.7">
            <text:p>1.7</text:p>
          </table:table-cell>
          <table:table-cell office:value-type="float" office:value="-8.15">
            <text:p>-8.15</text:p>
          </table:table-cell>
          <table:table-cell table:number-columns-repeated="12"/>
        </table:table-row>
        <table:table-row table:style-name="ro1">
          <table:table-cell office:value-type="string">
            <text:p>IC1574 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16">
            <text:p>1.600E-03</text:p>
          </table:table-cell>
          <table:table-cell table:number-columns-repeated="2"/>
          <table:table-cell office:value-type="string">
            <text:p>IC1574 </text:p>
          </table:table-cell>
          <table:table-cell office:value-type="float" office:value="4.9">
            <text:p>4.9</text:p>
          </table:table-cell>
          <table:table-cell office:value-type="float" office:value="-14.05">
            <text:p>-14.05</text:p>
          </table:table-cell>
          <table:table-cell table:number-columns-repeated="12"/>
        </table:table-row>
        <table:table-row table:style-name="ro1">
          <table:table-cell office:value-type="string">
            <text:p>DDO6 </text:p>
          </table:table-cell>
          <table:table-cell office:value-type="float" office:value="8.032196">
            <text:p>8.03</text:p>
          </table:table-cell>
          <table:table-cell table:formula="oooc:=18.82-2.5*LOG([.B11];10)" office:value-type="float" office:value="16.5579142562621">
            <text:p>16.56</text:p>
          </table:table-cell>
          <table:table-cell office:value-type="float" office:value="0.017">
            <text:p>0.02</text:p>
          </table:table-cell>
          <table:table-cell table:formula="oooc:=[.C11]-4.176*[.D11]" office:value-type="float" office:value="16.4869222562621">
            <text:p>16.49</text:p>
          </table:table-cell>
          <table:table-cell table:formula="oooc:=10^(-0.4*([.E11]+48.6))" office:value-type="float" office:value="9.23062478020205E-027">
            <text:p>9.23E-27</text:p>
          </table:table-cell>
          <table:table-cell table:formula="oooc:=4*3.1415*(3.08568025*10^24*[.M11])^2*[.F11]" office:value-type="float" office:value="1.20270155986008E+025">
            <text:p>1.20E+025</text:p>
          </table:table-cell>
          <table:table-cell table:formula="oooc:=1.4E-028*[.G11]" office:value-type="float" office:value="0.00168378218380412">
            <text:p>1.68E-03</text:p>
          </table:table-cell>
          <table:table-cell office:value-type="float" office:value="0.000066">
            <text:p>6.600E-05</text:p>
          </table:table-cell>
          <table:table-cell table:formula="oooc:=LOG([.I11];10)" office:value-type="float" office:value="-4.18045606445813">
            <text:p>-4.18</text:p>
          </table:table-cell>
          <table:table-cell table:formula="oooc:=LOG([.H11];10)" office:value-type="float" office:value="-2.7737140900871">
            <text:p>-2.77</text:p>
          </table:table-cell>
          <table:table-cell office:value-type="string">
            <text:p>DDO6 </text:p>
          </table:table-cell>
          <table:table-cell office:value-type="float" office:value="3.3">
            <text:p>3.3</text:p>
          </table:table-cell>
          <table:table-cell office:value-type="float" office:value="-12.39">
            <text:p>-12.39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>
            <text:p>ESO245-G005 </text:p>
          </table:table-cell>
          <table:table-cell office:value-type="float" office:value="121.3382">
            <text:p>121.34</text:p>
          </table:table-cell>
          <table:table-cell table:formula="oooc:=18.82-2.5*LOG([.B12];10)" office:value-type="float" office:value="13.61000612979">
            <text:p>13.61</text:p>
          </table:table-cell>
          <table:table-cell office:value-type="float" office:value="0.0161">
            <text:p>0.02</text:p>
          </table:table-cell>
          <table:table-cell table:formula="oooc:=[.C12]-4.176*[.D12]" office:value-type="float" office:value="13.54277252979">
            <text:p>13.54</text:p>
          </table:table-cell>
          <table:table-cell table:formula="oooc:=10^(-0.4*([.E12]+48.6))" office:value-type="float" office:value="1.38960378408139E-025">
            <text:p>1.39E-25</text:p>
          </table:table-cell>
          <table:table-cell table:formula="oooc:=4*3.1415*(3.08568025*10^24*[.M12])^2*[.F12]" office:value-type="float" office:value="3.21880923026142E+026">
            <text:p>3.22E+026</text:p>
          </table:table-cell>
          <table:table-cell table:formula="oooc:=1.4E-028*[.G12]" office:value-type="float" office:value="0.0450633292236598">
            <text:p>4.51E-02</text:p>
          </table:table-cell>
          <table:table-cell office:value-type="float" office:value="0.0092">
            <text:p>9.200E-03</text:p>
          </table:table-cell>
          <table:table-cell table:formula="oooc:=LOG([.I12];10)" office:value-type="float" office:value="-2.03621217265444">
            <text:p>-2.04</text:p>
          </table:table-cell>
          <table:table-cell table:formula="oooc:=LOG([.H12];10)" office:value-type="float" office:value="-1.34617672628165">
            <text:p>-1.35</text:p>
          </table:table-cell>
          <table:table-cell office:value-type="string">
            <text:p>ESO245-G005 </text:p>
          </table:table-cell>
          <table:table-cell office:value-type="float" office:value="4.4">
            <text:p>4.4</text:p>
          </table:table-cell>
          <table:table-cell office:value-type="float" office:value="-15.52">
            <text:p>-15.52</text:p>
          </table:table-cell>
          <table:table-cell table:number-columns-repeated="3"/>
          <table:table-cell table:style-name="ce4" office:value-type="float" office:value="0.0247">
            <text:p>2.47E-002</text:p>
          </table:table-cell>
          <table:table-cell table:style-name="ce4" office:value-type="float" office:value="0.595">
            <text:p>5.95E-001</text:p>
          </table:table-cell>
          <table:table-cell office:value-type="float" office:value="1.08">
            <text:p>1.08</text:p>
          </table:table-cell>
          <table:table-cell table:style-name="ce5" table:formula="oooc:=1.559*12500000000000*[.R12]+0.7686*4300000000000*[.S12]+1.347*1900000000000*[.T12]" office:value-type="float" office:value="5211848350000">
            <text:p>5.21E+12</text:p>
          </table:table-cell>
          <table:table-cell table:formula="oooc:=LOG([.U12]*10^-23/((10^(-0.4*([.C12]+48.6)))*1.972318803E+015);10)" office:value-type="float" office:value="-0.693982892661134">
            <text:p>-0.69</text:p>
          </table:table-cell>
          <table:table-cell table:formula="oooc:=-0.0333*[.V12]^3+0.3522*[.V12]^2+1.196*[.V12]+0.4967" office:value-type="float" office:value="-0.152549822123417">
            <text:p>-0.1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>
            <text:p>dTrans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>
            <text:p>dTrans</text:p>
          </table:table-cell>
          <table:table-cell table:number-columns-repeated="14"/>
        </table:table-row>
        <table:table-row table:style-name="ro1">
          <table:table-cell office:value-type="string">
            <text:p>ESO410-G005</text:p>
          </table:table-cell>
          <table:table-cell office:value-type="float" office:value="2.274557">
            <text:p>2.27</text:p>
          </table:table-cell>
          <table:table-cell table:formula="oooc:=18.82-2.5*LOG([.B15];10)" office:value-type="float" office:value="17.927757938385">
            <text:p>17.93</text:p>
          </table:table-cell>
          <table:table-cell office:value-type="float" office:value="0.014">
            <text:p>0.01</text:p>
          </table:table-cell>
          <table:table-cell table:formula="oooc:=[.C15]-4.176*[.D15]" office:value-type="float" office:value="17.869293938385">
            <text:p>17.87</text:p>
          </table:table-cell>
          <table:table-cell table:formula="oooc:=10^(-0.4*([.E15]+48.6))" office:value-type="float" office:value="2.58393999807949E-027">
            <text:p>2.58E-27</text:p>
          </table:table-cell>
          <table:table-cell table:formula="oooc:=4*3.1415*(3.08568025*10^24*[.M15])^2*[.F15]" office:value-type="float" office:value="1.13968223592459E+024">
            <text:p>1.14E+024</text:p>
          </table:table-cell>
          <table:table-cell table:formula="oooc:=1.4E-028*[.G15]" office:value-type="float" office:value="0.000159555513029442">
            <text:p>1.60E-04</text:p>
          </table:table-cell>
          <table:table-cell table:style-name="ce2" office:value-type="float" office:value="0.00000000179">
            <text:p>1.79E-09</text:p>
          </table:table-cell>
          <table:table-cell table:formula="oooc:=LOG([.I15];10)" office:value-type="float" office:value="-8.74714696902011">
            <text:p>-8.75</text:p>
          </table:table-cell>
          <table:table-cell table:formula="oooc:=LOG([.H15];10)" office:value-type="float" office:value="-3.79708818528494">
            <text:p>-3.8</text:p>
          </table:table-cell>
          <table:table-cell office:value-type="string">
            <text:p>ESO410-G005</text:p>
          </table:table-cell>
          <table:table-cell office:value-type="float" office:value="1.92">
            <text:p>1.92</text:p>
          </table:table-cell>
          <table:table-cell office:value-type="float" office:value="-11.57">
            <text:p>-11.57</text:p>
          </table:table-cell>
          <table:table-cell table:style-name="ce2" table:formula="oooc:=10^(ABS([.N15]-5.48)/2.5)" office:value-type="float" office:value="6606934.48007596">
            <text:p>6.61E+06</text:p>
          </table:table-cell>
          <table:table-cell office:value-type="float" office:value="32.34">
            <text:p>32.34</text:p>
          </table:table-cell>
          <table:table-cell table:number-columns-repeated="10"/>
        </table:table-row>
        <table:table-row table:style-name="ro1">
          <table:table-cell office:value-type="string">
            <text:p>ESO294-G010</text:p>
          </table:table-cell>
          <table:table-cell office:value-type="float" office:value="1.124335">
            <text:p>1.12</text:p>
          </table:table-cell>
          <table:table-cell table:formula="oooc:=18.82-2.5*LOG([.B16];10)" office:value-type="float" office:value="18.6927606743755">
            <text:p>18.69</text:p>
          </table:table-cell>
          <table:table-cell office:value-type="float" office:value="0.006">
            <text:p>0.01</text:p>
          </table:table-cell>
          <table:table-cell table:formula="oooc:=[.C16]-4.176*[.D16]" office:value-type="float" office:value="18.6677046743755">
            <text:p>18.67</text:p>
          </table:table-cell>
          <table:table-cell table:formula="oooc:=10^(-0.4*([.E16]+48.6))" office:value-type="float" office:value="1.23856308043604E-027">
            <text:p>1.24E-27</text:p>
          </table:table-cell>
          <table:table-cell table:formula="oooc:=4*3.1415*(3.08568025*10^24*[.M16])^2*[.F16]" office:value-type="float" office:value="5.46285262774728E+023">
            <text:p>5.46E+023</text:p>
          </table:table-cell>
          <table:table-cell table:formula="oooc:=1.4E-028*[.G16]" office:value-type="float" office:value="0.000076479936788462">
            <text:p>7.65E-05</text:p>
          </table:table-cell>
          <table:table-cell table:style-name="ce2" office:value-type="float" office:value="0.00000000525">
            <text:p>5.25E-09</text:p>
          </table:table-cell>
          <table:table-cell table:formula="oooc:=LOG([.I16];10)" office:value-type="float" office:value="-8.27984069659404">
            <text:p>-8.28</text:p>
          </table:table-cell>
          <table:table-cell table:formula="oooc:=LOG([.H16];10)" office:value-type="float" office:value="-4.11645247968114">
            <text:p>-4.12</text:p>
          </table:table-cell>
          <table:table-cell office:value-type="string">
            <text:p>ESO294-G010</text:p>
          </table:table-cell>
          <table:table-cell office:value-type="float" office:value="1.92">
            <text:p>1.92</text:p>
          </table:table-cell>
          <table:table-cell office:value-type="float" office:value="-10.67">
            <text:p>-10.67</text:p>
          </table:table-cell>
          <table:table-cell table:style-name="ce2" table:formula="oooc:=10^(ABS([.N16]-5.48)/2.5)" office:value-type="float" office:value="2884031.5031266">
            <text:p>2.88E+06</text:p>
          </table:table-cell>
          <table:table-cell office:value-type="float" office:value="32.82">
            <text:p>32.82</text:p>
          </table:table-cell>
          <table:table-cell table:number-columns-repeated="10"/>
        </table:table-row>
        <table:table-row table:style-name="ro1">
          <table:table-cell office:value-type="string">
            <text:p>ESO540-G030</text:p>
          </table:table-cell>
          <table:table-cell office:value-type="float" office:value="0.8259794">
            <text:p>0.83</text:p>
          </table:table-cell>
          <table:table-cell table:formula="oooc:=18.82-2.5*LOG([.B17];10)" office:value-type="float" office:value="19.0275769597193">
            <text:p>19.03</text:p>
          </table:table-cell>
          <table:table-cell office:value-type="float" office:value="0.023">
            <text:p>0.02</text:p>
          </table:table-cell>
          <table:table-cell table:formula="oooc:=[.C17]-4.176*[.D17]" office:value-type="float" office:value="18.9315289597193">
            <text:p>18.93</text:p>
          </table:table-cell>
          <table:table-cell table:formula="oooc:=10^(-0.4*([.E17]+48.6))" office:value-type="float" office:value="9.71378341918302E-028">
            <text:p>9.71E-28</text:p>
          </table:table-cell>
          <table:table-cell table:formula="oooc:=4*3.1415*(3.08568025*10^24*[.M17])^2*[.F17]" office:value-type="float" office:value="1.34352312865006E+024">
            <text:p>1.34E+024</text:p>
          </table:table-cell>
          <table:table-cell table:formula="oooc:=1.4E-028*[.G17]" office:value-type="float" office:value="0.000188093238011008">
            <text:p>1.88E-04</text:p>
          </table:table-cell>
          <table:table-cell table:style-name="ce2" office:value-type="float" office:value="0.0000000309">
            <text:p>3.09E-08</text:p>
          </table:table-cell>
          <table:table-cell table:formula="oooc:=LOG([.I17];10)" office:value-type="float" office:value="-7.51004152057516">
            <text:p>-7.51</text:p>
          </table:table-cell>
          <table:table-cell table:formula="oooc:=LOG([.H17];10)" office:value-type="float" office:value="-3.72562681714123">
            <text:p>-3.73</text:p>
          </table:table-cell>
          <table:table-cell office:value-type="string">
            <text:p>ESO540-G030</text:p>
          </table:table-cell>
          <table:table-cell office:value-type="float" office:value="3.4">
            <text:p>3.4</text:p>
          </table:table-cell>
          <table:table-cell office:value-type="float" office:value="-11.22">
            <text:p>-11.22</text:p>
          </table:table-cell>
          <table:table-cell table:style-name="ce2" table:formula="oooc:=10^(ABS([.N17]-5.48)/2.5)" office:value-type="float" office:value="4786300.9232264">
            <text:p>4.79E+06</text:p>
          </table:table-cell>
          <table:table-cell office:value-type="float" office:value="33.59">
            <text:p>33.59</text:p>
          </table:table-cell>
          <table:table-cell table:number-columns-repeated="10"/>
        </table:table-row>
        <table:table-row table:style-name="ro1">
          <table:table-cell office:value-type="string">
            <text:p>ESO540-G032</text:p>
          </table:table-cell>
          <table:table-cell office:value-type="float" office:value="0.4891188">
            <text:p>0.49</text:p>
          </table:table-cell>
          <table:table-cell table:formula="oooc:=18.82-2.5*LOG([.B18];10)" office:value-type="float" office:value="19.5964641102779">
            <text:p>19.6</text:p>
          </table:table-cell>
          <table:table-cell office:value-type="float" office:value="0.02">
            <text:p>0.02</text:p>
          </table:table-cell>
          <table:table-cell table:formula="oooc:=[.C18]-4.176*[.D18]" office:value-type="float" office:value="19.5129441102779">
            <text:p>19.51</text:p>
          </table:table-cell>
          <table:table-cell table:formula="oooc:=10^(-0.4*([.E18]+48.6))" office:value-type="float" office:value="5.68620294435061E-028">
            <text:p>5.69E-28</text:p>
          </table:table-cell>
          <table:table-cell table:formula="oooc:=4*3.1415*(3.08568025*10^24*[.M18])^2*[.F18]" office:value-type="float" office:value="7.95744169135073E+023">
            <text:p>7.96E+023</text:p>
          </table:table-cell>
          <table:table-cell table:formula="oooc:=1.4E-028*[.G18]" office:value-type="float" office:value="0.00011140418367891">
            <text:p>1.11E-04</text:p>
          </table:table-cell>
          <table:table-cell table:style-name="ce2" office:value-type="float" office:value="0.00000000797">
            <text:p>7.97E-09</text:p>
          </table:table-cell>
          <table:table-cell table:formula="oooc:=LOG([.I18];10)" office:value-type="float" office:value="-8.09854167860389">
            <text:p>-8.1</text:p>
          </table:table-cell>
          <table:table-cell table:formula="oooc:=LOG([.H18];10)" office:value-type="float" office:value="-3.95309849933691">
            <text:p>-3.95</text:p>
          </table:table-cell>
          <table:table-cell office:value-type="string">
            <text:p>ESO540-G032</text:p>
          </table:table-cell>
          <table:table-cell office:value-type="float" office:value="3.42">
            <text:p>3.42</text:p>
          </table:table-cell>
          <table:table-cell office:value-type="float" office:value="-10.39">
            <text:p>-10.39</text:p>
          </table:table-cell>
          <table:table-cell table:style-name="ce2" table:formula="oooc:=10^(ABS([.N18]-5.48)/2.5)" office:value-type="float" office:value="2228435.14927031">
            <text:p>2.23E+06</text:p>
          </table:table-cell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string">
            <text:p>ESO407-G018</text:p>
          </table:table-cell>
          <table:table-cell office:value-type="float" office:value="22.15242">
            <text:p>22.15</text:p>
          </table:table-cell>
          <table:table-cell table:formula="oooc:=18.82-2.5*LOG([.B19];10)" office:value-type="float" office:value="15.456447057887">
            <text:p>15.46</text:p>
          </table:table-cell>
          <table:table-cell office:value-type="float" office:value="0.015">
            <text:p>0.02</text:p>
          </table:table-cell>
          <table:table-cell table:formula="oooc:=[.C19]-4.176*[.D19]" office:value-type="float" office:value="15.393807057887">
            <text:p>15.39</text:p>
          </table:table-cell>
          <table:table-cell table:formula="oooc:=10^(-0.4*([.E19]+48.6))" office:value-type="float" office:value="2.52625494624666E-026">
            <text:p>2.53E-26</text:p>
          </table:table-cell>
          <table:table-cell table:formula="oooc:=4*3.1415*(3.08568025*10^24*[.M19])^2*[.F19]" office:value-type="float" office:value="1.50309281884035E+025">
            <text:p>1.50E+025</text:p>
          </table:table-cell>
          <table:table-cell table:formula="oooc:=1.4E-028*[.G19]" office:value-type="float" office:value="0.0021043299463765">
            <text:p>2.10E-03</text:p>
          </table:table-cell>
          <table:table-cell table:style-name="ce2" office:value-type="float" office:value="0.00000757">
            <text:p>7.57E-06</text:p>
          </table:table-cell>
          <table:table-cell table:formula="oooc:=LOG([.I19];10)" office:value-type="float" office:value="-5.12090412049993">
            <text:p>-5.12</text:p>
          </table:table-cell>
          <table:table-cell table:formula="oooc:=LOG([.H19];10)" office:value-type="float" office:value="-2.67688616439651">
            <text:p>-2.68</text:p>
          </table:table-cell>
          <table:table-cell office:value-type="string">
            <text:p>ESO407-G018</text:p>
          </table:table-cell>
          <table:table-cell office:value-type="float" office:value="2.23">
            <text:p>2.23</text:p>
          </table:table-cell>
          <table:table-cell office:value-type="float" office:value="-13.28">
            <text:p>-13.28</text:p>
          </table:table-cell>
          <table:table-cell table:style-name="ce2" table:formula="oooc:=10^(ABS([.N19]-5.48)/2.5)" office:value-type="float" office:value="31915378.5510076">
            <text:p>3.19E+07</text:p>
          </table:table-cell>
          <table:table-cell office:value-type="float" office:value="35.98">
            <text:p>35.98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" office:value-type="string">
            <text:p>d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>
            <text:p>dE</text:p>
          </table:table-cell>
          <table:table-cell table:number-columns-repeated="14"/>
        </table:table-row>
        <table:table-row table:style-name="ro1">
          <table:table-cell office:value-type="string">
            <text:p>NGC59 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391">
            <text:p>3.910E-03</text:p>
          </table:table-cell>
          <table:table-cell table:number-columns-repeated="2"/>
          <table:table-cell office:value-type="string">
            <text:p>NGC59 </text:p>
          </table:table-cell>
          <table:table-cell office:value-type="float" office:value="4.4">
            <text:p>4.4</text:p>
          </table:table-cell>
          <table:table-cell office:value-type="float" office:value="-15.3">
            <text:p>-15.3</text:p>
          </table:table-cell>
          <table:table-cell table:number-columns-repeated="12"/>
        </table:table-row>
        <table:table-row table:style-name="ro1">
          <table:table-cell office:value-type="string">
            <text:p>Scl-dE1 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0003">
            <text:p>3.000E-06</text:p>
          </table:table-cell>
          <table:table-cell table:number-columns-repeated="2"/>
          <table:table-cell office:value-type="string">
            <text:p>Scl-dE1 </text:p>
          </table:table-cell>
          <table:table-cell office:value-type="float" office:value="4.2">
            <text:p>4.2</text:p>
          </table:table-cell>
          <table:table-cell office:value-type="float" office:value="-10.42">
            <text:p>-10.42</text:p>
          </table:table-cell>
          <table:table-cell table:number-columns-repeated="12"/>
        </table:table-row>
      </table:table>
      <table:table table:name="CV" table:style-name="ta1" table:print="false"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1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unts</text:p>
          </table:table-cell>
          <table:table-cell office:value-type="string">
            <text:p>Mag</text:p>
          </table:table-cell>
          <table:table-cell office:value-type="string">
            <text:p>E(B-V)</text:p>
          </table:table-cell>
          <table:table-cell office:value-type="string">
            <text:p>Corrected</text:p>
          </table:table-cell>
          <table:table-cell table:style-name="Default" office:value-type="string">
            <text:p>Flux</text:p>
          </table:table-cell>
          <table:table-cell office:value-type="string">
            <text:p>L(FUV)</text:p>
          </table:table-cell>
          <table:table-cell table:style-name="Default" office:value-type="string">
            <text:p>SFR(UV)</text:p>
          </table:table-cell>
          <table:table-cell table:style-name="Default" office:value-type="string">
            <text:p>SFR(Ha)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D(Mpc)</text:p>
          </table:table-cell>
          <table:table-cell office:value-type="string">
            <text:p>Mb</text:p>
          </table:table-cell>
          <table:table-cell/>
          <table:table-cell office:value-type="string">
            <text:p>Lb</text:p>
          </table:table-cell>
          <table:table-cell office:value-type="string">
            <text:p>Log L(Ha)</text:p>
          </table:table-cell>
          <table:table-cell office:value-type="string">
            <text:p>24 micron (Jy)</text:p>
          </table:table-cell>
          <table:table-cell office:value-type="string">
            <text:p>70 micron (Jy)</text:p>
          </table:table-cell>
          <table:table-cell office:value-type="string">
            <text:p>160 micron</text:p>
          </table:table-cell>
          <table:table-cell office:value-type="string">
            <text:p>TIR</text:p>
          </table:table-cell>
          <table:table-cell office:value-type="string">
            <text:p>log(TIR/FUV)</text:p>
          </table:table-cell>
          <table:table-cell office:value-type="string">
            <text:p>A(FUV)</text:p>
          </table:table-cell>
          <table:table-cell/>
          <table:table-cell office:value-type="string">
            <text:p>f(Ha)/f(HB)</text:p>
          </table:table-cell>
        </table:table-row>
        <table:table-row table:style-name="ro1">
          <table:table-cell table:style-name="ce1" office:value-type="string">
            <text:p>dI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>
            <text:p>dI</text:p>
          </table:table-cell>
          <table:table-cell table:number-columns-repeated="13"/>
        </table:table-row>
        <table:table-row table:style-name="ro1">
          <table:table-cell office:value-type="string">
            <text:p>UGC 5427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6457">
            <text:p>6.457E-03</text:p>
          </table:table-cell>
          <table:table-cell table:number-columns-repeated="2"/>
          <table:table-cell office:value-type="string">
            <text:p>UGC 5427</text:p>
          </table:table-cell>
          <table:table-cell office:value-type="float" office:value="7.11">
            <text:p>7.11</text:p>
          </table:table-cell>
          <table:table-cell office:value-type="float" office:value="-14.48">
            <text:p>-14.48</text:p>
          </table:table-cell>
          <table:table-cell table:number-columns-repeated="11"/>
        </table:table-row>
        <table:table-row table:style-name="ro1">
          <table:table-cell office:value-type="string">
            <text:p>UGC 5672</text:p>
          </table:table-cell>
          <table:table-cell office:value-type="float" office:value="4.134336">
            <text:p>4.13</text:p>
          </table:table-cell>
          <table:table-cell table:formula="oooc:=18.82-2.5*LOG([.B4];10)" office:value-type="float" office:value="17.2789855772447">
            <text:p>17.28</text:p>
          </table:table-cell>
          <table:table-cell office:value-type="float" office:value="0.242">
            <text:p>0.24</text:p>
          </table:table-cell>
          <table:table-cell table:formula="oooc:=[.C4]-[.W4]" office:value-type="float" office:value="16.504792300567">
            <text:p>16.5</text:p>
          </table:table-cell>
          <table:table-cell table:formula="oooc:=10^(-0.4*([.E4]+48.6))" office:value-type="float" office:value="9.07994211266408E-027">
            <text:p>9.08E-27</text:p>
          </table:table-cell>
          <table:table-cell table:formula="oooc:=4*3.1415*(3.08568025*10^24*[.M4])^2*[.F4]" office:value-type="float" office:value="4.24367397591425E+025">
            <text:p>4.24E+025</text:p>
          </table:table-cell>
          <table:table-cell table:formula="oooc:=1.4E-028*[.G4]" office:value-type="float" office:value="0.00594114356627996">
            <text:p>5.94E-03</text:p>
          </table:table-cell>
          <table:table-cell office:value-type="float" office:value="0.007943">
            <text:p>7.943E-03</text:p>
          </table:table-cell>
          <table:table-cell table:formula="oooc:=LOG([.I4];10)" office:value-type="float" office:value="-2.10001543745061">
            <text:p>-2.1</text:p>
          </table:table-cell>
          <table:table-cell table:formula="oooc:=LOG([.H4];10)" office:value-type="float" office:value="-2.22612995287667">
            <text:p>-2.23</text:p>
          </table:table-cell>
          <table:table-cell office:value-type="string">
            <text:p>UGC 5672</text:p>
          </table:table-cell>
          <table:table-cell office:value-type="float" office:value="6.25">
            <text:p>6.25</text:p>
          </table:table-cell>
          <table:table-cell office:value-type="float" office:value="-14.65">
            <text:p>-14.65</text:p>
          </table:table-cell>
          <table:table-cell table:number-columns-repeated="3"/>
          <table:table-cell table:style-name="ce4" office:value-type="float" office:value="0.00851">
            <text:p>8.51E-003</text:p>
          </table:table-cell>
          <table:table-cell table:style-name="ce4" office:value-type="float" office:value="0.076">
            <text:p>7.60E-002</text:p>
          </table:table-cell>
          <table:table-cell table:style-name="ce4" office:value-type="float" office:value="0.404">
            <text:p>4.04E-001</text:p>
          </table:table-cell>
          <table:table-cell table:style-name="ce5" table:formula="oooc:=1.559*12500000000000*[.R4]+0.7686*4300000000000*[.S4]+1.347*1900000000000*[.T4]" office:value-type="float" office:value="1450974305000">
            <text:p>1.45E+12</text:p>
          </table:table-cell>
          <table:table-cell table:formula="oooc:=LOG([.U4]*10^-23/((10^(-0.4*([.C4]+48.6)))*1.972318803E+015);10)" office:value-type="float" office:value="0.218276837509414">
            <text:p>0.22</text:p>
          </table:table-cell>
          <table:table-cell table:formula="oooc:=-0.0333*[.V4]^3+0.3522*[.V4]^2+1.196*[.V4]+0.4967" office:value-type="float" office:value="0.774193276677689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NGC 3274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5495">
            <text:p>5.495E-01</text:p>
          </table:table-cell>
          <table:table-cell table:number-columns-repeated="2"/>
          <table:table-cell office:value-type="string">
            <text:p>NGC 3274</text:p>
          </table:table-cell>
          <table:table-cell office:value-type="float" office:value="6.9">
            <text:p>6.9</text:p>
          </table:table-cell>
          <table:table-cell office:value-type="float" office:value="-16.16">
            <text:p>-16.16</text:p>
          </table:table-cell>
          <table:table-cell table:number-columns-repeated="11"/>
        </table:table-row>
        <table:table-row table:style-name="ro1">
          <table:table-cell office:value-type="string">
            <text:p>UGC 6541</text:p>
          </table:table-cell>
          <table:table-cell office:value-type="float" office:value="21.48193">
            <text:p>21.48</text:p>
          </table:table-cell>
          <table:table-cell table:formula="oooc:=18.82-2.5*LOG([.B6];10)" office:value-type="float" office:value="15.4898167573036">
            <text:p>15.49</text:p>
          </table:table-cell>
          <table:table-cell office:value-type="float" office:value="0.0184">
            <text:p>0.02</text:p>
          </table:table-cell>
          <table:table-cell table:formula="oooc:=[.C6]-4.176*[.D6]" office:value-type="float" office:value="15.4129783573036">
            <text:p>15.41</text:p>
          </table:table-cell>
          <table:table-cell table:formula="oooc:=10^(-0.4*([.E6]+48.6))" office:value-type="float" office:value="2.48203931914195E-026">
            <text:p>2.48E-26</text:p>
          </table:table-cell>
          <table:table-cell table:formula="oooc:=4*3.1415*(3.08568025*10^24*[.M6])^2*[.F6]" office:value-type="float" office:value="4.49372774300098E+025">
            <text:p>4.49E+025</text:p>
          </table:table-cell>
          <table:table-cell table:formula="oooc:=1.4E-028*[.G6]" office:value-type="float" office:value="0.00629121884020137">
            <text:p>6.29E-03</text:p>
          </table:table-cell>
          <table:table-cell office:value-type="float" office:value="0.02089">
            <text:p>2.089E-02</text:p>
          </table:table-cell>
          <table:table-cell table:formula="oooc:=LOG([.I6];10)" office:value-type="float" office:value="-1.68006156001969">
            <text:p>-1.68</text:p>
          </table:table-cell>
          <table:table-cell table:formula="oooc:=LOG([.H6];10)" office:value-type="float" office:value="-2.20126520760806">
            <text:p>-2.2</text:p>
          </table:table-cell>
          <table:table-cell office:value-type="string">
            <text:p>UGC 6541</text:p>
          </table:table-cell>
          <table:table-cell office:value-type="float" office:value="3.89">
            <text:p>3.89</text:p>
          </table:table-cell>
          <table:table-cell office:value-type="float" office:value="-13.71">
            <text:p>-13.71</text:p>
          </table:table-cell>
          <table:table-cell table:number-columns-repeated="3"/>
          <table:table-cell table:style-name="ce4" office:value-type="float" office:value="0.00668">
            <text:p>6.68E-003</text:p>
          </table:table-cell>
          <table:table-cell table:style-name="ce4" office:value-type="float" office:value="0.183">
            <text:p>1.83E-001</text:p>
          </table:table-cell>
          <table:table-cell table:style-name="ce4" office:value-type="float" office:value="0.0831">
            <text:p>8.31E-002</text:p>
          </table:table-cell>
          <table:table-cell table:style-name="ce5" table:formula="oooc:=1.559*12500000000000*[.R6]+0.7686*4300000000000*[.S6]+1.347*1900000000000*[.T6]" office:value-type="float" office:value="947665670000">
            <text:p>9.48E+11</text:p>
          </table:table-cell>
          <table:table-cell table:formula="oooc:=LOG([.U6]*10^-23/((10^(-0.4*([.C6]+48.6)))*1.972318803E+015);10)" office:value-type="float" office:value="-0.682395263922383">
            <text:p>-0.68</text:p>
          </table:table-cell>
          <table:table-cell table:formula="oooc:=-0.0333*[.V6]^3+0.3522*[.V6]^2+1.196*[.V6]+0.4967" office:value-type="float" office:value="-0.144856500671263">
            <text:p>-0.14</text:p>
          </table:table-cell>
          <table:table-cell table:number-columns-repeated="2"/>
        </table:table-row>
        <table:table-row table:style-name="ro1">
          <table:table-cell office:value-type="string">
            <text:p>NGC 3738 </text:p>
          </table:table-cell>
          <table:table-cell office:value-type="float" office:value="99.31659">
            <text:p>99.32</text:p>
          </table:table-cell>
          <table:table-cell table:formula="oooc:=18.82-2.5*LOG([.B7];10)" office:value-type="float" office:value="13.8274455005224">
            <text:p>13.83</text:p>
          </table:table-cell>
          <table:table-cell office:value-type="float" office:value="0.0104">
            <text:p>0.01</text:p>
          </table:table-cell>
          <table:table-cell table:formula="oooc:=[.C7]-4.176*[.D7]" office:value-type="float" office:value="13.7840151005224">
            <text:p>13.78</text:p>
          </table:table-cell>
          <table:table-cell table:formula="oooc:=10^(-0.4*([.E7]+48.6))" office:value-type="float" office:value="1.11274066551987E-025">
            <text:p>1.11E-25</text:p>
          </table:table-cell>
          <table:table-cell table:formula="oooc:=4*3.1415*(3.08568025*10^24*[.M7])^2*[.F7]" office:value-type="float" office:value="3.19657587043426E+026">
            <text:p>3.20E+026</text:p>
          </table:table-cell>
          <table:table-cell table:formula="oooc:=1.4E-028*[.G7]" office:value-type="float" office:value="0.0447520621860796">
            <text:p>4.48E-02</text:p>
          </table:table-cell>
          <table:table-cell office:value-type="float" office:value="0.05012">
            <text:p>5.012E-02</text:p>
          </table:table-cell>
          <table:table-cell table:formula="oooc:=LOG([.I7];10)" office:value-type="float" office:value="-1.29998893767789">
            <text:p>-1.3</text:p>
          </table:table-cell>
          <table:table-cell table:formula="oooc:=LOG([.H7];10)" office:value-type="float" office:value="-1.34918694748997">
            <text:p>-1.35</text:p>
          </table:table-cell>
          <table:table-cell office:value-type="string">
            <text:p>NGC 3738 </text:p>
          </table:table-cell>
          <table:table-cell office:value-type="float" office:value="4.9">
            <text:p>4.9</text:p>
          </table:table-cell>
          <table:table-cell office:value-type="float" office:value="-16.61">
            <text:p>-16.61</text:p>
          </table:table-cell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>
            <text:p>NGC 3741</text:p>
          </table:table-cell>
          <table:table-cell office:value-type="float" office:value="24.24203">
            <text:p>24.24</text:p>
          </table:table-cell>
          <table:table-cell table:formula="oooc:=18.82-2.5*LOG([.B8];10)" office:value-type="float" office:value="15.3585775391435">
            <text:p>15.36</text:p>
          </table:table-cell>
          <table:table-cell office:value-type="float" office:value="0.0243">
            <text:p>0.02</text:p>
          </table:table-cell>
          <table:table-cell table:formula="oooc:=[.C8]-4.176*[.D8]" office:value-type="float" office:value="15.2571007391435">
            <text:p>15.26</text:p>
          </table:table-cell>
          <table:table-cell table:formula="oooc:=10^(-0.4*([.E8]+48.6))" office:value-type="float" office:value="2.86523141588316E-026">
            <text:p>2.87E-26</text:p>
          </table:table-cell>
          <table:table-cell table:formula="oooc:=4*3.1415*(3.08568025*10^24*[.M8])^2*[.F8]" office:value-type="float" office:value="3.14734142792257E+025">
            <text:p>3.15E+025</text:p>
          </table:table-cell>
          <table:table-cell table:formula="oooc:=1.4E-028*[.G8]" office:value-type="float" office:value="0.0044062779990916">
            <text:p>4.41E-03</text:p>
          </table:table-cell>
          <table:table-cell office:value-type="float" office:value="0.005248">
            <text:p>5.248E-03</text:p>
          </table:table-cell>
          <table:table-cell table:formula="oooc:=LOG([.I8];10)" office:value-type="float" office:value="-2.2800061736324">
            <text:p>-2.28</text:p>
          </table:table-cell>
          <table:table-cell table:formula="oooc:=LOG([.H8];10)" office:value-type="float" office:value="-2.3559281059908">
            <text:p>-2.36</text:p>
          </table:table-cell>
          <table:table-cell office:value-type="string">
            <text:p>NGC 3741</text:p>
          </table:table-cell>
          <table:table-cell office:value-type="float" office:value="3.03">
            <text:p>3.03</text:p>
          </table:table-cell>
          <table:table-cell office:value-type="float" office:value="-13.13">
            <text:p>-13.13</text:p>
          </table:table-cell>
          <table:table-cell table:number-columns-repeated="3"/>
          <table:table-cell table:style-name="ce4" office:value-type="float" office:value="0.00557">
            <text:p>5.57E-003</text:p>
          </table:table-cell>
          <table:table-cell table:style-name="ce4" office:value-type="float" office:value="0.171">
            <text:p>1.71E-001</text:p>
          </table:table-cell>
          <table:table-cell table:style-name="ce4" office:value-type="float" office:value="0.12">
            <text:p>1.20E-001</text:p>
          </table:table-cell>
          <table:table-cell table:style-name="ce5" table:formula="oooc:=1.559*12500000000000*[.R8]+0.7686*4300000000000*[.S8]+1.347*1900000000000*[.T8]" office:value-type="float" office:value="980812955000">
            <text:p>9.81E+11</text:p>
          </table:table-cell>
          <table:table-cell table:formula="oooc:=LOG([.U8]*10^-23/((10^(-0.4*([.C8]+48.6)))*1.972318803E+015);10)" office:value-type="float" office:value="-0.719959905846078">
            <text:p>-0.72</text:p>
          </table:table-cell>
          <table:table-cell table:formula="oooc:=-0.0333*[.V8]^3+0.3522*[.V8]^2+1.196*[.V8]+0.4967" office:value-type="float" office:value="-0.169384819184423">
            <text:p>-0.17</text:p>
          </table:table-cell>
          <table:table-cell table:number-columns-repeated="2"/>
        </table:table-row>
        <table:table-row table:style-name="ro1">
          <table:table-cell office:value-type="string">
            <text:p>DDO 99</text:p>
          </table:table-cell>
          <table:table-cell office:value-type="float" office:value="41.47007">
            <text:p>41.47</text:p>
          </table:table-cell>
          <table:table-cell table:formula="oooc:=18.82-2.5*LOG([.B9];10)" office:value-type="float" office:value="14.7756630789044">
            <text:p>14.78</text:p>
          </table:table-cell>
          <table:table-cell office:value-type="float" office:value="0.0233">
            <text:p>0.02</text:p>
          </table:table-cell>
          <table:table-cell table:formula="oooc:=[.C9]-7.9*[.D9]" office:value-type="float" office:value="14.5915930789044">
            <text:p>14.59</text:p>
          </table:table-cell>
          <table:table-cell table:formula="oooc:=10^(-0.4*([.E9]+48.6))" office:value-type="float" office:value="5.28886849249555E-026">
            <text:p>5.29E-26</text:p>
          </table:table-cell>
          <table:table-cell table:formula="oooc:=4*3.1415*(3.08568025*10^24*[.M9])^2*[.F9]" office:value-type="float" office:value="4.41031408367485E+025">
            <text:p>4.41E+025</text:p>
          </table:table-cell>
          <table:table-cell table:formula="oooc:=1.4E-028*[.G9]" office:value-type="float" office:value="0.0061744397171448">
            <text:p>6.17E-03</text:p>
          </table:table-cell>
          <table:table-cell office:value-type="float" office:value="0.003311">
            <text:p>3.311E-03</text:p>
          </table:table-cell>
          <table:table-cell table:formula="oooc:=LOG([.I9];10)" office:value-type="float" office:value="-2.48004081924793">
            <text:p>-2.48</text:p>
          </table:table-cell>
          <table:table-cell table:formula="oooc:=LOG([.H9];10)" office:value-type="float" office:value="-2.20940244516013">
            <text:p>-2.21</text:p>
          </table:table-cell>
          <table:table-cell office:value-type="string">
            <text:p>DDO 99</text:p>
          </table:table-cell>
          <table:table-cell office:value-type="float" office:value="2.64">
            <text:p>2.64</text:p>
          </table:table-cell>
          <table:table-cell office:value-type="float" office:value="-13.52">
            <text:p>-13.52</text:p>
          </table:table-cell>
          <table:table-cell table:number-columns-repeated="11"/>
        </table:table-row>
        <table:table-row table:style-name="ro1">
          <table:table-cell office:value-type="string">
            <text:p>BTS 76</text:p>
          </table:table-cell>
          <table:table-cell office:value-type="float" office:value="0.2564152">
            <text:p>0.26</text:p>
          </table:table-cell>
          <table:table-cell table:formula="oooc:=18.82-2.5*LOG([.B10];10)" office:value-type="float" office:value="20.297640584774">
            <text:p>20.3</text:p>
          </table:table-cell>
          <table:table-cell office:value-type="float" office:value="0.023">
            <text:p>0.02</text:p>
          </table:table-cell>
          <table:table-cell table:formula="oooc:=[.C10]-4.176*[.D10]" office:value-type="float" office:value="20.201592584774">
            <text:p>20.2</text:p>
          </table:table-cell>
          <table:table-cell table:formula="oooc:=10^(-0.4*([.E10]+48.6))" office:value-type="float" office:value="3.01552522761039E-028">
            <text:p>3.02E-28</text:p>
          </table:table-cell>
          <table:table-cell table:formula="oooc:=4*3.1415*(3.08568025*10^24*[.M10])^2*[.F10]" office:value-type="float" office:value="1.43199981538228E+024">
            <text:p>1.43E+024</text:p>
          </table:table-cell>
          <table:table-cell table:formula="oooc:=1.4E-028*[.G10]" office:value-type="float" office:value="0.000200479974153519">
            <text:p>2.00E-04</text:p>
          </table:table-cell>
          <table:table-cell office:value-type="float" office:value="0.0003548">
            <text:p>3.548E-04</text:p>
          </table:table-cell>
          <table:table-cell table:formula="oooc:=LOG([.I10];10)" office:value-type="float" office:value="-3.45001638884031">
            <text:p>-3.45</text:p>
          </table:table-cell>
          <table:table-cell table:formula="oooc:=LOG([.H10];10)" office:value-type="float" office:value="-3.69792900234047">
            <text:p>-3.7</text:p>
          </table:table-cell>
          <table:table-cell office:value-type="string">
            <text:p>BTS 76</text:p>
          </table:table-cell>
          <table:table-cell office:value-type="float" office:value="6.3">
            <text:p>6.3</text:p>
          </table:table-cell>
          <table:table-cell office:value-type="float" office:value="-12.6">
            <text:p>-12.6</text:p>
          </table:table-cell>
          <table:table-cell table:number-columns-repeated="11"/>
        </table:table-row>
        <table:table-row table:style-name="ro1">
          <table:table-cell office:value-type="string">
            <text:p>NGC 4068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2239">
            <text:p>2.239E-02</text:p>
          </table:table-cell>
          <table:table-cell table:number-columns-repeated="2"/>
          <table:table-cell office:value-type="string">
            <text:p>NGC 4068</text:p>
          </table:table-cell>
          <table:table-cell office:value-type="float" office:value="4.31">
            <text:p>4.31</text:p>
          </table:table-cell>
          <table:table-cell office:value-type="float" office:value="-15.07">
            <text:p>-15.07</text:p>
          </table:table-cell>
          <table:table-cell table:number-columns-repeated="11"/>
        </table:table-row>
        <table:table-row table:style-name="ro1">
          <table:table-cell office:value-type="string">
            <text:p>MCG 627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02399">
            <text:p>2.399E-04</text:p>
          </table:table-cell>
          <table:table-cell table:number-columns-repeated="2"/>
          <table:table-cell office:value-type="string">
            <text:p>MCG 627</text:p>
          </table:table-cell>
          <table:table-cell office:value-type="float" office:value="4.7">
            <text:p>4.7</text:p>
          </table:table-cell>
          <table:table-cell office:value-type="float" office:value="-12.97">
            <text:p>-12.97</text:p>
          </table:table-cell>
          <table:table-cell table:number-columns-repeated="11"/>
        </table:table-row>
        <table:table-row table:style-name="ro1">
          <table:table-cell office:value-type="string">
            <text:p>NGC 4163</text:p>
          </table:table-cell>
          <table:table-cell office:value-type="float" office:value="20.60861">
            <text:p>20.61</text:p>
          </table:table-cell>
          <table:table-cell table:formula="oooc:=18.82-2.5*LOG([.B13];10)" office:value-type="float" office:value="15.5348782483161">
            <text:p>15.53</text:p>
          </table:table-cell>
          <table:table-cell office:value-type="float" office:value="0.0199">
            <text:p>0.02</text:p>
          </table:table-cell>
          <table:table-cell table:formula="oooc:=[.C13]-[.W13]" office:value-type="float" office:value="15.5320092829188">
            <text:p>15.53</text:p>
          </table:table-cell>
          <table:table-cell table:formula="oooc:=10^(-0.4*([.E13]+48.6))" office:value-type="float" office:value="2.22431498076828E-026">
            <text:p>2.22E-26</text:p>
          </table:table-cell>
          <table:table-cell table:formula="oooc:=4*3.1415*(3.08568025*10^24*[.M13])^2*[.F13]" office:value-type="float" office:value="2.33173185535233E+025">
            <text:p>2.33E+025</text:p>
          </table:table-cell>
          <table:table-cell table:formula="oooc:=1.4E-028*[.G13]" office:value-type="float" office:value="0.00326442459749326">
            <text:p>3.26E-03</text:p>
          </table:table-cell>
          <table:table-cell office:value-type="float" office:value="0.001479">
            <text:p>1.479E-03</text:p>
          </table:table-cell>
          <table:table-cell table:formula="oooc:=LOG([.I13];10)" office:value-type="float" office:value="-2.83003182600311">
            <text:p>-2.83</text:p>
          </table:table-cell>
          <table:table-cell table:formula="oooc:=LOG([.H13];10)" office:value-type="float" office:value="-2.48619335838768">
            <text:p>-2.49</text:p>
          </table:table-cell>
          <table:table-cell office:value-type="string">
            <text:p>NGC 4163</text:p>
          </table:table-cell>
          <table:table-cell office:value-type="float" office:value="2.96">
            <text:p>2.96</text:p>
          </table:table-cell>
          <table:table-cell office:value-type="float" office:value="-13.81">
            <text:p>-13.81</text:p>
          </table:table-cell>
          <table:table-cell table:number-columns-repeated="3"/>
          <table:table-cell table:style-name="ce4" office:value-type="float" office:value="0.0124">
            <text:p>1.24E-002</text:p>
          </table:table-cell>
          <table:table-cell table:style-name="ce4" office:value-type="float" office:value="0.177">
            <text:p>1.77E-001</text:p>
          </table:table-cell>
          <table:table-cell table:style-name="ce4" office:value-type="float" office:value="0.236">
            <text:p>2.36E-001</text:p>
          </table:table-cell>
          <table:table-cell table:style-name="ce5" table:formula="oooc:=1.559*12500000000000*[.R13]+0.7686*4300000000000*[.S13]+1.347*1900000000000*[.T13]" office:value-type="float" office:value="1430621260000">
            <text:p>1.43E+12</text:p>
          </table:table-cell>
          <table:table-cell table:formula="oooc:=LOG([.U13]*10^-23/((10^(-0.4*([.C13]+48.6)))*1.972318803E+015);10)" office:value-type="float" office:value="-0.485501141071595">
            <text:p>-0.49</text:p>
          </table:table-cell>
          <table:table-cell table:formula="oooc:=-0.0333*[.V13]^3+0.3522*[.V13]^2+1.196*[.V13]+0.4967" office:value-type="float" office:value="0.00286896539725101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NGC 4190</text:p>
          </table:table-cell>
          <table:table-cell office:value-type="float" office:value="35.09769">
            <text:p>35.1</text:p>
          </table:table-cell>
          <table:table-cell table:formula="oooc:=18.82-2.5*LOG([.B14];10)" office:value-type="float" office:value="14.9568036656208">
            <text:p>14.96</text:p>
          </table:table-cell>
          <table:table-cell office:value-type="float" office:value="0.0278">
            <text:p>0.03</text:p>
          </table:table-cell>
          <table:table-cell table:formula="oooc:=[.C14]-[.W14]" office:value-type="float" office:value="14.7579355819495">
            <text:p>14.76</text:p>
          </table:table-cell>
          <table:table-cell table:formula="oooc:=10^(-0.4*([.E14]+48.6))" office:value-type="float" office:value="4.53759538244993E-026">
            <text:p>4.54E-26</text:p>
          </table:table-cell>
          <table:table-cell table:formula="oooc:=4*3.1415*(3.08568025*10^24*[.M14])^2*[.F14]" office:value-type="float" office:value="6.65059885001934E+025">
            <text:p>6.65E+025</text:p>
          </table:table-cell>
          <table:table-cell table:formula="oooc:=1.4E-028*[.G14]" office:value-type="float" office:value="0.00931083839002708">
            <text:p>9.31E-03</text:p>
          </table:table-cell>
          <table:table-cell office:value-type="float" office:value="0.007943">
            <text:p>7.943E-03</text:p>
          </table:table-cell>
          <table:table-cell table:formula="oooc:=LOG([.I14];10)" office:value-type="float" office:value="-2.10001543745061">
            <text:p>-2.1</text:p>
          </table:table-cell>
          <table:table-cell table:formula="oooc:=LOG([.H14];10)" office:value-type="float" office:value="-2.03101121141726">
            <text:p>-2.03</text:p>
          </table:table-cell>
          <table:table-cell office:value-type="string">
            <text:p>NGC 4190</text:p>
          </table:table-cell>
          <table:table-cell office:value-type="float" office:value="3.5">
            <text:p>3.5</text:p>
          </table:table-cell>
          <table:table-cell office:value-type="float" office:value="-14.33">
            <text:p>-14.33</text:p>
          </table:table-cell>
          <table:table-cell table:number-columns-repeated="3"/>
          <table:table-cell table:style-name="ce4" office:value-type="float" office:value="0.0178">
            <text:p>1.78E-002</text:p>
          </table:table-cell>
          <table:table-cell table:style-name="ce4" office:value-type="float" office:value="0.565">
            <text:p>5.65E-001</text:p>
          </table:table-cell>
          <table:table-cell table:style-name="ce4" office:value-type="float" office:value="0.694">
            <text:p>6.94E-001</text:p>
          </table:table-cell>
          <table:table-cell table:style-name="ce5" table:formula="oooc:=1.559*12500000000000*[.R14]+0.7686*4300000000000*[.S14]+1.347*1900000000000*[.T14]" office:value-type="float" office:value="3990345400000">
            <text:p>3.99E+12</text:p>
          </table:table-cell>
          <table:table-cell table:formula="oooc:=LOG([.U14]*10^-23/((10^(-0.4*([.C14]+48.6)))*1.972318803E+015);10)" office:value-type="float" office:value="-0.271245159439552">
            <text:p>-0.27</text:p>
          </table:table-cell>
          <table:table-cell table:formula="oooc:=-0.0333*[.V14]^3+0.3522*[.V14]^2+1.196*[.V14]+0.4967" office:value-type="float" office:value="0.198868083671346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DDO 113</text:p>
          </table:table-cell>
          <table:table-cell office:value-type="float" office:value="0.3484193">
            <text:p>0.35</text:p>
          </table:table-cell>
          <table:table-cell table:formula="oooc:=18.82-2.5*LOG([.B15];10)" office:value-type="float" office:value="19.9647444902793">
            <text:p>19.96</text:p>
          </table:table-cell>
          <table:table-cell office:value-type="float" office:value="0.0198">
            <text:p>0.02</text:p>
          </table:table-cell>
          <table:table-cell table:formula="oooc:=[.C15]-4.176*[.D15]" office:value-type="float" office:value="19.8820596902793">
            <text:p>19.88</text:p>
          </table:table-cell>
          <table:table-cell table:formula="oooc:=10^(-0.4*([.E15]+48.6))" office:value-type="float" office:value="4.04739996774888E-028">
            <text:p>4.05E-28</text:p>
          </table:table-cell>
          <table:table-cell table:formula="oooc:=4*3.1415*(3.08568025*10^24*[.M15])^2*[.F15]" office:value-type="float" office:value="3.96102047316346E+023">
            <text:p>3.96E+023</text:p>
          </table:table-cell>
          <table:table-cell table:formula="oooc:=1.4E-028*[.G15]" office:value-type="float" office:value="0.0000554542866242884">
            <text:p>5.55E-05</text:p>
          </table:table-cell>
          <table:table-cell office:value-type="float" office:value="0.00001">
            <text:p>1.000E-05</text:p>
          </table:table-cell>
          <table:table-cell table:formula="oooc:=LOG([.I15];10)" office:value-type="float" office:value="-5">
            <text:p>-5</text:p>
          </table:table-cell>
          <table:table-cell table:formula="oooc:=LOG([.H15];10)" office:value-type="float" office:value="-4.25606487719166">
            <text:p>-4.26</text:p>
          </table:table-cell>
          <table:table-cell office:value-type="string">
            <text:p>DDO 113</text:p>
          </table:table-cell>
          <table:table-cell office:value-type="float" office:value="2.86">
            <text:p>2.86</text:p>
          </table:table-cell>
          <table:table-cell office:value-type="float" office:value="-11.67">
            <text:p>-11.67</text:p>
          </table:table-cell>
          <table:table-cell table:number-columns-repeated="11"/>
        </table:table-row>
        <table:table-row table:style-name="ro1">
          <table:table-cell office:value-type="string">
            <text:p>MCG 920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1047">
            <text:p>1.047E-03</text:p>
          </table:table-cell>
          <table:table-cell table:number-columns-repeated="2"/>
          <table:table-cell office:value-type="string">
            <text:p>MCG 920</text:p>
          </table:table-cell>
          <table:table-cell office:value-type="float" office:value="3.4">
            <text:p>3.4</text:p>
          </table:table-cell>
          <table:table-cell office:value-type="float" office:value="-12.46">
            <text:p>-12.46</text:p>
          </table:table-cell>
          <table:table-cell table:number-columns-repeated="11"/>
        </table:table-row>
        <table:table-row table:style-name="ro1">
          <table:table-cell office:value-type="string">
            <text:p>IC 3308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2089">
            <text:p>2.089E-02</text:p>
          </table:table-cell>
          <table:table-cell table:number-columns-repeated="2"/>
          <table:table-cell office:value-type="string">
            <text:p>IC 3308</text:p>
          </table:table-cell>
          <table:table-cell office:value-type="float" office:value="12.8">
            <text:p>12.8</text:p>
          </table:table-cell>
          <table:table-cell office:value-type="float" office:value="-15.55">
            <text:p>-15.55</text:p>
          </table:table-cell>
          <table:table-cell table:number-columns-repeated="11"/>
        </table:table-row>
        <table:table-row table:style-name="ro1">
          <table:table-cell office:value-type="string">
            <text:p>KK 144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07762">
            <text:p>7.762E-04</text:p>
          </table:table-cell>
          <table:table-cell table:number-columns-repeated="2"/>
          <table:table-cell office:value-type="string">
            <text:p>KK 144</text:p>
          </table:table-cell>
          <table:table-cell office:value-type="float" office:value="6.3">
            <text:p>6.3</text:p>
          </table:table-cell>
          <table:table-cell office:value-type="float" office:value="-12.59">
            <text:p>-12.59</text:p>
          </table:table-cell>
          <table:table-cell table:number-columns-repeated="11"/>
        </table:table-row>
        <table:table-row table:style-name="ro1">
          <table:table-cell office:value-type="string">
            <text:p>UGCA 281</text:p>
          </table:table-cell>
          <table:table-cell office:value-type="float" office:value="26.85702">
            <text:p>26.86</text:p>
          </table:table-cell>
          <table:table-cell table:formula="oooc:=18.82-2.5*LOG([.B19];10)" office:value-type="float" office:value="15.2473554435534">
            <text:p>15.25</text:p>
          </table:table-cell>
          <table:table-cell office:value-type="float" office:value="0.0142">
            <text:p>0.01</text:p>
          </table:table-cell>
          <table:table-cell table:formula="oooc:=[.C19]-[.W19]" office:value-type="float" office:value="15.0464394796389">
            <text:p>15.05</text:p>
          </table:table-cell>
          <table:table-cell table:formula="oooc:=10^(-0.4*([.E19]+48.6))" office:value-type="float" office:value="3.47875792043241E-026">
            <text:p>3.48E-26</text:p>
          </table:table-cell>
          <table:table-cell table:formula="oooc:=4*3.1415*(3.08568025*10^24*[.M19])^2*[.F19]" office:value-type="float" office:value="1.22722096061716E+026">
            <text:p>1.23E+026</text:p>
          </table:table-cell>
          <table:table-cell table:formula="oooc:=1.4E-028*[.G19]" office:value-type="float" office:value="0.0171810934486403">
            <text:p>1.72E-02</text:p>
          </table:table-cell>
          <table:table-cell office:value-type="float" office:value="0.06166">
            <text:p>6.166E-02</text:p>
          </table:table-cell>
          <table:table-cell table:formula="oooc:=LOG([.I19];10)" office:value-type="float" office:value="-1.20999647960951">
            <text:p>-1.21</text:p>
          </table:table-cell>
          <table:table-cell table:formula="oooc:=LOG([.H19];10)" office:value-type="float" office:value="-1.76494920001588">
            <text:p>-1.76</text:p>
          </table:table-cell>
          <table:table-cell office:value-type="string">
            <text:p>UGCA 281</text:p>
          </table:table-cell>
          <table:table-cell office:value-type="float" office:value="5.43">
            <text:p>5.43</text:p>
          </table:table-cell>
          <table:table-cell office:value-type="float" office:value="-13.86">
            <text:p>-13.86</text:p>
          </table:table-cell>
          <table:table-cell table:number-columns-repeated="3"/>
          <table:table-cell table:style-name="ce4" office:value-type="float" office:value="0.0589">
            <text:p>5.89E-002</text:p>
          </table:table-cell>
          <table:table-cell table:style-name="ce4" office:value-type="float" office:value="0.447">
            <text:p>4.47E-001</text:p>
          </table:table-cell>
          <table:table-cell table:style-name="ce4" office:value-type="float" office:value="0.173">
            <text:p>1.73E-001</text:p>
          </table:table-cell>
          <table:table-cell table:style-name="ce5" table:formula="oooc:=1.559*12500000000000*[.R19]+0.7686*4300000000000*[.S19]+1.347*1900000000000*[.T19]" office:value-type="float" office:value="3067898710000">
            <text:p>3.07E+12</text:p>
          </table:table-cell>
          <table:table-cell table:formula="oooc:=LOG([.U19]*10^-23/((10^(-0.4*([.C19]+48.6)))*1.972318803E+015);10)" office:value-type="float" office:value="-0.269193920832146">
            <text:p>-0.27</text:p>
          </table:table-cell>
          <table:table-cell table:formula="oooc:=-0.0333*[.V19]^3+0.3522*[.V19]^2+1.196*[.V19]+0.4967" office:value-type="float" office:value="0.20091596391454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DDO 126</text:p>
          </table:table-cell>
          <table:table-cell office:value-type="float" office:value="31.03276">
            <text:p>31.03</text:p>
          </table:table-cell>
          <table:table-cell table:formula="oooc:=18.82-2.5*LOG([.B20];10)" office:value-type="float" office:value="15.0904489932451">
            <text:p>15.09</text:p>
          </table:table-cell>
          <table:table-cell office:value-type="float" office:value="0.0138">
            <text:p>0.01</text:p>
          </table:table-cell>
          <table:table-cell table:formula="oooc:=[.C20]-4.176*[.D20]" office:value-type="float" office:value="15.0328201932451">
            <text:p>15.03</text:p>
          </table:table-cell>
          <table:table-cell table:formula="oooc:=10^(-0.4*([.E20]+48.6))" office:value-type="float" office:value="3.52266969066111E-026">
            <text:p>3.52E-26</text:p>
          </table:table-cell>
          <table:table-cell table:formula="oooc:=4*3.1415*(3.08568025*10^24*[.M20])^2*[.F20]" office:value-type="float" office:value="9.99605741887038E+025">
            <text:p>1.00E+026</text:p>
          </table:table-cell>
          <table:table-cell table:formula="oooc:=1.4E-028*[.G20]" office:value-type="float" office:value="0.0139944803864185">
            <text:p>1.40E-02</text:p>
          </table:table-cell>
          <table:table-cell office:value-type="float" office:value="0.0123">
            <text:p>1.230E-02</text:p>
          </table:table-cell>
          <table:table-cell table:formula="oooc:=LOG([.I20];10)" office:value-type="float" office:value="-1.9100948885606">
            <text:p>-1.91</text:p>
          </table:table-cell>
          <table:table-cell table:formula="oooc:=LOG([.H20];10)" office:value-type="float" office:value="-1.85404322220679">
            <text:p>-1.85</text:p>
          </table:table-cell>
          <table:table-cell office:value-type="string">
            <text:p>DDO 126</text:p>
          </table:table-cell>
          <table:table-cell office:value-type="float" office:value="4.87">
            <text:p>4.87</text:p>
          </table:table-cell>
          <table:table-cell office:value-type="float" office:value="-14.38">
            <text:p>-14.38</text:p>
          </table:table-cell>
          <table:table-cell table:number-columns-repeated="11"/>
        </table:table-row>
        <table:table-row table:style-name="ro1">
          <table:table-cell office:value-type="string">
            <text:p>DDO 125</text:p>
          </table:table-cell>
          <table:table-cell office:value-type="float" office:value="36.73144">
            <text:p>36.73</text:p>
          </table:table-cell>
          <table:table-cell table:formula="oooc:=18.82-2.5*LOG([.B21];10)" office:value-type="float" office:value="14.9074051136729">
            <text:p>14.91</text:p>
          </table:table-cell>
          <table:table-cell office:value-type="float" office:value="0.0198">
            <text:p>0.02</text:p>
          </table:table-cell>
          <table:table-cell table:formula="oooc:=[.C21]-4.176*[.D21]" office:value-type="float" office:value="14.8247203136729">
            <text:p>14.82</text:p>
          </table:table-cell>
          <table:table-cell table:formula="oooc:=10^(-0.4*([.E21]+48.6))" office:value-type="float" office:value="4.26689420107815E-026">
            <text:p>4.27E-26</text:p>
          </table:table-cell>
          <table:table-cell table:formula="oooc:=4*3.1415*(3.08568025*10^24*[.M21])^2*[.F21]" office:value-type="float" office:value="3.29365574716137E+025">
            <text:p>3.29E+025</text:p>
          </table:table-cell>
          <table:table-cell table:formula="oooc:=1.4E-028*[.G21]" office:value-type="float" office:value="0.00461111804602592">
            <text:p>4.61E-03</text:p>
          </table:table-cell>
          <table:table-cell office:value-type="float" office:value="0.00182">
            <text:p>1.820E-03</text:p>
          </table:table-cell>
          <table:table-cell table:formula="oooc:=LOG([.I21];10)" office:value-type="float" office:value="-2.73992861201492">
            <text:p>-2.74</text:p>
          </table:table-cell>
          <table:table-cell table:formula="oooc:=LOG([.H21];10)" office:value-type="float" office:value="-2.33619375956731">
            <text:p>-2.34</text:p>
          </table:table-cell>
          <table:table-cell office:value-type="string">
            <text:p>DDO 125</text:p>
          </table:table-cell>
          <table:table-cell office:value-type="float" office:value="2.54">
            <text:p>2.54</text:p>
          </table:table-cell>
          <table:table-cell office:value-type="float" office:value="-14.16">
            <text:p>-14.16</text:p>
          </table:table-cell>
          <table:table-cell table:number-columns-repeated="11"/>
        </table:table-row>
        <table:table-row table:style-name="ro1">
          <table:table-cell office:value-type="string">
            <text:p>UGC 7584</text:p>
          </table:table-cell>
          <table:table-cell office:value-type="float" office:value="4.770015">
            <text:p>4.77</text:p>
          </table:table-cell>
          <table:table-cell table:formula="oooc:=18.82-2.5*LOG([.B22];10)" office:value-type="float" office:value="17.1237006381403">
            <text:p>17.12</text:p>
          </table:table-cell>
          <table:table-cell office:value-type="float" office:value="0.0238">
            <text:p>0.02</text:p>
          </table:table-cell>
          <table:table-cell table:formula="oooc:=[.C22]-4.176*[.D22]" office:value-type="float" office:value="17.0243118381403">
            <text:p>17.02</text:p>
          </table:table-cell>
          <table:table-cell table:formula="oooc:=10^(-0.4*([.E22]+48.6))" office:value-type="float" office:value="5.62697861626057E-027">
            <text:p>5.63E-27</text:p>
          </table:table-cell>
          <table:table-cell table:formula="oooc:=4*3.1415*(3.08568025*10^24*[.M22])^2*[.F22]" office:value-type="float" office:value="3.8886722979656E+025">
            <text:p>3.89E+025</text:p>
          </table:table-cell>
          <table:table-cell table:formula="oooc:=1.4E-028*[.G22]" office:value-type="float" office:value="0.00544414121715183">
            <text:p>5.44E-03</text:p>
          </table:table-cell>
          <table:table-cell office:value-type="float" office:value="0.003162">
            <text:p>3.162E-03</text:p>
          </table:table-cell>
          <table:table-cell table:formula="oooc:=LOG([.I22];10)" office:value-type="float" office:value="-2.50003813440381">
            <text:p>-2.5</text:p>
          </table:table-cell>
          <table:table-cell table:formula="oooc:=LOG([.H22];10)" office:value-type="float" office:value="-2.26407061803256">
            <text:p>-2.26</text:p>
          </table:table-cell>
          <table:table-cell office:value-type="string">
            <text:p>UGC 7584</text:p>
          </table:table-cell>
          <table:table-cell office:value-type="float" office:value="7.6">
            <text:p>7.6</text:p>
          </table:table-cell>
          <table:table-cell office:value-type="float" office:value="-13.3">
            <text:p>-13.3</text:p>
          </table:table-cell>
          <table:table-cell table:number-columns-repeated="11"/>
        </table:table-row>
        <table:table-row table:style-name="ro1">
          <table:table-cell office:value-type="string">
            <text:p>DDO 127</text:p>
          </table:table-cell>
          <table:table-cell office:value-type="float" office:value="12.05005">
            <text:p>12.05</text:p>
          </table:table-cell>
          <table:table-cell table:formula="oooc:=18.82-2.5*LOG([.B23];10)" office:value-type="float" office:value="16.1175278776026">
            <text:p>16.12</text:p>
          </table:table-cell>
          <table:table-cell office:value-type="float" office:value="0.0171">
            <text:p>0.02</text:p>
          </table:table-cell>
          <table:table-cell table:formula="oooc:=[.C23]-4.176*[.D23]" office:value-type="float" office:value="16.0461182776026">
            <text:p>16.05</text:p>
          </table:table-cell>
          <table:table-cell table:formula="oooc:=10^(-0.4*([.E23]+48.6))" office:value-type="float" office:value="1.38532824487648E-026">
            <text:p>1.39E-26</text:p>
          </table:table-cell>
          <table:table-cell table:formula="oooc:=4*3.1415*(3.08568025*10^24*[.M23])^2*[.F23]" office:value-type="float" office:value="7.8913220469536E+025">
            <text:p>7.89E+025</text:p>
          </table:table-cell>
          <table:table-cell table:formula="oooc:=1.4E-028*[.G23]" office:value-type="float" office:value="0.011047850865735">
            <text:p>1.10E-02</text:p>
          </table:table-cell>
          <table:table-cell office:value-type="float" office:value="0.001445">
            <text:p>1.445E-03</text:p>
          </table:table-cell>
          <table:table-cell table:formula="oooc:=LOG([.I23];10)" office:value-type="float" office:value="-2.84013215290743">
            <text:p>-2.84</text:p>
          </table:table-cell>
          <table:table-cell table:formula="oooc:=LOG([.H23];10)" office:value-type="float" office:value="-1.95672219690458">
            <text:p>-1.96</text:p>
          </table:table-cell>
          <table:table-cell office:value-type="string">
            <text:p>DDO 127</text:p>
          </table:table-cell>
          <table:table-cell office:value-type="float" office:value="6.9">
            <text:p>6.9</text:p>
          </table:table-cell>
          <table:table-cell office:value-type="float" office:value="-14.28">
            <text:p>-14.28</text:p>
          </table:table-cell>
          <table:table-cell table:number-columns-repeated="11"/>
        </table:table-row>
        <table:table-row table:style-name="ro1">
          <table:table-cell office:value-type="string">
            <text:p>UGC 7605</text:p>
          </table:table-cell>
          <table:table-cell office:value-type="float" office:value="14.55893">
            <text:p>14.56</text:p>
          </table:table-cell>
          <table:table-cell table:formula="oooc:=18.82-2.5*LOG([.B24];10)" office:value-type="float" office:value="15.9121763551693">
            <text:p>15.91</text:p>
          </table:table-cell>
          <table:table-cell office:value-type="float" office:value="0.0142">
            <text:p>0.01</text:p>
          </table:table-cell>
          <table:table-cell table:formula="oooc:=[.C24]-4.176*[.D24]" office:value-type="float" office:value="15.8528771551693">
            <text:p>15.85</text:p>
          </table:table-cell>
          <table:table-cell table:formula="oooc:=10^(-0.4*([.E24]+48.6))" office:value-type="float" office:value="1.65519489399436E-026">
            <text:p>1.66E-26</text:p>
          </table:table-cell>
          <table:table-cell table:formula="oooc:=4*3.1415*(3.08568025*10^24*[.M24])^2*[.F24]" office:value-type="float" office:value="3.88647150041856E+025">
            <text:p>3.89E+025</text:p>
          </table:table-cell>
          <table:table-cell table:formula="oooc:=1.4E-028*[.G24]" office:value-type="float" office:value="0.00544106010058598">
            <text:p>5.44E-03</text:p>
          </table:table-cell>
          <table:table-cell office:value-type="float" office:value="0.003236">
            <text:p>3.236E-03</text:p>
          </table:table-cell>
          <table:table-cell table:formula="oooc:=LOG([.I24];10)" office:value-type="float" office:value="-2.48999148705976">
            <text:p>-2.49</text:p>
          </table:table-cell>
          <table:table-cell table:formula="oooc:=LOG([.H24];10)" office:value-type="float" office:value="-2.26431647695962">
            <text:p>-2.26</text:p>
          </table:table-cell>
          <table:table-cell office:value-type="string">
            <text:p>UGC 7605</text:p>
          </table:table-cell>
          <table:table-cell office:value-type="float" office:value="4.43">
            <text:p>4.43</text:p>
          </table:table-cell>
          <table:table-cell office:value-type="float" office:value="-13.53">
            <text:p>-13.53</text:p>
          </table:table-cell>
          <table:table-cell table:number-columns-repeated="3"/>
          <table:table-cell table:style-name="ce4" office:value-type="float" office:value="0.00163">
            <text:p>1.63E-003</text:p>
          </table:table-cell>
          <table:table-cell table:style-name="ce4" office:value-type="float" office:value="0.0579">
            <text:p>5.79E-002</text:p>
          </table:table-cell>
          <table:table-cell table:style-name="ce4" office:value-type="float" office:value="0.248">
            <text:p>2.48E-001</text:p>
          </table:table-cell>
          <table:table-cell table:style-name="ce5" table:formula="oooc:=1.559*12500000000000*[.R24]+0.7686*4300000000000*[.S24]+1.347*1900000000000*[.T24]" office:value-type="float" office:value="857829367000">
            <text:p>8.58E+11</text:p>
          </table:table-cell>
          <table:table-cell table:formula="oooc:=LOG([.U24]*10^-23/((10^(-0.4*([.C24]+48.6)))*1.972318803E+015);10)" office:value-type="float" office:value="-0.556705663166546">
            <text:p>-0.56</text:p>
          </table:table-cell>
          <table:table-cell table:formula="oooc:=-0.0333*[.V24]^3+0.3522*[.V24]^2+1.196*[.V24]+0.4967" office:value-type="float" office:value="-0.0542203164690135">
            <text:p>-0.05</text:p>
          </table:table-cell>
          <table:table-cell table:number-columns-repeated="2"/>
        </table:table-row>
        <table:table-row table:style-name="ro1">
          <table:table-cell office:value-type="string">
            <text:p>KK 149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2089">
            <text:p>2.089E-03</text:p>
          </table:table-cell>
          <table:table-cell table:number-columns-repeated="2"/>
          <table:table-cell office:value-type="string">
            <text:p>KK 149</text:p>
          </table:table-cell>
          <table:table-cell office:value-type="float" office:value="6.2">
            <text:p>6.2</text:p>
          </table:table-cell>
          <table:table-cell office:value-type="float" office:value="-14.06">
            <text:p>-14.06</text:p>
          </table:table-cell>
          <table:table-cell table:number-columns-repeated="11"/>
        </table:table-row>
        <table:table-row table:style-name="ro1">
          <table:table-cell office:value-type="string">
            <text:p>UGC 7639</text:p>
          </table:table-cell>
          <table:table-cell office:value-type="float" office:value="10.293">
            <text:p>10.29</text:p>
          </table:table-cell>
          <table:table-cell table:formula="oooc:=18.82-2.5*LOG([.B26];10)" office:value-type="float" office:value="16.2886450680604">
            <text:p>16.29</text:p>
          </table:table-cell>
          <table:table-cell office:value-type="float" office:value="0.0117">
            <text:p>0.01</text:p>
          </table:table-cell>
          <table:table-cell table:formula="oooc:=[.C26]-[.W26]" office:value-type="float" office:value="16.2467381255606">
            <text:p>16.25</text:p>
          </table:table-cell>
          <table:table-cell table:formula="oooc:=10^(-0.4*([.E26]+48.6))" office:value-type="float" office:value="1.15160820311499E-026">
            <text:p>1.15E-26</text:p>
          </table:table-cell>
          <table:table-cell table:formula="oooc:=4*3.1415*(3.08568025*10^24*[.M26])^2*[.F26]" office:value-type="float" office:value="6.94576913753304E+025">
            <text:p>6.95E+025</text:p>
          </table:table-cell>
          <table:table-cell table:formula="oooc:=1.4E-028*[.G26]" office:value-type="float" office:value="0.00972407679254625">
            <text:p>9.72E-03</text:p>
          </table:table-cell>
          <table:table-cell office:value-type="float" office:value="0.001514">
            <text:p>1.514E-03</text:p>
          </table:table-cell>
          <table:table-cell table:formula="oooc:=LOG([.I26];10)" office:value-type="float" office:value="-2.81987412483595">
            <text:p>-2.82</text:p>
          </table:table-cell>
          <table:table-cell table:formula="oooc:=LOG([.H26];10)" office:value-type="float" office:value="-2.01215162012411">
            <text:p>-2.01</text:p>
          </table:table-cell>
          <table:table-cell office:value-type="string">
            <text:p>UGC 7639</text:p>
          </table:table-cell>
          <table:table-cell office:value-type="float" office:value="7.1">
            <text:p>7.1</text:p>
          </table:table-cell>
          <table:table-cell office:value-type="float" office:value="-15.18">
            <text:p>-15.18</text:p>
          </table:table-cell>
          <table:table-cell table:number-columns-repeated="3"/>
          <table:table-cell table:style-name="ce4" office:value-type="float" office:value="0.00563">
            <text:p>5.63E-003</text:p>
          </table:table-cell>
          <table:table-cell table:style-name="ce4" office:value-type="float" office:value="0.115">
            <text:p>1.15E-001</text:p>
          </table:table-cell>
          <table:table-cell table:style-name="ce4" office:value-type="float" office:value="0.119">
            <text:p>1.19E-001</text:p>
          </table:table-cell>
          <table:table-cell table:style-name="ce5" table:formula="oooc:=1.559*12500000000000*[.R26]+0.7686*4300000000000*[.S26]+1.347*1900000000000*[.T26]" office:value-type="float" office:value="794344025000">
            <text:p>7.94E+11</text:p>
          </table:table-cell>
          <table:table-cell table:formula="oooc:=LOG([.U26]*10^-23/((10^(-0.4*([.C26]+48.6)))*1.972318803E+015);10)" office:value-type="float" office:value="-0.439510454681736">
            <text:p>-0.44</text:p>
          </table:table-cell>
          <table:table-cell table:formula="oooc:=-0.0333*[.V26]^3+0.3522*[.V26]^2+1.196*[.V26]+0.4967" office:value-type="float" office:value="0.0419069424998265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ARP211</text:p>
          </table:table-cell>
          <table:table-cell office:value-type="float" office:value="13.26452">
            <text:p>13.26</text:p>
          </table:table-cell>
          <table:table-cell table:formula="oooc:=18.82-2.5*LOG([.B27];10)" office:value-type="float" office:value="16.0132711527686">
            <text:p>16.01</text:p>
          </table:table-cell>
          <table:table-cell office:value-type="float" office:value="0.014">
            <text:p>0.01</text:p>
          </table:table-cell>
          <table:table-cell table:formula="oooc:=[.C27]-4.176*[.D27]" office:value-type="float" office:value="15.9548071527686">
            <text:p>15.95</text:p>
          </table:table-cell>
          <table:table-cell table:formula="oooc:=10^(-0.4*([.E27]+48.6))" office:value-type="float" office:value="1.50687469178946E-026">
            <text:p>1.51E-26</text:p>
          </table:table-cell>
          <table:table-cell table:formula="oooc:=4*3.1415*(3.08568025*10^24*[.M27])^2*[.F27]" office:value-type="float" office:value="8.09330004268166E+025">
            <text:p>8.09E+025</text:p>
          </table:table-cell>
          <table:table-cell table:formula="oooc:=1.4E-028*[.G27]" office:value-type="float" office:value="0.0113306200597543">
            <text:p>1.13E-02</text:p>
          </table:table-cell>
          <table:table-cell office:value-type="float" office:value="0.003467">
            <text:p>3.467E-03</text:p>
          </table:table-cell>
          <table:table-cell table:formula="oooc:=LOG([.I27];10)" office:value-type="float" office:value="-2.4600461583436">
            <text:p>-2.46</text:p>
          </table:table-cell>
          <table:table-cell table:formula="oooc:=LOG([.H27];10)" office:value-type="float" office:value="-1.94574632304381">
            <text:p>-1.95</text:p>
          </table:table-cell>
          <table:table-cell office:value-type="string">
            <text:p>ARP211</text:p>
          </table:table-cell>
          <table:table-cell office:value-type="float" office:value="6.7">
            <text:p>6.7</text:p>
          </table:table-cell>
          <table:table-cell office:value-type="float" office:value="-13.47">
            <text:p>-13.47</text:p>
          </table:table-cell>
          <table:table-cell/>
          <table:table-cell table:style-name="ce2" table:formula="oooc:=10^(ABS([.N27]-5.48)/2.5)" office:value-type="float" office:value="38018939.6320562">
            <text:p>3.80E+07</text:p>
          </table:table-cell>
          <table:table-cell table:style-name="ce7" office:value-type="float" office:value="38.64">
            <text:p>38.64</text:p>
          </table:table-cell>
          <table:table-cell table:number-columns-repeated="8"/>
        </table:table-row>
        <table:table-row table:style-name="ro1">
          <table:table-cell office:value-type="string">
            <text:p>DDO 133</text:p>
          </table:table-cell>
          <table:table-cell office:value-type="float" office:value="44.90461">
            <text:p>44.9</text:p>
          </table:table-cell>
          <table:table-cell table:formula="oooc:=18.82-2.5*LOG([.B28];10)" office:value-type="float" office:value="14.6892726778487">
            <text:p>14.69</text:p>
          </table:table-cell>
          <table:table-cell office:value-type="float" office:value="0.0157">
            <text:p>0.02</text:p>
          </table:table-cell>
          <table:table-cell table:formula="oooc:=[.C28]-4.176*[.D28]" office:value-type="float" office:value="14.6237094778487">
            <text:p>14.62</text:p>
          </table:table-cell>
          <table:table-cell table:formula="oooc:=10^(-0.4*([.E28]+48.6))" office:value-type="float" office:value="5.13471341066828E-026">
            <text:p>5.13E-26</text:p>
          </table:table-cell>
          <table:table-cell table:formula="oooc:=4*3.1415*(3.08568025*10^24*[.M28])^2*[.F28]" office:value-type="float" office:value="2.28599236661556E+026">
            <text:p>2.29E+026</text:p>
          </table:table-cell>
          <table:table-cell table:formula="oooc:=1.4E-028*[.G28]" office:value-type="float" office:value="0.0320038931326178">
            <text:p>3.20E-02</text:p>
          </table:table-cell>
          <table:table-cell office:value-type="float" office:value="0.02951">
            <text:p>2.951E-02</text:p>
          </table:table-cell>
          <table:table-cell table:formula="oooc:=LOG([.I28];10)" office:value-type="float" office:value="-1.53003079050004">
            <text:p>-1.53</text:p>
          </table:table-cell>
          <table:table-cell table:formula="oooc:=LOG([.H28];10)" office:value-type="float" office:value="-1.49479718845597">
            <text:p>-1.49</text:p>
          </table:table-cell>
          <table:table-cell office:value-type="string">
            <text:p>DDO 133</text:p>
          </table:table-cell>
          <table:table-cell office:value-type="float" office:value="6.1">
            <text:p>6.1</text:p>
          </table:table-cell>
          <table:table-cell office:value-type="float" office:value="-15.47">
            <text:p>-15.47</text:p>
          </table:table-cell>
          <table:table-cell table:number-columns-repeated="11"/>
        </table:table-row>
        <table:table-row table:style-name="ro1">
          <table:table-cell office:value-type="string">
            <text:p>UGCA 292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6457">
            <text:p>6.457E-03</text:p>
          </table:table-cell>
          <table:table-cell table:number-columns-repeated="2"/>
          <table:table-cell office:value-type="string">
            <text:p>UGCA 292</text:p>
          </table:table-cell>
          <table:table-cell office:value-type="float" office:value="5">
            <text:p>5</text:p>
          </table:table-cell>
          <table:table-cell office:value-type="float" office:value="-12.47">
            <text:p>-12.47</text:p>
          </table:table-cell>
          <table:table-cell table:number-columns-repeated="11"/>
        </table:table-row>
        <table:table-row table:style-name="ro1">
          <table:table-cell office:value-type="string">
            <text:p>IC 3687</text:p>
          </table:table-cell>
          <table:table-cell office:value-type="float" office:value="44.87827">
            <text:p>44.88</text:p>
          </table:table-cell>
          <table:table-cell table:formula="oooc:=18.82-2.5*LOG([.B30];10)" office:value-type="float" office:value="14.6899097323173">
            <text:p>14.69</text:p>
          </table:table-cell>
          <table:table-cell office:value-type="float" office:value="0.0192">
            <text:p>0.02</text:p>
          </table:table-cell>
          <table:table-cell table:formula="oooc:=[.C30]-4.176*[.D30]" office:value-type="float" office:value="14.6097305323173">
            <text:p>14.61</text:p>
          </table:table-cell>
          <table:table-cell table:formula="oooc:=10^(-0.4*([.E30]+48.6))" office:value-type="float" office:value="5.20125069788514E-026">
            <text:p>5.20E-26</text:p>
          </table:table-cell>
          <table:table-cell table:formula="oooc:=4*3.1415*(3.08568025*10^24*[.M30])^2*[.F30]" office:value-type="float" office:value="1.29968792540845E+026">
            <text:p>1.30E+026</text:p>
          </table:table-cell>
          <table:table-cell table:formula="oooc:=1.4E-028*[.G30]" office:value-type="float" office:value="0.0181956309557183">
            <text:p>1.82E-02</text:p>
          </table:table-cell>
          <table:table-cell office:value-type="float" office:value="0.008913">
            <text:p>8.913E-03</text:p>
          </table:table-cell>
          <table:table-cell table:formula="oooc:=LOG([.I30];10)" office:value-type="float" office:value="-2.04997609347667">
            <text:p>-2.05</text:p>
          </table:table-cell>
          <table:table-cell table:formula="oooc:=LOG([.H30];10)" office:value-type="float" office:value="-1.74003288012525">
            <text:p>-1.74</text:p>
          </table:table-cell>
          <table:table-cell office:value-type="string">
            <text:p>IC 3687</text:p>
          </table:table-cell>
          <table:table-cell office:value-type="float" office:value="4.57">
            <text:p>4.57</text:p>
          </table:table-cell>
          <table:table-cell office:value-type="float" office:value="-14.64">
            <text:p>-14.64</text:p>
          </table:table-cell>
          <table:table-cell table:number-columns-repeated="11"/>
        </table:table-row>
        <table:table-row table:style-name="ro1">
          <table:table-cell office:value-type="string">
            <text:p>DDO 147</text:p>
          </table:table-cell>
          <table:table-cell office:value-type="float" office:value="14.61004">
            <text:p>14.61</text:p>
          </table:table-cell>
          <table:table-cell table:formula="oooc:=18.82-2.5*LOG([.B31];10)" office:value-type="float" office:value="15.9083714875846">
            <text:p>15.91</text:p>
          </table:table-cell>
          <table:table-cell office:value-type="float" office:value="0.0178">
            <text:p>0.02</text:p>
          </table:table-cell>
          <table:table-cell table:formula="oooc:=[.C31]-4.176*[.D31]" office:value-type="float" office:value="15.8340386875846">
            <text:p>15.83</text:p>
          </table:table-cell>
          <table:table-cell table:formula="oooc:=10^(-0.4*([.E31]+48.6))" office:value-type="float" office:value="1.68416456288122E-026">
            <text:p>1.68E-26</text:p>
          </table:table-cell>
          <table:table-cell table:formula="oooc:=4*3.1415*(3.08568025*10^24*[.M31])^2*[.F31]" office:value-type="float" office:value="1.97493956862429E+026">
            <text:p>1.97E+026</text:p>
          </table:table-cell>
          <table:table-cell table:formula="oooc:=1.4E-028*[.G31]" office:value-type="float" office:value="0.0276491539607401">
            <text:p>2.76E-02</text:p>
          </table:table-cell>
          <table:table-cell office:value-type="float" office:value="0.007079">
            <text:p>7.079E-03</text:p>
          </table:table-cell>
          <table:table-cell table:formula="oooc:=LOG([.I31];10)" office:value-type="float" office:value="-2.15002808767115">
            <text:p>-2.15</text:p>
          </table:table-cell>
          <table:table-cell table:formula="oooc:=LOG([.H31];10)" office:value-type="float" office:value="-1.55831815317677">
            <text:p>-1.56</text:p>
          </table:table-cell>
          <table:table-cell office:value-type="string">
            <text:p>DDO 147</text:p>
          </table:table-cell>
          <table:table-cell office:value-type="float" office:value="9.9">
            <text:p>9.9</text:p>
          </table:table-cell>
          <table:table-cell office:value-type="float" office:value="-14.94">
            <text:p>-14.94</text:p>
          </table:table-cell>
          <table:table-cell table:number-columns-repeated="11"/>
        </table:table-row>
        <table:table-row table:style-name="ro1">
          <table:table-cell office:value-type="string">
            <text:p>UGC 7990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5623">
            <text:p>5.623E-03</text:p>
          </table:table-cell>
          <table:table-cell table:number-columns-repeated="2"/>
          <table:table-cell office:value-type="string">
            <text:p>UGC 7990</text:p>
          </table:table-cell>
          <table:table-cell office:value-type="float" office:value="20.9">
            <text:p>20.9</text:p>
          </table:table-cell>
          <table:table-cell office:value-type="float" office:value="-15.46">
            <text:p>-15.46</text:p>
          </table:table-cell>
          <table:table-cell table:number-columns-repeated="11"/>
        </table:table-row>
        <table:table-row table:style-name="ro1">
          <table:table-cell office:value-type="string">
            <text:p>DDO 154</text:p>
          </table:table-cell>
          <table:table-cell office:value-type="float" office:value="51.98996">
            <text:p>51.99</text:p>
          </table:table-cell>
          <table:table-cell table:formula="oooc:=18.82-2.5*LOG([.B33];10)" office:value-type="float" office:value="14.5302012917587">
            <text:p>14.53</text:p>
          </table:table-cell>
          <table:table-cell office:value-type="float" office:value="0.0091">
            <text:p>0.01</text:p>
          </table:table-cell>
          <table:table-cell table:formula="oooc:=[.C33]-4.176*[.D33]" office:value-type="float" office:value="14.4921996917587">
            <text:p>14.49</text:p>
          </table:table-cell>
          <table:table-cell table:formula="oooc:=10^(-0.4*([.E33]+48.6))" office:value-type="float" office:value="5.79588985159001E-026">
            <text:p>5.80E-26</text:p>
          </table:table-cell>
          <table:table-cell table:formula="oooc:=4*3.1415*(3.08568025*10^24*[.M33])^2*[.F33]" office:value-type="float" office:value="1.06016273616922E+026">
            <text:p>1.06E+026</text:p>
          </table:table-cell>
          <table:table-cell table:formula="oooc:=1.4E-028*[.G33]" office:value-type="float" office:value="0.0148422783063691">
            <text:p>1.48E-02</text:p>
          </table:table-cell>
          <table:table-cell office:value-type="float" office:value="0.008318">
            <text:p>8.318E-03</text:p>
          </table:table-cell>
          <table:table-cell table:formula="oooc:=LOG([.I33];10)" office:value-type="float" office:value="-2.07998108397109">
            <text:p>-2.08</text:p>
          </table:table-cell>
          <table:table-cell table:formula="oooc:=LOG([.H33];10)" office:value-type="float" office:value="-1.82849942924978">
            <text:p>-1.83</text:p>
          </table:table-cell>
          <table:table-cell office:value-type="string">
            <text:p>DDO 154</text:p>
          </table:table-cell>
          <table:table-cell office:value-type="float" office:value="3.91">
            <text:p>3.91</text:p>
          </table:table-cell>
          <table:table-cell office:value-type="float" office:value="-13.87">
            <text:p>-13.87</text:p>
          </table:table-cell>
          <table:table-cell table:number-columns-repeated="11"/>
        </table:table-row>
        <table:table-row table:style-name="ro1">
          <table:table-cell office:value-type="string">
            <text:p>IC 4182</text:p>
          </table:table-cell>
          <table:table-cell office:value-type="float" office:value="146.2703">
            <text:p>146.27</text:p>
          </table:table-cell>
          <table:table-cell table:formula="oooc:=18.82-2.5*LOG([.B34];10)" office:value-type="float" office:value="13.4071096196755">
            <text:p>13.41</text:p>
          </table:table-cell>
          <table:table-cell office:value-type="float" office:value="0.0137">
            <text:p>0.01</text:p>
          </table:table-cell>
          <table:table-cell table:formula="oooc:=[.C34]-4.176*[.D34]" office:value-type="float" office:value="13.3498984196755">
            <text:p>13.35</text:p>
          </table:table-cell>
          <table:table-cell table:formula="oooc:=10^(-0.4*([.E34]+48.6))" office:value-type="float" office:value="1.65974218388714E-025">
            <text:p>1.66E-25</text:p>
          </table:table-cell>
          <table:table-cell table:formula="oooc:=4*3.1415*(3.08568025*10^24*[.M34])^2*[.F34]" office:value-type="float" office:value="4.38667283239177E+026">
            <text:p>4.39E+026</text:p>
          </table:table-cell>
          <table:table-cell table:formula="oooc:=1.4E-028*[.G34]" office:value-type="float" office:value="0.0614134196534848">
            <text:p>6.14E-02</text:p>
          </table:table-cell>
          <table:table-cell office:value-type="float" office:value="0.02455">
            <text:p>2.455E-02</text:p>
          </table:table-cell>
          <table:table-cell table:formula="oooc:=LOG([.I34];10)" office:value-type="float" office:value="-1.60994850354101">
            <text:p>-1.61</text:p>
          </table:table-cell>
          <table:table-cell table:formula="oooc:=LOG([.H34];10)" office:value-type="float" office:value="-1.21173671933678">
            <text:p>-1.21</text:p>
          </table:table-cell>
          <table:table-cell office:value-type="string">
            <text:p>IC 4182</text:p>
          </table:table-cell>
          <table:table-cell office:value-type="float" office:value="4.7">
            <text:p>4.7</text:p>
          </table:table-cell>
          <table:table-cell office:value-type="float" office:value="-16.4">
            <text:p>-16.4</text:p>
          </table:table-cell>
          <table:table-cell table:number-columns-repeated="11"/>
        </table:table-row>
        <table:table-row table:style-name="ro1">
          <table:table-cell office:value-type="string">
            <text:p>UGC 8215</text:p>
          </table:table-cell>
          <table:table-cell office:value-type="float" office:value="3.143612">
            <text:p>3.14</text:p>
          </table:table-cell>
          <table:table-cell table:formula="oooc:=18.82-2.5*LOG([.B35];10)" office:value-type="float" office:value="17.576427655196">
            <text:p>17.58</text:p>
          </table:table-cell>
          <table:table-cell office:value-type="float" office:value="0.0106">
            <text:p>0.01</text:p>
          </table:table-cell>
          <table:table-cell table:formula="oooc:=[.C35]-4.176*[.D35]" office:value-type="float" office:value="17.532162055196">
            <text:p>17.53</text:p>
          </table:table-cell>
          <table:table-cell table:formula="oooc:=10^(-0.4*([.E35]+48.6))" office:value-type="float" office:value="3.52480566601124E-027">
            <text:p>3.52E-27</text:p>
          </table:table-cell>
          <table:table-cell table:formula="oooc:=4*3.1415*(3.08568025*10^24*[.M35])^2*[.F35]" office:value-type="float" office:value="8.73085686160894E+024">
            <text:p>8.73E+024</text:p>
          </table:table-cell>
          <table:table-cell table:formula="oooc:=1.4E-028*[.G35]" office:value-type="float" office:value="0.00122231996062525">
            <text:p>1.22E-03</text:p>
          </table:table-cell>
          <table:table-cell office:value-type="float" office:value="0.0004571">
            <text:p>4.571E-04</text:p>
          </table:table-cell>
          <table:table-cell table:formula="oooc:=LOG([.I35];10)" office:value-type="float" office:value="-3.33998877871067">
            <text:p>-3.34</text:p>
          </table:table-cell>
          <table:table-cell table:formula="oooc:=LOG([.H35];10)" office:value-type="float" office:value="-2.9128150961022">
            <text:p>-2.91</text:p>
          </table:table-cell>
          <table:table-cell office:value-type="string">
            <text:p>UGC 8215</text:p>
          </table:table-cell>
          <table:table-cell office:value-type="float" office:value="4.55">
            <text:p>4.55</text:p>
          </table:table-cell>
          <table:table-cell office:value-type="float" office:value="-12.3">
            <text:p>-12.3</text:p>
          </table:table-cell>
          <table:table-cell table:number-columns-repeated="11"/>
        </table:table-row>
        <table:table-row table:style-name="ro1">
          <table:table-cell office:value-type="string">
            <text:p>DDO 167</text:p>
          </table:table-cell>
          <table:table-cell office:value-type="float" office:value="9.999508">
            <text:p>10</text:p>
          </table:table-cell>
          <table:table-cell table:formula="oooc:=18.82-2.5*LOG([.B36];10)" office:value-type="float" office:value="16.3200534195354">
            <text:p>16.32</text:p>
          </table:table-cell>
          <table:table-cell office:value-type="float" office:value="0.0107">
            <text:p>0.01</text:p>
          </table:table-cell>
          <table:table-cell table:formula="oooc:=[.C36]-4.176*[.D36]" office:value-type="float" office:value="16.2753702195354">
            <text:p>16.28</text:p>
          </table:table-cell>
          <table:table-cell table:formula="oooc:=10^(-0.4*([.E36]+48.6))" office:value-type="float" office:value="1.12163592829268E-026">
            <text:p>1.12E-26</text:p>
          </table:table-cell>
          <table:table-cell table:formula="oooc:=4*3.1415*(3.08568025*10^24*[.M36])^2*[.F36]" office:value-type="float" office:value="2.3560193614437E+025">
            <text:p>2.36E+025</text:p>
          </table:table-cell>
          <table:table-cell table:formula="oooc:=1.4E-028*[.G36]" office:value-type="float" office:value="0.00329842710602118">
            <text:p>3.30E-03</text:p>
          </table:table-cell>
          <table:table-cell office:value-type="float" office:value="0.002291">
            <text:p>2.291E-03</text:p>
          </table:table-cell>
          <table:table-cell table:formula="oooc:=LOG([.I36];10)" office:value-type="float" office:value="-2.6399749108106">
            <text:p>-2.64</text:p>
          </table:table-cell>
          <table:table-cell table:formula="oooc:=LOG([.H36];10)" office:value-type="float" office:value="-2.4816931092196">
            <text:p>-2.48</text:p>
          </table:table-cell>
          <table:table-cell office:value-type="string">
            <text:p>DDO 167</text:p>
          </table:table-cell>
          <table:table-cell office:value-type="float" office:value="4.19">
            <text:p>4.19</text:p>
          </table:table-cell>
          <table:table-cell office:value-type="float" office:value="-12.7">
            <text:p>-12.7</text:p>
          </table:table-cell>
          <table:table-cell table:number-columns-repeated="11"/>
        </table:table-row>
        <table:table-row table:style-name="ro1">
          <table:table-cell office:value-type="string">
            <text:p>DDO 168</text:p>
          </table:table-cell>
          <table:table-cell office:value-type="float" office:value="52.19566">
            <text:p>52.2</text:p>
          </table:table-cell>
          <table:table-cell table:formula="oooc:=18.82-2.5*LOG([.B37];10)" office:value-type="float" office:value="14.5259140162688">
            <text:p>14.53</text:p>
          </table:table-cell>
          <table:table-cell office:value-type="float" office:value="0.0141">
            <text:p>0.01</text:p>
          </table:table-cell>
          <table:table-cell table:formula="oooc:=[.C37]-4.176*[.D37]" office:value-type="float" office:value="14.4670324162688">
            <text:p>14.47</text:p>
          </table:table-cell>
          <table:table-cell table:formula="oooc:=10^(-0.4*([.E37]+48.6))" office:value-type="float" office:value="5.93180729107914E-026">
            <text:p>5.93E-26</text:p>
          </table:table-cell>
          <table:table-cell table:formula="oooc:=4*3.1415*(3.08568025*10^24*[.M37])^2*[.F37]" office:value-type="float" office:value="1.33064351943046E+026">
            <text:p>1.33E+026</text:p>
          </table:table-cell>
          <table:table-cell table:formula="oooc:=1.4E-028*[.G37]" office:value-type="float" office:value="0.0186290092720265">
            <text:p>1.86E-02</text:p>
          </table:table-cell>
          <table:table-cell office:value-type="float" office:value="0.01479">
            <text:p>1.479E-02</text:p>
          </table:table-cell>
          <table:table-cell table:formula="oooc:=LOG([.I37];10)" office:value-type="float" office:value="-1.83003182600311">
            <text:p>-1.83</text:p>
          </table:table-cell>
          <table:table-cell table:formula="oooc:=LOG([.H37];10)" office:value-type="float" office:value="-1.72981024113881">
            <text:p>-1.73</text:p>
          </table:table-cell>
          <table:table-cell office:value-type="string">
            <text:p>DDO 168</text:p>
          </table:table-cell>
          <table:table-cell office:value-type="float" office:value="4.33">
            <text:p>4.33</text:p>
          </table:table-cell>
          <table:table-cell office:value-type="float" office:value="-15.28">
            <text:p>-15.28</text:p>
          </table:table-cell>
          <table:table-cell table:number-columns-repeated="11"/>
        </table:table-row>
        <table:table-row table:style-name="ro1">
          <table:table-cell office:value-type="string">
            <text:p>DDO 169</text:p>
          </table:table-cell>
          <table:table-cell office:value-type="float" office:value="26.87612">
            <text:p>26.88</text:p>
          </table:table-cell>
          <table:table-cell table:formula="oooc:=18.82-2.5*LOG([.B38];10)" office:value-type="float" office:value="15.2465835712086">
            <text:p>15.25</text:p>
          </table:table-cell>
          <table:table-cell office:value-type="float" office:value="0.0089">
            <text:p>0.01</text:p>
          </table:table-cell>
          <table:table-cell table:formula="oooc:=[.C38]-4.176*[.D38]" office:value-type="float" office:value="15.2094171712086">
            <text:p>15.21</text:p>
          </table:table-cell>
          <table:table-cell table:formula="oooc:=10^(-0.4*([.E38]+48.6))" office:value-type="float" office:value="2.99387133089188E-026">
            <text:p>2.99E-26</text:p>
          </table:table-cell>
          <table:table-cell table:formula="oooc:=4*3.1415*(3.08568025*10^24*[.M38])^2*[.F38]" office:value-type="float" office:value="6.40933192413959E+025">
            <text:p>6.41E+025</text:p>
          </table:table-cell>
          <table:table-cell table:formula="oooc:=1.4E-028*[.G38]" office:value-type="float" office:value="0.00897306469379542">
            <text:p>8.97E-03</text:p>
          </table:table-cell>
          <table:table-cell office:value-type="float" office:value="0.003981">
            <text:p>3.981E-03</text:p>
          </table:table-cell>
          <table:table-cell table:formula="oooc:=LOG([.I38];10)" office:value-type="float" office:value="-2.4000078224159">
            <text:p>-2.4</text:p>
          </table:table-cell>
          <table:table-cell table:formula="oooc:=LOG([.H38];10)" office:value-type="float" office:value="-2.04705920107137">
            <text:p>-2.05</text:p>
          </table:table-cell>
          <table:table-cell office:value-type="string">
            <text:p>DDO 169</text:p>
          </table:table-cell>
          <table:table-cell office:value-type="float" office:value="4.23">
            <text:p>4.23</text:p>
          </table:table-cell>
          <table:table-cell office:value-type="float" office:value="-13.71">
            <text:p>-13.71</text:p>
          </table:table-cell>
          <table:table-cell table:number-columns-repeated="11"/>
        </table:table-row>
        <table:table-row table:style-name="ro1">
          <table:table-cell office:value-type="string">
            <text:p>NGC 5204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912">
            <text:p>9.120E-02</text:p>
          </table:table-cell>
          <table:table-cell table:number-columns-repeated="2"/>
          <table:table-cell office:value-type="string">
            <text:p>NGC 5204</text:p>
          </table:table-cell>
          <table:table-cell office:value-type="float" office:value="4.65">
            <text:p>4.65</text:p>
          </table:table-cell>
          <table:table-cell office:value-type="float" office:value="-16.75">
            <text:p>-16.75</text:p>
          </table:table-cell>
          <table:table-cell table:number-columns-repeated="11"/>
        </table:table-row>
        <table:table-row table:style-name="ro1">
          <table:table-cell office:value-type="string">
            <text:p>UGC 8508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2692">
            <text:p>2.692E-03</text:p>
          </table:table-cell>
          <table:table-cell table:number-columns-repeated="2"/>
          <table:table-cell office:value-type="string">
            <text:p>UGC 8508</text:p>
          </table:table-cell>
          <table:table-cell office:value-type="float" office:value="2.56">
            <text:p>2.56</text:p>
          </table:table-cell>
          <table:table-cell office:value-type="float" office:value="-12.98">
            <text:p>-12.98</text:p>
          </table:table-cell>
          <table:table-cell table:number-columns-repeated="11"/>
        </table:table-row>
        <table:table-row table:style-name="ro1">
          <table:table-cell office:value-type="string">
            <text:p>NGC 5229</text:p>
          </table:table-cell>
          <table:table-cell office:value-type="float" office:value="24.45227">
            <text:p>24.45</text:p>
          </table:table-cell>
          <table:table-cell table:formula="oooc:=18.82-2.5*LOG([.B41];10)" office:value-type="float" office:value="15.3492020435275">
            <text:p>15.35</text:p>
          </table:table-cell>
          <table:table-cell office:value-type="float" office:value="0.0176">
            <text:p>0.02</text:p>
          </table:table-cell>
          <table:table-cell table:formula="oooc:=[.C41]-[.W41]" office:value-type="float" office:value="15.1291955384306">
            <text:p>15.13</text:p>
          </table:table-cell>
          <table:table-cell table:formula="oooc:=10^(-0.4*([.E41]+48.6))" office:value-type="float" office:value="3.22345628305894E-026">
            <text:p>3.22E-26</text:p>
          </table:table-cell>
          <table:table-cell table:formula="oooc:=4*3.1415*(3.08568025*10^24*[.M41])^2*[.F41]" office:value-type="float" office:value="1.00313881194235E+026">
            <text:p>1.00E+026</text:p>
          </table:table-cell>
          <table:table-cell table:formula="oooc:=1.4E-028*[.G41]" office:value-type="float" office:value="0.0140439433671929">
            <text:p>1.40E-02</text:p>
          </table:table-cell>
          <table:table-cell office:value-type="float" office:value="0.0138">
            <text:p>1.380E-02</text:p>
          </table:table-cell>
          <table:table-cell table:formula="oooc:=LOG([.I41];10)" office:value-type="float" office:value="-1.86012091359876">
            <text:p>-1.86</text:p>
          </table:table-cell>
          <table:table-cell table:formula="oooc:=LOG([.H41];10)" office:value-type="float" office:value="-1.85251093051438">
            <text:p>-1.85</text:p>
          </table:table-cell>
          <table:table-cell office:value-type="string">
            <text:p>NGC 5229</text:p>
          </table:table-cell>
          <table:table-cell office:value-type="float" office:value="5.1">
            <text:p>5.1</text:p>
          </table:table-cell>
          <table:table-cell office:value-type="float" office:value="-14.6">
            <text:p>-14.6</text:p>
          </table:table-cell>
          <table:table-cell table:number-columns-repeated="3"/>
          <table:table-cell table:style-name="ce4" office:value-type="float" office:value="0.0166">
            <text:p>1.66E-002</text:p>
          </table:table-cell>
          <table:table-cell table:style-name="ce4" office:value-type="float" office:value="0.356">
            <text:p>3.56E-001</text:p>
          </table:table-cell>
          <table:table-cell table:style-name="ce4" office:value-type="float" office:value="0.554">
            <text:p>5.54E-001</text:p>
          </table:table-cell>
          <table:table-cell table:style-name="ce5" table:formula="oooc:=1.559*12500000000000*[.R41]+0.7686*4300000000000*[.S41]+1.347*1900000000000*[.T41]" office:value-type="float" office:value="2917917580000">
            <text:p>2.92E+12</text:p>
          </table:table-cell>
          <table:table-cell table:formula="oooc:=LOG([.U41]*10^-23/((10^(-0.4*([.C41]+48.6)))*1.972318803E+015);10)" office:value-type="float" office:value="-0.250223277078939">
            <text:p>-0.25</text:p>
          </table:table-cell>
          <table:table-cell table:formula="oooc:=-0.0333*[.V41]^3+0.3522*[.V41]^2+1.196*[.V41]+0.4967" office:value-type="float" office:value="0.220006505096997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NGC 5238</text:p>
          </table:table-cell>
          <table:table-cell office:value-type="float" office:value="26.11979">
            <text:p>26.12</text:p>
          </table:table-cell>
          <table:table-cell table:formula="oooc:=18.82-2.5*LOG([.B42];10)" office:value-type="float" office:value="15.2775757976471">
            <text:p>15.28</text:p>
          </table:table-cell>
          <table:table-cell office:value-type="float" office:value="0.0093">
            <text:p>0.01</text:p>
          </table:table-cell>
          <table:table-cell table:formula="oooc:=[.C42]-4.176*[.D42]" office:value-type="float" office:value="15.2387389976471">
            <text:p>15.24</text:p>
          </table:table-cell>
          <table:table-cell table:formula="oooc:=10^(-0.4*([.E42]+48.6))" office:value-type="float" office:value="2.91409966477119E-026">
            <text:p>2.91E-26</text:p>
          </table:table-cell>
          <table:table-cell table:formula="oooc:=4*3.1415*(3.08568025*10^24*[.M42])^2*[.F42]" office:value-type="float" office:value="6.26808693270215E+025">
            <text:p>6.27E+025</text:p>
          </table:table-cell>
          <table:table-cell table:formula="oooc:=1.4E-028*[.G42]" office:value-type="float" office:value="0.00877532170578301">
            <text:p>8.78E-03</text:p>
          </table:table-cell>
          <table:table-cell office:value-type="float" office:value="0.00912">
            <text:p>9.120E-03</text:p>
          </table:table-cell>
          <table:table-cell table:formula="oooc:=LOG([.I42];10)" office:value-type="float" office:value="-2.04000516167158">
            <text:p>-2.04</text:p>
          </table:table-cell>
          <table:table-cell table:formula="oooc:=LOG([.H42];10)" office:value-type="float" office:value="-2.05673695321139">
            <text:p>-2.06</text:p>
          </table:table-cell>
          <table:table-cell office:value-type="string">
            <text:p>NGC 5238</text:p>
          </table:table-cell>
          <table:table-cell office:value-type="float" office:value="4.24">
            <text:p>4.24</text:p>
          </table:table-cell>
          <table:table-cell office:value-type="float" office:value="-14.64">
            <text:p>-14.64</text:p>
          </table:table-cell>
          <table:table-cell table:number-columns-repeated="11"/>
        </table:table-row>
        <table:table-row table:style-name="ro1">
          <table:table-cell office:value-type="string">
            <text:p>UGC 8638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5012">
            <text:p>5.012E-03</text:p>
          </table:table-cell>
          <table:table-cell table:number-columns-repeated="2"/>
          <table:table-cell office:value-type="string">
            <text:p>UGC 8638</text:p>
          </table:table-cell>
          <table:table-cell office:value-type="float" office:value="4.27">
            <text:p>4.27</text:p>
          </table:table-cell>
          <table:table-cell office:value-type="float" office:value="-13.77">
            <text:p>-13.77</text:p>
          </table:table-cell>
          <table:table-cell table:number-columns-repeated="11"/>
        </table:table-row>
        <table:table-row table:style-name="ro1">
          <table:table-cell office:value-type="string">
            <text:p>DDO 181</text:p>
          </table:table-cell>
          <table:table-cell office:value-type="float" office:value="20.58653">
            <text:p>20.59</text:p>
          </table:table-cell>
          <table:table-cell table:formula="oooc:=18.82-2.5*LOG([.B44];10)" office:value-type="float" office:value="15.5360421262734">
            <text:p>15.54</text:p>
          </table:table-cell>
          <table:table-cell office:value-type="float" office:value="0.0059">
            <text:p>0.01</text:p>
          </table:table-cell>
          <table:table-cell table:formula="oooc:=[.C44]-4.176*[.D44]" office:value-type="float" office:value="15.5114037262734">
            <text:p>15.51</text:p>
          </table:table-cell>
          <table:table-cell table:formula="oooc:=10^(-0.4*([.E44]+48.6))" office:value-type="float" office:value="2.26693208601319E-026">
            <text:p>2.27E-26</text:p>
          </table:table-cell>
          <table:table-cell table:formula="oooc:=4*3.1415*(3.08568025*10^24*[.M44])^2*[.F44]" office:value-type="float" office:value="2.47372428359636E+025">
            <text:p>2.47E+025</text:p>
          </table:table-cell>
          <table:table-cell table:formula="oooc:=1.4E-028*[.G44]" office:value-type="float" office:value="0.0034632139970349">
            <text:p>3.46E-03</text:p>
          </table:table-cell>
          <table:table-cell office:value-type="float" office:value="0.00309">
            <text:p>3.090E-03</text:p>
          </table:table-cell>
          <table:table-cell table:formula="oooc:=LOG([.I44];10)" office:value-type="float" office:value="-2.51004152057516">
            <text:p>-2.51</text:p>
          </table:table-cell>
          <table:table-cell table:formula="oooc:=LOG([.H44];10)" office:value-type="float" office:value="-2.46052067193308">
            <text:p>-2.46</text:p>
          </table:table-cell>
          <table:table-cell office:value-type="string">
            <text:p>DDO 181</text:p>
          </table:table-cell>
          <table:table-cell office:value-type="float" office:value="3.02">
            <text:p>3.02</text:p>
          </table:table-cell>
          <table:table-cell office:value-type="float" office:value="-12.97">
            <text:p>-12.97</text:p>
          </table:table-cell>
          <table:table-cell table:number-columns-repeated="11"/>
        </table:table-row>
        <table:table-row table:style-name="ro1">
          <table:table-cell office:value-type="string">
            <text:p>DDO 183</text:p>
          </table:table-cell>
          <table:table-cell office:value-type="float" office:value="16.41311">
            <text:p>16.41</text:p>
          </table:table-cell>
          <table:table-cell table:formula="oooc:=18.82-2.5*LOG([.B45];10)" office:value-type="float" office:value="15.7820227996726">
            <text:p>15.78</text:p>
          </table:table-cell>
          <table:table-cell office:value-type="float" office:value="0.016">
            <text:p>0.02</text:p>
          </table:table-cell>
          <table:table-cell table:formula="oooc:=[.C45]-4.176*[.D45]" office:value-type="float" office:value="15.7152067996726">
            <text:p>15.72</text:p>
          </table:table-cell>
          <table:table-cell table:formula="oooc:=10^(-0.4*([.E45]+48.6))" office:value-type="float" office:value="1.87895889828597E-026">
            <text:p>1.88E-26</text:p>
          </table:table-cell>
          <table:table-cell table:formula="oooc:=4*3.1415*(3.08568025*10^24*[.M45])^2*[.F45]" office:value-type="float" office:value="2.27337153088583E+025">
            <text:p>2.27E+025</text:p>
          </table:table-cell>
          <table:table-cell table:formula="oooc:=1.4E-028*[.G45]" office:value-type="float" office:value="0.00318272014324016">
            <text:p>3.18E-03</text:p>
          </table:table-cell>
          <table:table-cell office:value-type="float" office:value="0.000912">
            <text:p>9.120E-04</text:p>
          </table:table-cell>
          <table:table-cell table:formula="oooc:=LOG([.I45];10)" office:value-type="float" office:value="-3.04000516167158">
            <text:p>-3.04</text:p>
          </table:table-cell>
          <table:table-cell table:formula="oooc:=LOG([.H45];10)" office:value-type="float" office:value="-2.49720154723821">
            <text:p>-2.5</text:p>
          </table:table-cell>
          <table:table-cell office:value-type="string">
            <text:p>DDO 183</text:p>
          </table:table-cell>
          <table:table-cell office:value-type="float" office:value="3.18">
            <text:p>3.18</text:p>
          </table:table-cell>
          <table:table-cell office:value-type="float" office:value="-13.13">
            <text:p>-13.13</text:p>
          </table:table-cell>
          <table:table-cell table:number-columns-repeated="11"/>
        </table:table-row>
        <table:table-row table:style-name="ro1">
          <table:table-cell office:value-type="string">
            <text:p>Holmberg IV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2455">
            <text:p>2.455E-02</text:p>
          </table:table-cell>
          <table:table-cell table:number-columns-repeated="2"/>
          <table:table-cell office:value-type="string">
            <text:p>Holmberg IV</text:p>
          </table:table-cell>
          <table:table-cell office:value-type="float" office:value="6.83">
            <text:p>6.83</text:p>
          </table:table-cell>
          <table:table-cell office:value-type="float" office:value="-15.48">
            <text:p>-15.48</text:p>
          </table:table-cell>
          <table:table-cell table:number-columns-repeated="11"/>
        </table:table-row>
        <table:table-row table:style-name="ro1">
          <table:table-cell office:value-type="string">
            <text:p>UGC 8833</text:p>
          </table:table-cell>
          <table:table-cell office:value-type="float" office:value="7.335316">
            <text:p>7.34</text:p>
          </table:table-cell>
          <table:table-cell table:formula="oooc:=18.82-2.5*LOG([.B47];10)" office:value-type="float" office:value="16.6564529308298">
            <text:p>16.66</text:p>
          </table:table-cell>
          <table:table-cell office:value-type="float" office:value="0.022">
            <text:p>0.02</text:p>
          </table:table-cell>
          <table:table-cell table:formula="oooc:=[.C47]-4.176*[.D47]" office:value-type="float" office:value="16.5645809308298">
            <text:p>16.56</text:p>
          </table:table-cell>
          <table:table-cell table:formula="oooc:=10^(-0.4*([.E47]+48.6))" office:value-type="float" office:value="8.59345144936735E-027">
            <text:p>8.59E-27</text:p>
          </table:table-cell>
          <table:table-cell table:formula="oooc:=4*3.1415*(3.08568025*10^24*[.M47])^2*[.F47]" office:value-type="float" office:value="1.00086548475221E+025">
            <text:p>1.00E+025</text:p>
          </table:table-cell>
          <table:table-cell table:formula="oooc:=1.4E-028*[.G47]" office:value-type="float" office:value="0.0014012116786531">
            <text:p>1.40E-03</text:p>
          </table:table-cell>
          <table:table-cell office:value-type="float" office:value="0.000871">
            <text:p>8.710E-04</text:p>
          </table:table-cell>
          <table:table-cell table:formula="oooc:=LOG([.I47];10)" office:value-type="float" office:value="-3.05998184499234">
            <text:p>-3.06</text:p>
          </table:table-cell>
          <table:table-cell table:formula="oooc:=LOG([.H47];10)" office:value-type="float" office:value="-2.85349625163306">
            <text:p>-2.85</text:p>
          </table:table-cell>
          <table:table-cell office:value-type="string">
            <text:p>UGC 8833</text:p>
          </table:table-cell>
          <table:table-cell office:value-type="float" office:value="3.12">
            <text:p>3.12</text:p>
          </table:table-cell>
          <table:table-cell office:value-type="float" office:value="-12.37">
            <text:p>-12.37</text:p>
          </table:table-cell>
          <table:table-cell table:number-columns-repeated="11"/>
        </table:table-row>
        <table:table-row table:style-name="ro1">
          <table:table-cell office:value-type="string">
            <text:p>NGC 5477</text:p>
          </table:table-cell>
          <table:table-cell office:value-type="float" office:value="40.70189">
            <text:p>40.7</text:p>
          </table:table-cell>
          <table:table-cell table:formula="oooc:=18.82-2.5*LOG([.B48];10)" office:value-type="float" office:value="14.7959635593993">
            <text:p>14.8</text:p>
          </table:table-cell>
          <table:table-cell office:value-type="float" office:value="0.0105">
            <text:p>0.01</text:p>
          </table:table-cell>
          <table:table-cell table:formula="oooc:=[.C48]-[.W48]" office:value-type="float" office:value="14.7903226894508">
            <text:p>14.79</text:p>
          </table:table-cell>
          <table:table-cell table:formula="oooc:=10^(-0.4*([.E48]+48.6))" office:value-type="float" office:value="4.40423946546672E-026">
            <text:p>4.40E-26</text:p>
          </table:table-cell>
          <table:table-cell table:formula="oooc:=4*3.1415*(3.08568025*10^24*[.M48])^2*[.F48]" office:value-type="float" office:value="3.12428951646173E+026">
            <text:p>3.12E+026</text:p>
          </table:table-cell>
          <table:table-cell table:formula="oooc:=1.4E-028*[.G48]" office:value-type="float" office:value="0.0437400532304642">
            <text:p>4.37E-02</text:p>
          </table:table-cell>
          <table:table-cell office:value-type="float" office:value="0.0537">
            <text:p>5.370E-02</text:p>
          </table:table-cell>
          <table:table-cell table:formula="oooc:=LOG([.I48];10)" office:value-type="float" office:value="-1.27002571430044">
            <text:p>-1.27</text:p>
          </table:table-cell>
          <table:table-cell table:formula="oooc:=LOG([.H48];10)" office:value-type="float" office:value="-1.3591206927734">
            <text:p>-1.36</text:p>
          </table:table-cell>
          <table:table-cell office:value-type="string">
            <text:p>NGC 5477</text:p>
          </table:table-cell>
          <table:table-cell office:value-type="float" office:value="7.7">
            <text:p>7.7</text:p>
          </table:table-cell>
          <table:table-cell office:value-type="float" office:value="-15.29">
            <text:p>-15.29</text:p>
          </table:table-cell>
          <table:table-cell table:number-columns-repeated="3"/>
          <table:table-cell table:style-name="ce4" office:value-type="float" office:value="0.0172">
            <text:p>1.72E-002</text:p>
          </table:table-cell>
          <table:table-cell table:style-name="ce4" office:value-type="float" office:value="0.424">
            <text:p>4.24E-001</text:p>
          </table:table-cell>
          <table:table-cell table:style-name="ce4" office:value-type="float" office:value="0.434">
            <text:p>4.34E-001</text:p>
          </table:table-cell>
          <table:table-cell table:style-name="ce5" table:formula="oooc:=1.559*12500000000000*[.R48]+0.7686*4300000000000*[.S48]+1.347*1900000000000*[.T48]" office:value-type="float" office:value="2847232720000">
            <text:p>2.85E+12</text:p>
          </table:table-cell>
          <table:table-cell table:formula="oooc:=LOG([.U48]*10^-23/((10^(-0.4*([.C48]+48.6)))*1.972318803E+015);10)" office:value-type="float" office:value="-0.482168725428681">
            <text:p>-0.48</text:p>
          </table:table-cell>
          <table:table-cell table:formula="oooc:=-0.0333*[.V48]^3+0.3522*[.V48]^2+1.196*[.V48]+0.4967" office:value-type="float" office:value="0.00564086994845969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KKH 87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2692">
            <text:p>2.692E-03</text:p>
          </table:table-cell>
          <table:table-cell table:number-columns-repeated="2"/>
          <table:table-cell office:value-type="string">
            <text:p>KKH 87</text:p>
          </table:table-cell>
          <table:table-cell office:value-type="float" office:value="7.4">
            <text:p>7.4</text:p>
          </table:table-cell>
          <table:table-cell office:value-type="float" office:value="-13.3">
            <text:p>-13.3</text:p>
          </table:table-cell>
          <table:table-cell table:number-columns-repeated="11"/>
        </table:table-row>
        <table:table-row table:style-name="ro1">
          <table:table-cell office:value-type="string">
            <text:p>DDO 187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02692">
            <text:p>2.692E-04</text:p>
          </table:table-cell>
          <table:table-cell table:number-columns-repeated="2"/>
          <table:table-cell office:value-type="string">
            <text:p>DDO 187</text:p>
          </table:table-cell>
          <table:table-cell office:value-type="float" office:value="2.28">
            <text:p>2.28</text:p>
          </table:table-cell>
          <table:table-cell office:value-type="float" office:value="-12.51">
            <text:p>-12.51</text:p>
          </table:table-cell>
          <table:table-cell table:number-columns-repeated="11"/>
        </table:table-row>
        <table:table-row table:style-name="ro1">
          <table:table-cell office:value-type="string">
            <text:p>DDO 190</text:p>
          </table:table-cell>
          <table:table-cell office:value-type="float" office:value="36.60882">
            <text:p>36.61</text:p>
          </table:table-cell>
          <table:table-cell table:formula="oooc:=18.82-2.5*LOG([.B51];10)" office:value-type="float" office:value="14.9110356734086">
            <text:p>14.91</text:p>
          </table:table-cell>
          <table:table-cell office:value-type="float" office:value="0.0118">
            <text:p>0.01</text:p>
          </table:table-cell>
          <table:table-cell table:formula="oooc:=[.C51]-4.176*[.D51]" office:value-type="float" office:value="14.8617588734086">
            <text:p>14.86</text:p>
          </table:table-cell>
          <table:table-cell table:formula="oooc:=10^(-0.4*([.E51]+48.6))" office:value-type="float" office:value="4.12378914054146E-026">
            <text:p>4.12E-26</text:p>
          </table:table-cell>
          <table:table-cell table:formula="oooc:=4*3.1415*(3.08568025*10^24*[.M51])^2*[.F51]" office:value-type="float" office:value="3.84064135673283E+025">
            <text:p>3.84E+025</text:p>
          </table:table-cell>
          <table:table-cell table:formula="oooc:=1.4E-028*[.G51]" office:value-type="float" office:value="0.00537689789942597">
            <text:p>5.38E-03</text:p>
          </table:table-cell>
          <table:table-cell office:value-type="float" office:value="0.00302">
            <text:p>3.020E-03</text:p>
          </table:table-cell>
          <table:table-cell table:formula="oooc:=LOG([.I51];10)" office:value-type="float" office:value="-2.51999305704285">
            <text:p>-2.52</text:p>
          </table:table-cell>
          <table:table-cell table:formula="oooc:=LOG([.H51];10)" office:value-type="float" office:value="-2.26946821015425">
            <text:p>-2.27</text:p>
          </table:table-cell>
          <table:table-cell office:value-type="string">
            <text:p>DDO 190</text:p>
          </table:table-cell>
          <table:table-cell office:value-type="float" office:value="2.79">
            <text:p>2.79</text:p>
          </table:table-cell>
          <table:table-cell office:value-type="float" office:value="-14.18">
            <text:p>-14.18</text:p>
          </table:table-cell>
          <table:table-cell table:number-columns-repeated="11"/>
        </table:table-row>
        <table:table-row table:style-name="ro1">
          <table:table-cell office:value-type="string">
            <text:p>DDO 194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6607">
            <text:p>6.607E-03</text:p>
          </table:table-cell>
          <table:table-cell table:number-columns-repeated="2"/>
          <table:table-cell office:value-type="string">
            <text:p>DDO 194</text:p>
          </table:table-cell>
          <table:table-cell office:value-type="float" office:value="8">
            <text:p>8</text:p>
          </table:table-cell>
          <table:table-cell office:value-type="float" office:value="-15.05">
            <text:p>-15.0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>
            <text:p>dTrans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>
            <text:p>dTrans</text:p>
          </table:table-cell>
          <table:table-cell table:number-columns-repeated="13"/>
        </table:table-row>
        <table:table-row table:style-name="ro1">
          <table:table-cell office:value-type="string">
            <text:p>UGC7356</text:p>
          </table:table-cell>
          <table:table-cell office:value-type="float" office:value="0.3984551">
            <text:p>0.4</text:p>
          </table:table-cell>
          <table:table-cell table:formula="oooc:=18.82-2.5*LOG([.B55];10)" office:value-type="float" office:value="19.8190515251983">
            <text:p>19.82</text:p>
          </table:table-cell>
          <table:table-cell office:value-type="float" office:value="0.018">
            <text:p>0.02</text:p>
          </table:table-cell>
          <table:table-cell table:formula="oooc:=[.C55]-4.176*[.D55]" office:value-type="float" office:value="19.7438835251983">
            <text:p>19.74</text:p>
          </table:table-cell>
          <table:table-cell table:formula="oooc:=10^(-0.4*([.E55]+48.6))" office:value-type="float" office:value="4.59670454206425E-028">
            <text:p>4.60E-28</text:p>
          </table:table-cell>
          <table:table-cell table:formula="oooc:=4*3.1415*(3.08568025*10^24*[.M55])^2*[.F55]" office:value-type="float" office:value="2.84317287847798E+024">
            <text:p>2.84E+024</text:p>
          </table:table-cell>
          <table:table-cell table:formula="oooc:=1.4E-028*[.G55]" office:value-type="float" office:value="0.000398044202986918">
            <text:p>3.98E-04</text:p>
          </table:table-cell>
          <table:table-cell table:style-name="ce2" office:value-type="float" office:value="0.000155">
            <text:p>1.55E-04</text:p>
          </table:table-cell>
          <table:table-cell table:formula="oooc:=LOG([.I55];10)" office:value-type="float" office:value="-3.80966830182971">
            <text:p>-3.81</text:p>
          </table:table-cell>
          <table:table-cell table:formula="oooc:=LOG([.H55];10)" office:value-type="float" office:value="-3.40006869665159">
            <text:p>-3.4</text:p>
          </table:table-cell>
          <table:table-cell office:value-type="string">
            <text:p>UGC7356</text:p>
          </table:table-cell>
          <table:table-cell office:value-type="float" office:value="7.19">
            <text:p>7.19</text:p>
          </table:table-cell>
          <table:table-cell office:value-type="float" office:value="-13.61">
            <text:p>-13.61</text:p>
          </table:table-cell>
          <table:table-cell table:number-columns-repeated="11"/>
        </table:table-row>
        <table:table-row table:style-name="ro1">
          <table:table-cell office:value-type="string">
            <text:p>KKH80</text:p>
          </table:table-cell>
          <table:table-cell office:value-type="float" office:value="2.038401">
            <text:p>2.04</text:p>
          </table:table-cell>
          <table:table-cell table:formula="oooc:=18.82-2.5*LOG([.B56];10)" office:value-type="float" office:value="18.0467759407206">
            <text:p>18.05</text:p>
          </table:table-cell>
          <table:table-cell office:value-type="float" office:value="0.021">
            <text:p>0.02</text:p>
          </table:table-cell>
          <table:table-cell table:formula="oooc:=[.C56]-4.176*[.D56]" office:value-type="float" office:value="17.9590799407206">
            <text:p>17.96</text:p>
          </table:table-cell>
          <table:table-cell table:formula="oooc:=10^(-0.4*([.E56]+48.6))" office:value-type="float" office:value="2.37885528877875E-027">
            <text:p>2.38E-27</text:p>
          </table:table-cell>
          <table:table-cell table:formula="oooc:=4*3.1415*(3.08568025*10^24*[.M56])^2*[.F56]" office:value-type="float" office:value="1.60099305314095E+025">
            <text:p>1.60E+025</text:p>
          </table:table-cell>
          <table:table-cell table:formula="oooc:=1.4E-028*[.G56]" office:value-type="float" office:value="0.00224139027439734">
            <text:p>2.24E-03</text:p>
          </table:table-cell>
          <table:table-cell table:style-name="ce2" office:value-type="float" office:value="0.0000316">
            <text:p>3.16E-05</text:p>
          </table:table-cell>
          <table:table-cell table:formula="oooc:=LOG([.I56];10)" office:value-type="float" office:value="-4.5003129173816">
            <text:p>-4.5</text:p>
          </table:table-cell>
          <table:table-cell table:formula="oooc:=LOG([.H56];10)" office:value-type="float" office:value="-2.64948251684287">
            <text:p>-2.65</text:p>
          </table:table-cell>
          <table:table-cell office:value-type="string">
            <text:p>KKH80</text:p>
          </table:table-cell>
          <table:table-cell office:value-type="float" office:value="7.5">
            <text:p>7.5</text:p>
          </table:table-cell>
          <table:table-cell office:value-type="float" office:value="-12.47">
            <text:p>-12.47</text:p>
          </table:table-cell>
          <table:table-cell table:number-columns-repeated="11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1" office:value-type="string">
            <text:p>dE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 office:value-type="string">
            <text:p>dE</text:p>
          </table:table-cell>
          <table:table-cell table:number-columns-repeated="13"/>
        </table:table-row>
        <table:table-row table:style-name="ro1">
          <table:table-cell office:value-type="string">
            <text:p>NGC 4627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01259">
            <text:p>1.259E-04</text:p>
          </table:table-cell>
          <table:table-cell table:number-columns-repeated="2"/>
          <table:table-cell office:value-type="string">
            <text:p>NGC 4627</text:p>
          </table:table-cell>
          <table:table-cell office:value-type="float" office:value="9.38">
            <text:p>9.38</text:p>
          </table:table-cell>
          <table:table-cell office:value-type="float" office:value="-16.87">
            <text:p>-16.87</text:p>
          </table:table-cell>
          <table:table-cell table:number-columns-repeated="11"/>
        </table:table-row>
        <table:table-row table:style-name="ro1">
          <table:table-cell office:value-type="string">
            <text:p>UGC 8882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007943">
            <text:p>7.943E-05</text:p>
          </table:table-cell>
          <table:table-cell table:number-columns-repeated="2"/>
          <table:table-cell office:value-type="string">
            <text:p>UGC 8882</text:p>
          </table:table-cell>
          <table:table-cell office:value-type="float" office:value="8.3">
            <text:p>8.3</text:p>
          </table:table-cell>
          <table:table-cell office:value-type="float" office:value="-13.64">
            <text:p>-13.64</text:p>
          </table:table-cell>
          <table:table-cell table:number-columns-repeated="11"/>
        </table:table-row>
        <table:table-row table:style-name="ro1">
          <table:table-cell office:value-type="string">
            <text:p>KK 166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float" office:value="0.00001995">
            <text:p>1.995E-05</text:p>
          </table:table-cell>
          <table:table-cell table:number-columns-repeated="2"/>
          <table:table-cell office:value-type="string">
            <text:p>KK 166</text:p>
          </table:table-cell>
          <table:table-cell office:value-type="float" office:value="4.74">
            <text:p>4.74</text:p>
          </table:table-cell>
          <table:table-cell office:value-type="float" office:value="-10.82">
            <text:p>-10.82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KKR 25 </text:p>
          </table:table-cell>
          <table:table-cell office:value-type="float" office:value="0.4237158">
            <text:p>0.42</text:p>
          </table:table-cell>
          <table:table-cell table:formula="oooc:=18.82-2.5*LOG([.B63];10)" office:value-type="float" office:value="19.7523133530676">
            <text:p>19.75</text:p>
          </table:table-cell>
          <table:table-cell office:value-type="float" office:value="0.009">
            <text:p>0.01</text:p>
          </table:table-cell>
          <table:table-cell table:formula="oooc:=[.C63]-7.9*[.D63]" office:value-type="float" office:value="19.6812133530676">
            <text:p>19.68</text:p>
          </table:table-cell>
          <table:table-cell table:formula="oooc:=10^(-0.4*([.E63]+48.6))" office:value-type="float" office:value="4.86983962093225E-028">
            <text:p>4.87E-28</text:p>
          </table:table-cell>
          <table:table-cell table:formula="oooc:=4*3.1415*(3.08568025*10^24*[.M63])^2*[.F63]" office:value-type="float" office:value="2.01576288337282E+023">
            <text:p>2.02E+023</text:p>
          </table:table-cell>
          <table:table-cell table:formula="oooc:=1.4E-028*[.G63]" office:value-type="float" office:value="0.0000282206803672194">
            <text:p>2.82E-05</text:p>
          </table:table-cell>
          <table:table-cell office:value-type="float" office:value="0.00001">
            <text:p>1.000E-05</text:p>
          </table:table-cell>
          <table:table-cell table:number-columns-repeated="2"/>
          <table:table-cell table:style-name="ce6" office:value-type="string">
            <text:p>KKR 25 </text:p>
          </table:table-cell>
          <table:table-cell office:value-type="float" office:value="1.86">
            <text:p>1.86</text:p>
          </table:table-cell>
          <table:table-cell office:value-type="float" office:value="-9.94">
            <text:p>-9.94</text:p>
          </table:table-cell>
          <table:table-cell table:number-columns-repeated="11"/>
        </table:table-row>
      </table:table>
      <table:table table:name="M8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Counts</text:p>
          </table:table-cell>
          <table:table-cell office:value-type="string">
            <text:p>Mag</text:p>
          </table:table-cell>
          <table:table-cell office:value-type="string">
            <text:p>E(B-V)</text:p>
          </table:table-cell>
          <table:table-cell office:value-type="string">
            <text:p>Corrected</text:p>
          </table:table-cell>
          <table:table-cell office:value-type="string">
            <text:p>Flux</text:p>
          </table:table-cell>
          <table:table-cell office:value-type="string">
            <text:p>L(FUV)</text:p>
          </table:table-cell>
          <table:table-cell office:value-type="string">
            <text:p>SFR(UV)</text:p>
          </table:table-cell>
          <table:table-cell office:value-type="string">
            <text:p>SFR(Ha)</text:p>
          </table:table-cell>
          <table:table-cell office:value-type="string">
            <text:p>Log(Ha)</text:p>
          </table:table-cell>
          <table:table-cell office:value-type="string">
            <text:p>log(UV)</text:p>
          </table:table-cell>
          <table:table-cell/>
          <table:table-cell office:value-type="string">
            <text:p>D(Mpc)</text:p>
          </table:table-cell>
          <table:table-cell table:number-columns-repeated="4"/>
          <table:table-cell office:value-type="string">
            <text:p>24 micron</text:p>
          </table:table-cell>
          <table:table-cell office:value-type="string">
            <text:p>70 micron</text:p>
          </table:table-cell>
          <table:table-cell office:value-type="string">
            <text:p>160 micron</text:p>
          </table:table-cell>
          <table:table-cell office:value-type="string">
            <text:p>TIR</text:p>
          </table:table-cell>
          <table:table-cell office:value-type="string">
            <text:p>log(TIR/FUV)</text:p>
          </table:table-cell>
          <table:table-cell office:value-type="string">
            <text:p>A(FUV)</text:p>
          </table:table-cell>
          <table:table-cell/>
          <table:table-cell office:value-type="string">
            <text:p>f(Ha)/f(HB)</text:p>
          </table:table-cell>
          <table:table-cell office:value-type="string">
            <text:p>A(Ha)</text:p>
          </table:table-cell>
        </table:table-row>
        <table:table-row table:style-name="ro1">
          <table:table-cell table:style-name="ce1" office:value-type="string">
            <text:p>dI</text:p>
          </table:table-cell>
          <table:table-cell table:number-columns-repeated="4"/>
          <table:table-cell table:style-name="ce2"/>
          <table:table-cell/>
          <table:table-cell table:style-name="ce2"/>
          <table:table-cell table:number-columns-repeated="3"/>
          <table:table-cell table:style-name="ce1"/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office:value-type="string">
            <text:p>KKH 34</text:p>
          </table:table-cell>
          <table:table-cell table:number-columns-repeated="2"/>
          <table:table-cell office:value-type="float" office:value="0.2424">
            <text:p>0.24</text:p>
          </table:table-cell>
          <table:table-cell table:number-columns-repeated="4"/>
          <table:table-cell table:style-name="ce3" office:value-type="float" office:value="0.000166">
            <text:p>1.660E-04</text:p>
          </table:table-cell>
          <table:table-cell table:number-columns-repeated="3"/>
          <table:table-cell office:value-type="float" office:value="4.61">
            <text:p>4.61</text:p>
          </table:table-cell>
          <table:table-cell table:number-columns-repeated="13"/>
        </table:table-row>
        <table:table-row table:style-name="ro1">
          <table:table-cell office:value-type="string">
            <text:p>KKH 37</text:p>
          </table:table-cell>
          <table:table-cell table:number-columns-repeated="2"/>
          <table:table-cell office:value-type="float" office:value="0.074">
            <text:p>0.07</text:p>
          </table:table-cell>
          <table:table-cell/>
          <table:table-cell table:style-name="ce2"/>
          <table:table-cell/>
          <table:table-cell table:style-name="ce2"/>
          <table:table-cell table:style-name="ce3" office:value-type="float" office:value="0.0001862">
            <text:p>1.862E-04</text:p>
          </table:table-cell>
          <table:table-cell table:number-columns-repeated="3"/>
          <table:table-cell office:value-type="float" office:value="3.39">
            <text:p>3.39</text:p>
          </table:table-cell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string">
            <text:p>NGC 2366</text:p>
          </table:table-cell>
          <table:table-cell table:number-columns-repeated="2"/>
          <table:table-cell office:value-type="float" office:value="0.0363">
            <text:p>0.04</text:p>
          </table:table-cell>
          <table:table-cell office:value-type="float" office:value="12.5">
            <text:p>12.5</text:p>
          </table:table-cell>
          <table:table-cell table:style-name="ce2" table:formula="oooc:=10^(-0.4*([.E5]+48.6))" office:value-type="float" office:value="3.630780547701E-025">
            <text:p>3.63E-25</text:p>
          </table:table-cell>
          <table:table-cell table:formula="oooc:=4*3.1415*(3.08568025*10^24*[.M5])^2*[.F5]" office:value-type="float" office:value="4.42059026650529E+026">
            <text:p>4.42E+26</text:p>
          </table:table-cell>
          <table:table-cell table:style-name="ce2" table:formula="oooc:=1.4E-028*[.G5]" office:value-type="float" office:value="0.0618882637310741">
            <text:p>6.19E-02</text:p>
          </table:table-cell>
          <table:table-cell table:style-name="ce3" office:value-type="float" office:value="0.1413">
            <text:p>1.413E-01</text:p>
          </table:table-cell>
          <table:table-cell table:formula="oooc:=LOG([.I5];10)" office:value-type="float" office:value="-0.849857838151441">
            <text:p>-0.85</text:p>
          </table:table-cell>
          <table:table-cell table:formula="oooc:=LOG([.H5];10)" office:value-type="float" office:value="-1.20839170122367">
            <text:p>-1.21</text:p>
          </table:table-cell>
          <table:table-cell/>
          <table:table-cell office:value-type="float" office:value="3.19">
            <text:p>3.19</text:p>
          </table:table-cell>
          <table:table-cell table:number-columns-repeated="13"/>
        </table:table-row>
        <table:table-row table:style-name="ro3">
          <table:table-cell office:value-type="string">
            <text:p>Holmberg II</text:p>
          </table:table-cell>
          <table:table-cell table:number-columns-repeated="2"/>
          <table:table-cell office:value-type="float" office:value="0.0319">
            <text:p>0.03</text:p>
          </table:table-cell>
          <table:table-cell office:value-type="float" office:value="12.2">
            <text:p>12.2</text:p>
          </table:table-cell>
          <table:table-cell table:style-name="ce2" table:formula="oooc:=10^(-0.4*([.E6]+48.6))" office:value-type="float" office:value="4.78630092322638E-025">
            <text:p>4.79E-25</text:p>
          </table:table-cell>
          <table:table-cell table:formula="oooc:=4*3.1415*(3.08568025*10^24*[.M6])^2*[.F6]" office:value-type="float" office:value="6.58109702116076E+026">
            <text:p>6.58E+26</text:p>
          </table:table-cell>
          <table:table-cell table:style-name="ce2" table:formula="oooc:=1.4E-028*[.G6]" office:value-type="float" office:value="0.0921353582962506">
            <text:p>9.21E-02</text:p>
          </table:table-cell>
          <table:table-cell table:style-name="ce3" office:value-type="float" office:value="0.08913">
            <text:p>8.913E-02</text:p>
          </table:table-cell>
          <table:table-cell table:formula="oooc:=LOG([.I6];10)" office:value-type="float" office:value="-1.04997609347667">
            <text:p>-1.05</text:p>
          </table:table-cell>
          <table:table-cell table:formula="oooc:=LOG([.H6];10)" office:value-type="float" office:value="-1.03557367093186">
            <text:p>-1.04</text:p>
          </table:table-cell>
          <table:table-cell/>
          <table:table-cell office:value-type="float" office:value="3.39">
            <text:p>3.39</text:p>
          </table:table-cell>
          <table:table-cell table:number-columns-repeated="11"/>
          <table:table-cell office:value-type="float" office:value="2.957">
            <text:p>2.96</text:p>
          </table:table-cell>
          <table:table-cell table:formula="oooc:=5.91*LOG([.Y6];10)-2.7" office:value-type="float" office:value="0.0827313279493542">
            <text:p>0.08</text:p>
          </table:table-cell>
        </table:table-row>
        <table:table-row table:style-name="ro1">
          <table:table-cell office:value-type="string">
            <text:p>DDO 53</text:p>
          </table:table-cell>
          <table:table-cell table:number-columns-repeated="2"/>
          <table:table-cell office:value-type="float" office:value="0.0371">
            <text:p>0.04</text:p>
          </table:table-cell>
          <table:table-cell office:value-type="float" office:value="15.35">
            <text:p>15.35</text:p>
          </table:table-cell>
          <table:table-cell table:style-name="ce2" table:formula="oooc:=10^(-0.4*([.E7]+48.6))" office:value-type="float" office:value="2.63026799189537E-026">
            <text:p>2.63E-26</text:p>
          </table:table-cell>
          <table:table-cell table:formula="oooc:=4*3.1415*(3.08568025*10^24*[.M7])^2*[.F7]" office:value-type="float" office:value="3.9884017021468E+025">
            <text:p>3.99E+25</text:p>
          </table:table-cell>
          <table:table-cell table:style-name="ce2" table:formula="oooc:=1.4E-028*[.G7]" office:value-type="float" office:value="0.00558376238300551">
            <text:p>5.58E-03</text:p>
          </table:table-cell>
          <table:table-cell table:style-name="ce3" office:value-type="float" office:value="0.00912">
            <text:p>9.120E-03</text:p>
          </table:table-cell>
          <table:table-cell table:formula="oooc:=LOG([.I7];10)" office:value-type="float" office:value="-2.04000516167158">
            <text:p>-2.04</text:p>
          </table:table-cell>
          <table:table-cell table:formula="oooc:=LOG([.H7];10)" office:value-type="float" office:value="-2.25307307139228">
            <text:p>-2.25</text:p>
          </table:table-cell>
          <table:table-cell/>
          <table:table-cell office:value-type="float" office:value="3.56">
            <text:p>3.56</text:p>
          </table:table-cell>
          <table:table-cell table:number-columns-repeated="11"/>
          <table:table-cell office:value-type="float" office:value="2.7">
            <text:p>2.7</text:p>
          </table:table-cell>
          <table:table-cell table:formula="oooc:=5.91*LOG([.Y7];10)-2.7" office:value-type="float" office:value="-0.150640153820385">
            <text:p>-0.15</text:p>
          </table:table-cell>
        </table:table-row>
        <table:table-row table:style-name="ro2">
          <table:table-cell office:value-type="string">
            <text:p>U4483</text:p>
          </table:table-cell>
          <table:table-cell office:value-type="float" office:value="14.89076">
            <text:p>14.89</text:p>
          </table:table-cell>
          <table:table-cell table:formula="oooc:=18.82-2.5*LOG([.B8];10)" office:value-type="float" office:value="15.8877078400079">
            <text:p>15.89</text:p>
          </table:table-cell>
          <table:table-cell office:value-type="float" office:value="0.0332">
            <text:p>0.03</text:p>
          </table:table-cell>
          <table:table-cell table:formula="oooc:=[.C8]-4.176*[.D8]" office:value-type="float" office:value="15.7490646400079">
            <text:p>15.75</text:p>
          </table:table-cell>
          <table:table-cell table:style-name="ce2" table:formula="oooc:=10^(-0.4*([.E8]+48.6))" office:value-type="float" office:value="1.82126920343581E-026">
            <text:p>1.82E-26</text:p>
          </table:table-cell>
          <table:table-cell table:formula="oooc:=4*3.1415*(3.08568025*10^24*[.M8])^2*[.F8]" office:value-type="float" office:value="2.24534513156159E+025">
            <text:p>2.25E+25</text:p>
          </table:table-cell>
          <table:table-cell table:style-name="ce2" table:formula="oooc:=1.4E-028*[.G8]" office:value-type="float" office:value="0.00314348318418623">
            <text:p>3.14E-03</text:p>
          </table:table-cell>
          <table:table-cell table:style-name="ce3" office:value-type="float" office:value="0.004467">
            <text:p>4.467E-03</text:p>
          </table:table-cell>
          <table:table-cell table:formula="oooc:=LOG([.I8];10)" office:value-type="float" office:value="-2.34998404752816">
            <text:p>-2.35</text:p>
          </table:table-cell>
          <table:table-cell table:formula="oooc:=LOG([.H8];10)" office:value-type="float" office:value="-2.50258885853144">
            <text:p>-2.5</text:p>
          </table:table-cell>
          <table:table-cell/>
          <table:table-cell office:value-type="float" office:value="3.21">
            <text:p>3.21</text:p>
          </table:table-cell>
          <table:table-cell table:number-columns-repeated="4"/>
          <table:table-cell table:style-name="ce4" office:value-type="float" office:value="0.00705">
            <text:p>7.05E-003</text:p>
          </table:table-cell>
          <table:table-cell table:style-name="ce4" office:value-type="float" office:value="0.105">
            <text:p>1.05E-001</text:p>
          </table:table-cell>
          <table:table-cell table:style-name="ce4" office:value-type="float" office:value="0.166">
            <text:p>1.66E-001</text:p>
          </table:table-cell>
          <table:table-cell table:style-name="ce5" table:formula="oooc:=1.559*12500000000000*[.R8]+0.7686*4300000000000*[.S8]+1.347*1900000000000*[.T8]" office:value-type="float" office:value="909253575000">
            <text:p>9.09E+11</text:p>
          </table:table-cell>
          <table:table-cell table:formula="oooc:=LOG([.U8]*10^-23/((10^(-0.4*([.C8]+48.6)))*1.972318803E+015);10)" office:value-type="float" office:value="-0.541208961773503">
            <text:p>-0.54</text:p>
          </table:table-cell>
          <table:table-cell table:formula="oooc:=-0.0333*[.V8]^3+0.3522*[.V8]^2+1.196*[.V8]+0.4967" office:value-type="float" office:value="-0.0421451752883693">
            <text:p>-0.04</text:p>
          </table:table-cell>
          <table:table-cell table:number-columns-repeated="3"/>
        </table:table-row>
        <table:table-row table:style-name="ro3">
          <table:table-cell office:value-type="string">
            <text:p>Holmberg I</text:p>
          </table:table-cell>
          <table:table-cell table:number-columns-repeated="2"/>
          <table:table-cell office:value-type="float" office:value="0.0493">
            <text:p>0.05</text:p>
          </table:table-cell>
          <table:table-cell office:value-type="float" office:value="14.61">
            <text:p>14.61</text:p>
          </table:table-cell>
          <table:table-cell table:style-name="ce2" table:formula="oooc:=10^(-0.4*([.E9]+48.6))" office:value-type="float" office:value="5.19995996533513E-026">
            <text:p>5.20E-26</text:p>
          </table:table-cell>
          <table:table-cell table:formula="oooc:=4*3.1415*(3.08568025*10^24*[.M9])^2*[.F9]" office:value-type="float" office:value="9.17405513195536E+025">
            <text:p>9.17E+25</text:p>
          </table:table-cell>
          <table:table-cell table:style-name="ce2" table:formula="oooc:=1.4E-028*[.G9]" office:value-type="float" office:value="0.0128436771847375">
            <text:p>1.28E-02</text:p>
          </table:table-cell>
          <table:table-cell table:style-name="ce3" office:value-type="float" office:value="0.007413">
            <text:p>7.413E-03</text:p>
          </table:table-cell>
          <table:table-cell table:formula="oooc:=LOG([.I9];10)" office:value-type="float" office:value="-2.13000599987826">
            <text:p>-2.13</text:p>
          </table:table-cell>
          <table:table-cell table:formula="oooc:=LOG([.H9];10)" office:value-type="float" office:value="-1.89131061860297">
            <text:p>-1.89</text:p>
          </table:table-cell>
          <table:table-cell/>
          <table:table-cell office:value-type="float" office:value="3.84">
            <text:p>3.84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office:value-type="float" office:value="2.714">
            <text:p>2.71</text:p>
          </table:table-cell>
          <table:table-cell table:formula="oooc:=5.91*LOG([.Y9];10)-2.7" office:value-type="float" office:value="-0.137365825956826">
            <text:p>-0.14</text:p>
          </table:table-cell>
        </table:table-row>
        <table:table-row table:style-name="ro1">
          <table:table-cell office:value-type="string">
            <text:p>A0952</text:p>
          </table:table-cell>
          <table:table-cell table:number-columns-repeated="2"/>
          <table:table-cell office:value-type="float" office:value="0.0359">
            <text:p>0.04</text:p>
          </table:table-cell>
          <table:table-cell table:number-columns-repeated="4"/>
          <table:table-cell table:style-name="ce3"/>
          <table:table-cell table:number-columns-repeated="3"/>
          <table:table-cell office:value-type="float" office:value="3.87">
            <text:p>3.87</text:p>
          </table:table-cell>
          <table:table-cell table:number-columns-repeated="13"/>
        </table:table-row>
        <table:table-row table:style-name="ro1">
          <table:table-cell office:value-type="string">
            <text:p>HolmbergIX</text:p>
          </table:table-cell>
          <table:table-cell table:number-columns-repeated="2"/>
          <table:table-cell office:value-type="float" office:value="0.0783">
            <text:p>0.08</text:p>
          </table:table-cell>
          <table:table-cell office:value-type="float" office:value="14.89">
            <text:p>14.89</text:p>
          </table:table-cell>
          <table:table-cell table:style-name="ce2" table:formula="oooc:=10^(-0.4*([.E11]+48.6))" office:value-type="float" office:value="4.01790810848939E-026">
            <text:p>4.02E-26</text:p>
          </table:table-cell>
          <table:table-cell table:formula="oooc:=4*3.1415*(3.08568025*10^24*[.M11])^2*[.F11]" office:value-type="float" office:value="6.5811584194502E+025">
            <text:p>6.58E+25</text:p>
          </table:table-cell>
          <table:table-cell table:style-name="ce2" table:formula="oooc:=1.4E-028*[.G11]" office:value-type="float" office:value="0.00921362178723028">
            <text:p>9.21E-03</text:p>
          </table:table-cell>
          <table:table-cell table:style-name="ce3" office:value-type="float" office:value="0.002239">
            <text:p>2.239E-03</text:p>
          </table:table-cell>
          <table:table-cell table:formula="oooc:=LOG([.I11];10)" office:value-type="float" office:value="-2.64994590642097">
            <text:p>-2.65</text:p>
          </table:table-cell>
          <table:table-cell table:formula="oooc:=LOG([.H11];10)" office:value-type="float" office:value="-2.03556961920404">
            <text:p>-2.04</text:p>
          </table:table-cell>
          <table:table-cell/>
          <table:table-cell office:value-type="float" office:value="3.7">
            <text:p>3.7</text:p>
          </table:table-cell>
          <table:table-cell table:number-columns-repeated="2"/>
          <table:table-cell table:style-name="ce2"/>
          <table:table-cell table:number-columns-repeated="8"/>
          <table:table-cell office:value-type="float" office:value="2.959">
            <text:p>2.96</text:p>
          </table:table-cell>
          <table:table-cell table:formula="oooc:=5.91*LOG([.Y11];10)-2.7" office:value-type="float" office:value="0.0844667440993412">
            <text:p>0.08</text:p>
          </table:table-cell>
        </table:table-row>
        <table:table-row table:style-name="ro1">
          <table:table-cell office:value-type="string">
            <text:p>NGC 3077</text:p>
          </table:table-cell>
          <table:table-cell table:number-columns-repeated="2"/>
          <table:table-cell office:value-type="float" office:value="0.0669">
            <text:p>0.07</text:p>
          </table:table-cell>
          <table:table-cell table:number-columns-repeated="4"/>
          <table:table-cell table:style-name="ce3"/>
          <table:table-cell table:number-columns-repeated="3"/>
          <table:table-cell office:value-type="float" office:value="3.82">
            <text:p>3.82</text:p>
          </table:table-cell>
          <table:table-cell table:number-columns-repeated="13"/>
        </table:table-row>
        <table:table-row table:style-name="ro1">
          <table:table-cell office:value-type="string">
            <text:p>TheGarland</text:p>
          </table:table-cell>
          <table:table-cell table:number-columns-repeated="2"/>
          <table:table-cell office:value-type="float" office:value="0.0677">
            <text:p>0.07</text:p>
          </table:table-cell>
          <table:table-cell table:number-columns-repeated="4"/>
          <table:table-cell table:style-name="ce3"/>
          <table:table-cell table:number-columns-repeated="3"/>
          <table:table-cell office:value-type="float" office:value="3.82">
            <text:p>3.82</text:p>
          </table:table-cell>
          <table:table-cell table:number-columns-repeated="4"/>
          <table:table-cell table:style-name="ce4" table:number-columns-repeated="2"/>
          <table:table-cell table:number-columns-repeated="7"/>
        </table:table-row>
        <table:table-row table:style-name="ro1">
          <table:table-cell office:value-type="string">
            <text:p>UGC 5423</text:p>
          </table:table-cell>
          <table:table-cell office:value-type="float" office:value="5.502337">
            <text:p>5.5</text:p>
          </table:table-cell>
          <table:table-cell table:formula="oooc:=18.82-2.5*LOG([.B14];10)" office:value-type="float" office:value="16.9686320350665">
            <text:p>16.97</text:p>
          </table:table-cell>
          <table:table-cell office:value-type="float" office:value="0.0812">
            <text:p>0.08</text:p>
          </table:table-cell>
          <table:table-cell table:formula="oooc:=[.C14]-4.176*[.D14]" office:value-type="float" office:value="16.6295408350665">
            <text:p>16.63</text:p>
          </table:table-cell>
          <table:table-cell table:style-name="ce2" table:formula="oooc:=10^(-0.4*([.E14]+48.6))" office:value-type="float" office:value="8.09438143483078E-027">
            <text:p>8.09E-27</text:p>
          </table:table-cell>
          <table:table-cell table:formula="oooc:=4*3.1415*(3.08568025*10^24*[.M14])^2*[.F14]" office:value-type="float" office:value="2.72040962135134E+025">
            <text:p>2.72E+25</text:p>
          </table:table-cell>
          <table:table-cell table:style-name="ce2" table:formula="oooc:=1.4E-028*[.G14]" office:value-type="float" office:value="0.00380857346989188">
            <text:p>3.81E-03</text:p>
          </table:table-cell>
          <table:table-cell table:style-name="ce3" office:value-type="float" office:value="0.006761">
            <text:p>6.761E-03</text:p>
          </table:table-cell>
          <table:table-cell table:formula="oooc:=LOG([.I14];10)" office:value-type="float" office:value="-2.16998906406388">
            <text:p>-2.17</text:p>
          </table:table-cell>
          <table:table-cell table:formula="oooc:=LOG([.H14];10)" office:value-type="float" office:value="-2.41923766216306">
            <text:p>-2.42</text:p>
          </table:table-cell>
          <table:table-cell/>
          <table:table-cell office:value-type="float" office:value="5.3">
            <text:p>5.3</text:p>
          </table:table-cell>
          <table:table-cell table:number-columns-repeated="13"/>
        </table:table-row>
        <table:table-row table:style-name="ro1">
          <table:table-cell office:value-type="string">
            <text:p>IC2574</text:p>
          </table:table-cell>
          <table:table-cell office:value-type="float" office:value="461.193">
            <text:p>461.19</text:p>
          </table:table-cell>
          <table:table-cell table:formula="oooc:=18.82-2.5*LOG([.B15];10)" office:value-type="float" office:value="12.1602932326522">
            <text:p>12.16</text:p>
          </table:table-cell>
          <table:table-cell office:value-type="float" office:value="0.0362">
            <text:p>0.04</text:p>
          </table:table-cell>
          <table:table-cell table:formula="oooc:=[.C15]-4.176*[.D15]" office:value-type="float" office:value="12.0091220326522">
            <text:p>12.01</text:p>
          </table:table-cell>
          <table:table-cell table:style-name="ce2" table:formula="oooc:=10^(-0.4*([.E15]+48.6))" office:value-type="float" office:value="5.70625515133804E-025">
            <text:p>5.71E-25</text:p>
          </table:table-cell>
          <table:table-cell table:formula="oooc:=4*3.1415*(3.08568025*10^24*[.M15])^2*[.F15]" office:value-type="float" office:value="1.10332177666426E+027">
            <text:p>1.10E+27</text:p>
          </table:table-cell>
          <table:table-cell table:style-name="ce2" table:formula="oooc:=1.4E-028*[.G15]" office:value-type="float" office:value="0.154465048732996">
            <text:p>1.54E-01</text:p>
          </table:table-cell>
          <table:table-cell table:style-name="ce3" office:value-type="float" office:value="0.2399">
            <text:p>2.399E-01</text:p>
          </table:table-cell>
          <table:table-cell table:formula="oooc:=LOG([.I15];10)" office:value-type="float" office:value="-0.619969752032169">
            <text:p>-0.62</text:p>
          </table:table-cell>
          <table:table-cell table:formula="oooc:=LOG([.H15];10)" office:value-type="float" office:value="-0.811169774229959">
            <text:p>-0.81</text:p>
          </table:table-cell>
          <table:table-cell/>
          <table:table-cell office:value-type="float" office:value="4.02">
            <text:p>4.02</text:p>
          </table:table-cell>
          <table:table-cell table:number-columns-repeated="11"/>
          <table:table-cell office:value-type="float" office:value="2.8223">
            <text:p>2.82</text:p>
          </table:table-cell>
          <table:table-cell table:formula="oooc:=5.91*LOG([.Y15];10)-2.7" office:value-type="float" office:value="-0.0369352312509719">
            <text:p>-0.04</text:p>
          </table:table-cell>
        </table:table-row>
        <table:table-row table:style-name="ro1">
          <table:table-cell office:value-type="string">
            <text:p>DDO82</text:p>
          </table:table-cell>
          <table:table-cell office:value-type="float" office:value="5.634613">
            <text:p>5.63</text:p>
          </table:table-cell>
          <table:table-cell table:formula="oooc:=18.82-2.5*LOG([.B16];10)" office:value-type="float" office:value="16.9428397676943">
            <text:p>16.94</text:p>
          </table:table-cell>
          <table:table-cell office:value-type="float" office:value="0.043">
            <text:p>0.04</text:p>
          </table:table-cell>
          <table:table-cell table:formula="oooc:=[.C16]-4.176*[.Z16]" office:value-type="float" office:value="16.495260399554">
            <text:p>16.5</text:p>
          </table:table-cell>
          <table:table-cell table:style-name="ce2" table:formula="oooc:=10^(-0.4*([.E16]+48.6))" office:value-type="float" office:value="9.16000773032659E-027">
            <text:p>9.16E-27</text:p>
          </table:table-cell>
          <table:table-cell table:formula="oooc:=4*3.1415*(3.08568025*10^24*[.M16])^2*[.F16]" office:value-type="float" office:value="1.75353613512702E+025">
            <text:p>1.75E+25</text:p>
          </table:table-cell>
          <table:table-cell table:style-name="ce2" table:formula="oooc:=1.4E-028*[.G16]" office:value-type="float" office:value="0.00245495058917782">
            <text:p>2.45E-03</text:p>
          </table:table-cell>
          <table:table-cell table:style-name="ce3" office:value-type="float" office:value="0.003802">
            <text:p>3.802E-03</text:p>
          </table:table-cell>
          <table:table-cell table:formula="oooc:=LOG([.I16];10)" office:value-type="float" office:value="-2.41998788747058">
            <text:p>-2.42</text:p>
          </table:table-cell>
          <table:table-cell table:formula="oooc:=LOG([.H16];10)" office:value-type="float" office:value="-2.60995724450369">
            <text:p>-2.61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office:value-type="float" office:value="2.9853">
            <text:p>2.99</text:p>
          </table:table-cell>
          <table:table-cell table:formula="oooc:=5.91*LOG([.Y16];10)-2.7" office:value-type="float" office:value="0.10717896746655">
            <text:p>0.11</text:p>
          </table:table-cell>
        </table:table-row>
        <table:table-row table:style-name="ro1">
          <table:table-cell office:value-type="string">
            <text:p>DDO 87</text:p>
          </table:table-cell>
          <table:table-cell office:value-type="float" office:value="14.4673">
            <text:p>14.47</text:p>
          </table:table-cell>
          <table:table-cell table:formula="oooc:=18.82-2.5*LOG([.B17];10)" office:value-type="float" office:value="15.9190312818281">
            <text:p>15.92</text:p>
          </table:table-cell>
          <table:table-cell office:value-type="float" office:value="0.0108">
            <text:p>0.01</text:p>
          </table:table-cell>
          <table:table-cell table:formula="oooc:=[.C17]-4.176*[.D17]" office:value-type="float" office:value="15.8739304818281">
            <text:p>15.87</text:p>
          </table:table-cell>
          <table:table-cell table:style-name="ce2" table:formula="oooc:=10^(-0.4*([.E17]+48.6))" office:value-type="float" office:value="1.62340846901334E-026">
            <text:p>1.62E-26</text:p>
          </table:table-cell>
          <table:table-cell table:formula="oooc:=4*3.1415*(3.08568025*10^24*[.M17])^2*[.F17]" office:value-type="float" office:value="1.06362893581165E+026">
            <text:p>1.06E+26</text:p>
          </table:table-cell>
          <table:table-cell table:style-name="ce2" table:formula="oooc:=1.4E-028*[.G17]" office:value-type="float" office:value="0.0148908051013631">
            <text:p>1.49E-02</text:p>
          </table:table-cell>
          <table:table-cell table:style-name="ce3" office:value-type="float" office:value="0.004266">
            <text:p>4.266E-03</text:p>
          </table:table-cell>
          <table:table-cell table:formula="oooc:=LOG([.I17];10)" office:value-type="float" office:value="-2.36997914888659">
            <text:p>-2.37</text:p>
          </table:table-cell>
          <table:table-cell table:formula="oooc:=LOG([.H17];10)" office:value-type="float" office:value="-1.82708182060733">
            <text:p>-1.83</text:p>
          </table:table-cell>
          <table:table-cell/>
          <table:table-cell office:value-type="float" office:value="7.4">
            <text:p>7.4</text:p>
          </table:table-cell>
          <table:table-cell table:number-columns-repeated="11"/>
          <table:table-cell office:value-type="float" office:value="2.7585">
            <text:p>2.76</text:p>
          </table:table-cell>
          <table:table-cell table:formula="oooc:=5.91*LOG([.Y17];10)-2.7" office:value-type="float" office:value="-0.0956226391838859">
            <text:p>-0.1</text:p>
          </table:table-cell>
        </table:table-row>
        <table:table-row table:style-name="ro1">
          <table:table-cell office:value-type="string">
            <text:p>UGC 6456</text:p>
          </table:table-cell>
          <table:table-cell table:number-columns-repeated="2"/>
          <table:table-cell office:value-type="float" office:value="0.0383">
            <text:p>0.04</text:p>
          </table:table-cell>
          <table:table-cell office:value-type="float" office:value="14.96">
            <text:p>14.96</text:p>
          </table:table-cell>
          <table:table-cell table:style-name="ce2" table:formula="oooc:=10^(-0.4*([.E18]+48.6))" office:value-type="float" office:value="3.76703798983906E-026">
            <text:p>3.77E-26</text:p>
          </table:table-cell>
          <table:table-cell table:formula="oooc:=4*3.1415*(3.08568025*10^24*[.M18])^2*[.F18]" office:value-type="float" office:value="8.4894265659443E+025">
            <text:p>8.49E+25</text:p>
          </table:table-cell>
          <table:table-cell table:style-name="ce2" table:formula="oooc:=1.4E-028*[.G18]" office:value-type="float" office:value="0.011885197192322">
            <text:p>1.19E-02</text:p>
          </table:table-cell>
          <table:table-cell table:style-name="ce3" office:value-type="float" office:value="0.01905">
            <text:p>1.905E-02</text:p>
          </table:table-cell>
          <table:table-cell table:formula="oooc:=LOG([.I18];10)" office:value-type="float" office:value="-1.72010501998836">
            <text:p>-1.72</text:p>
          </table:table-cell>
          <table:table-cell table:formula="oooc:=LOG([.H18];10)" office:value-type="float" office:value="-1.92499360831301">
            <text:p>-1.92</text:p>
          </table:table-cell>
          <table:table-cell/>
          <table:table-cell office:value-type="float" office:value="4.34">
            <text:p>4.34</text:p>
          </table:table-cell>
          <table:table-cell table:number-columns-repeated="13"/>
        </table:table-row>
        <table:table-row table:style-name="ro1">
          <table:table-cell office:value-type="string">
            <text:p>UGC 7242</text:p>
          </table:table-cell>
          <table:table-cell table:number-columns-repeated="2"/>
          <table:table-cell office:value-type="float" office:value="0.0191">
            <text:p>0.02</text:p>
          </table:table-cell>
          <table:table-cell office:value-type="float" office:value="15.91">
            <text:p>15.91</text:p>
          </table:table-cell>
          <table:table-cell table:style-name="ce2" table:formula="oooc:=10^(-0.4*([.E19]+48.6))" office:value-type="float" office:value="1.57036280433355E-026">
            <text:p>1.57E-26</text:p>
          </table:table-cell>
          <table:table-cell table:formula="oooc:=4*3.1415*(3.08568025*10^24*[.M19])^2*[.F19]" office:value-type="float" office:value="5.519471180641E+025">
            <text:p>5.52E+25</text:p>
          </table:table-cell>
          <table:table-cell table:style-name="ce2" table:formula="oooc:=1.4E-028*[.G19]" office:value-type="float" office:value="0.00772725965289741">
            <text:p>7.73E-03</text:p>
          </table:table-cell>
          <table:table-cell table:style-name="ce3" office:value-type="float" office:value="0.002291">
            <text:p>2.291E-03</text:p>
          </table:table-cell>
          <table:table-cell table:formula="oooc:=LOG([.I19];10)" office:value-type="float" office:value="-2.6399749108106">
            <text:p>-2.64</text:p>
          </table:table-cell>
          <table:table-cell table:formula="oooc:=LOG([.H19];10)" office:value-type="float" office:value="-2.11197449426125">
            <text:p>-2.11</text:p>
          </table:table-cell>
          <table:table-cell/>
          <table:table-cell office:value-type="float" office:value="5.42">
            <text:p>5.42</text:p>
          </table:table-cell>
          <table:table-cell table:number-columns-repeated="13"/>
        </table:table-row>
        <table:table-row table:style-name="ro1">
          <table:table-cell office:value-type="string">
            <text:p>DDO165</text:p>
          </table:table-cell>
          <table:table-cell table:number-columns-repeated="2"/>
          <table:table-cell office:value-type="float" office:value="0.0239">
            <text:p>0.02</text:p>
          </table:table-cell>
          <table:table-cell office:value-type="float" office:value="14.33">
            <text:p>14.33</text:p>
          </table:table-cell>
          <table:table-cell table:style-name="ce2" table:formula="oooc:=10^(-0.4*([.E20]+48.6))" office:value-type="float" office:value="6.72976656284317E-026">
            <text:p>6.73E-26</text:p>
          </table:table-cell>
          <table:table-cell table:formula="oooc:=4*3.1415*(3.08568025*10^24*[.M20])^2*[.F20]" office:value-type="float" office:value="1.68163329371938E+026">
            <text:p>1.68E+26</text:p>
          </table:table-cell>
          <table:table-cell table:style-name="ce2" table:formula="oooc:=1.4E-028*[.G20]" office:value-type="float" office:value="0.0235428661120713">
            <text:p>2.35E-02</text:p>
          </table:table-cell>
          <table:table-cell table:style-name="ce3" office:value-type="float" office:value="0.00309">
            <text:p>3.090E-03</text:p>
          </table:table-cell>
          <table:table-cell table:formula="oooc:=LOG([.I20];10)" office:value-type="float" office:value="-2.51004152057516">
            <text:p>-2.51</text:p>
          </table:table-cell>
          <table:table-cell table:formula="oooc:=LOG([.H20];10)" office:value-type="float" office:value="-1.62814066719833">
            <text:p>-1.63</text:p>
          </table:table-cell>
          <table:table-cell/>
          <table:table-cell office:value-type="float" office:value="4.57">
            <text:p>4.57</text:p>
          </table:table-cell>
          <table:table-cell table:number-columns-repeated="2"/>
          <table:table-cell table:style-name="ce2"/>
          <table:table-cell table:style-name="ce7"/>
          <table:table-cell table:number-columns-repeated="7"/>
          <table:table-cell office:value-type="float" office:value="2.7755">
            <text:p>2.78</text:p>
          </table:table-cell>
          <table:table-cell table:formula="oooc:=5.91*LOG([.Y20];10)-2.7" office:value-type="float" office:value="-0.0798533208428331">
            <text:p>-0.08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>
            <text:p>dTrans</text:p>
          </table:table-cell>
          <table:table-cell table:number-columns-repeated="10"/>
          <table:table-cell table:style-name="ce1"/>
          <table:table-cell table:number-columns-repeated="14"/>
        </table:table-row>
        <table:table-row table:style-name="ro1">
          <table:table-cell office:value-type="string">
            <text:p>KDG 52</text:p>
          </table:table-cell>
          <table:table-cell office:value-type="float" office:value="0.8355758">
            <text:p>0.84</text:p>
          </table:table-cell>
          <table:table-cell table:formula="oooc:=18.82-2.5*LOG([.B24];10)" office:value-type="float" office:value="19.0150353664357">
            <text:p>19.02</text:p>
          </table:table-cell>
          <table:table-cell office:value-type="float" office:value="0.021">
            <text:p>0.02</text:p>
          </table:table-cell>
          <table:table-cell table:formula="oooc:=[.C24]-4.176*[.D24]" office:value-type="float" office:value="18.9273393664357">
            <text:p>18.93</text:p>
          </table:table-cell>
          <table:table-cell table:style-name="ce2" table:formula="oooc:=10^(-0.4*([.E24]+48.6))" office:value-type="float" office:value="9.75133897111289E-028">
            <text:p>9.75E-28</text:p>
          </table:table-cell>
          <table:table-cell table:formula="oooc:=4*3.1415*(3.08568025*10^24*[.M24])^2*[.F24]" office:value-type="float" office:value="1.47034705666334E+024">
            <text:p>1.47E+24</text:p>
          </table:table-cell>
          <table:table-cell table:style-name="ce2" table:formula="oooc:=1.4E-028*[.G24]" office:value-type="float" office:value="0.000205848587932867">
            <text:p>2.06E-04</text:p>
          </table:table-cell>
          <table:table-cell office:value-type="float" office:value="0.00000832">
            <text:p>8.32E-06</text:p>
          </table:table-cell>
          <table:table-cell table:formula="oooc:=LOG([.I24];10)" office:value-type="float" office:value="-5.07987667370928">
            <text:p>-5.08</text:p>
          </table:table-cell>
          <table:table-cell table:formula="oooc:=LOG([.H24];10)" office:value-type="float" office:value="-3.68645210780212">
            <text:p>-3.69</text:p>
          </table:table-cell>
          <table:table-cell/>
          <table:table-cell office:value-type="float" office:value="3.55">
            <text:p>3.55</text:p>
          </table:table-cell>
          <table:table-cell table:number-columns-repeated="13"/>
        </table:table-row>
        <table:table-row table:style-name="ro1">
          <table:table-cell office:value-type="string">
            <text:p>BK 3N</text:p>
          </table:table-cell>
          <table:table-cell office:value-type="float" office:value="4.428906">
            <text:p>4.43</text:p>
          </table:table-cell>
          <table:table-cell table:formula="oooc:=18.82-2.5*LOG([.B25];10)" office:value-type="float" office:value="17.2042588429292">
            <text:p>17.2</text:p>
          </table:table-cell>
          <table:table-cell office:value-type="float" office:value="0.08">
            <text:p>0.08</text:p>
          </table:table-cell>
          <table:table-cell table:formula="oooc:=[.C25]-4.176*[.D25]" office:value-type="float" office:value="16.8701788429292">
            <text:p>16.87</text:p>
          </table:table-cell>
          <table:table-cell table:style-name="ce2" table:formula="oooc:=10^(-0.4*([.E25]+48.6))" office:value-type="float" office:value="6.48527599007779E-027">
            <text:p>6.49E-27</text:p>
          </table:table-cell>
          <table:table-cell table:formula="oooc:=4*3.1415*(3.08568025*10^24*[.M25])^2*[.F25]" office:value-type="float" office:value="1.25394782353061E+025">
            <text:p>1.25E+25</text:p>
          </table:table-cell>
          <table:table-cell table:style-name="ce2" table:formula="oooc:=1.4E-028*[.G25]" office:value-type="float" office:value="0.00175552695294286">
            <text:p>1.76E-03</text:p>
          </table:table-cell>
          <table:table-cell office:value-type="float" office:value="0.00000724">
            <text:p>7.24E-06</text:p>
          </table:table-cell>
          <table:table-cell table:formula="oooc:=LOG([.I25];10)" office:value-type="float" office:value="-5.14026143380285">
            <text:p>-5.14</text:p>
          </table:table-cell>
          <table:table-cell table:formula="oooc:=LOG([.H25];10)" office:value-type="float" office:value="-2.75559249834076">
            <text:p>-2.76</text:p>
          </table:table-cell>
          <table:table-cell/>
          <table:table-cell office:value-type="float" office:value="4.02">
            <text:p>4.02</text:p>
          </table:table-cell>
          <table:table-cell table:number-columns-repeated="13"/>
        </table:table-row>
        <table:table-row table:style-name="ro2">
          <table:table-cell office:value-type="string">
            <text:p>KDG 73</text:p>
          </table:table-cell>
          <table:table-cell office:value-type="float" office:value="1.441681">
            <text:p>1.44</text:p>
          </table:table-cell>
          <table:table-cell table:formula="oooc:=18.82-2.5*LOG([.B26];10)" office:value-type="float" office:value="18.422827062748">
            <text:p>18.42</text:p>
          </table:table-cell>
          <table:table-cell office:value-type="float" office:value="0.018">
            <text:p>0.02</text:p>
          </table:table-cell>
          <table:table-cell table:formula="oooc:=[.C26]-4.176*[.D26]" office:value-type="float" office:value="18.347659062748">
            <text:p>18.35</text:p>
          </table:table-cell>
          <table:table-cell table:style-name="ce2" table:formula="oooc:=10^(-0.4*([.E26]+48.6))" office:value-type="float" office:value="1.66316897459908E-027">
            <text:p>1.66E-27</text:p>
          </table:table-cell>
          <table:table-cell table:formula="oooc:=4*3.1415*(3.08568025*10^24*[.M26])^2*[.F26]" office:value-type="float" office:value="2.72419831529356E+024">
            <text:p>2.72E+24</text:p>
          </table:table-cell>
          <table:table-cell table:style-name="ce2" table:formula="oooc:=1.4E-028*[.G26]" office:value-type="float" office:value="0.000381387764141098">
            <text:p>3.81E-04</text:p>
          </table:table-cell>
          <table:table-cell office:value-type="float" office:value="0.0000234">
            <text:p>2.34E-05</text:p>
          </table:table-cell>
          <table:table-cell table:formula="oooc:=LOG([.I26];10)" office:value-type="float" office:value="-4.63078414258986">
            <text:p>-4.63</text:p>
          </table:table-cell>
          <table:table-cell table:formula="oooc:=LOG([.H26];10)" office:value-type="float" office:value="-3.41863324430324">
            <text:p>-3.42</text:p>
          </table:table-cell>
          <table:table-cell/>
          <table:table-cell office:value-type="float" office:value="3.7">
            <text:p>3.7</text:p>
          </table:table-cell>
          <table:table-cell table:number-columns-repeated="1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>
            <text:p>dSph</text:p>
          </table:table-cell>
          <table:table-cell table:number-columns-repeated="10"/>
          <table:table-cell table:style-name="ce1"/>
          <table:table-cell table:number-columns-repeated="14"/>
        </table:table-row>
        <table:table-row table:style-name="ro1">
          <table:table-cell office:value-type="string">
            <text:p>DDO44</text:p>
          </table:table-cell>
          <table:table-cell table:number-columns-repeated="2"/>
          <table:table-cell office:value-type="float" office:value="0.0415">
            <text:p>0.04</text:p>
          </table:table-cell>
          <table:table-cell table:number-columns-repeated="4"/>
          <table:table-cell table:style-name="ce3" office:value-type="float" office:value="0.000008511">
            <text:p>8.511E-06</text:p>
          </table:table-cell>
          <table:table-cell table:number-columns-repeated="3"/>
          <table:table-cell office:value-type="float" office:value="3.19">
            <text:p>3.19</text:p>
          </table:table-cell>
          <table:table-cell table:number-columns-repeated="13"/>
        </table:table-row>
        <table:table-row table:style-name="ro1">
          <table:table-cell office:value-type="string">
            <text:p>F8D1</text:p>
          </table:table-cell>
          <table:table-cell table:number-columns-repeated="2"/>
          <table:table-cell office:value-type="float" office:value="0.1058">
            <text:p>0.11</text:p>
          </table:table-cell>
          <table:table-cell table:number-columns-repeated="4"/>
          <table:table-cell table:style-name="ce3" office:value-type="float" office:value="0.000138">
            <text:p>1.380E-04</text:p>
          </table:table-cell>
          <table:table-cell table:number-columns-repeated="3"/>
          <table:table-cell office:value-type="float" office:value="3.77">
            <text:p>3.77</text:p>
          </table:table-cell>
          <table:table-cell table:number-columns-repeated="13"/>
        </table:table-row>
        <table:table-row table:style-name="ro1">
          <table:table-cell office:value-type="string">
            <text:p>FM1</text:p>
          </table:table-cell>
          <table:table-cell table:number-columns-repeated="2"/>
          <table:table-cell office:value-type="float" office:value="0.079">
            <text:p>0.08</text:p>
          </table:table-cell>
          <table:table-cell table:number-columns-repeated="4"/>
          <table:table-cell table:style-name="ce3" office:value-type="float" office:value="0.00001202">
            <text:p>1.202E-05</text:p>
          </table:table-cell>
          <table:table-cell table:number-columns-repeated="3"/>
          <table:table-cell office:value-type="float" office:value="3.42">
            <text:p>3.42</text:p>
          </table:table-cell>
          <table:table-cell table:number-columns-repeated="13"/>
        </table:table-row>
        <table:table-row table:style-name="ro1">
          <table:table-cell office:value-type="string">
            <text:p>N2976</text:p>
          </table:table-cell>
          <table:table-cell table:number-columns-repeated="2"/>
          <table:table-cell office:value-type="float" office:value="0.0721">
            <text:p>0.07</text:p>
          </table:table-cell>
          <table:table-cell table:number-columns-repeated="4"/>
          <table:table-cell table:style-name="ce3" office:value-type="float" office:value="0.1072">
            <text:p>1.072E-01</text:p>
          </table:table-cell>
          <table:table-cell table:number-columns-repeated="3"/>
          <table:table-cell office:value-type="float" office:value="3.56">
            <text:p>3.56</text:p>
          </table:table-cell>
          <table:table-cell table:number-columns-repeated="13"/>
        </table:table-row>
        <table:table-row table:style-name="ro1">
          <table:table-cell office:value-type="string">
            <text:p>KK77</text:p>
          </table:table-cell>
          <table:table-cell table:number-columns-repeated="2"/>
          <table:table-cell office:value-type="float" office:value="0.144">
            <text:p>0.14</text:p>
          </table:table-cell>
          <table:table-cell table:number-columns-repeated="4"/>
          <table:table-cell table:style-name="ce3" office:value-type="float" office:value="0.00001259">
            <text:p>1.259E-05</text:p>
          </table:table-cell>
          <table:table-cell table:number-columns-repeated="3"/>
          <table:table-cell office:value-type="float" office:value="3.48">
            <text:p>3.48</text:p>
          </table:table-cell>
          <table:table-cell table:number-columns-repeated="13"/>
        </table:table-row>
        <table:table-row table:style-name="ro1">
          <table:table-cell office:value-type="string">
            <text:p>KDG61</text:p>
          </table:table-cell>
          <table:table-cell office:value-type="float" office:value="0.3543886">
            <text:p>0.35</text:p>
          </table:table-cell>
          <table:table-cell table:formula="oooc:=18.82-2.5*LOG([.B35];10)" office:value-type="float" office:value="19.9463006424473">
            <text:p>19.95</text:p>
          </table:table-cell>
          <table:table-cell office:value-type="float" office:value="0.0728">
            <text:p>0.07</text:p>
          </table:table-cell>
          <table:table-cell table:formula="oooc:=[.C35]-4.176*[.D35]" office:value-type="float" office:value="19.6422878424473">
            <text:p>19.64</text:p>
          </table:table-cell>
          <table:table-cell table:style-name="ce2" table:formula="oooc:=10^(-0.4*([.E35]+48.6))" office:value-type="float" office:value="5.04759920200228E-028">
            <text:p>5.05E-28</text:p>
          </table:table-cell>
          <table:table-cell table:formula="oooc:=4*3.1415*(3.08568025*10^24*[.M35])^2*[.F35]" office:value-type="float" office:value="7.82688155306536E+023">
            <text:p>7.83E+23</text:p>
          </table:table-cell>
          <table:table-cell table:style-name="ce2" table:formula="oooc:=1.4E-028*[.G35]" office:value-type="float" office:value="0.000109576341742915">
            <text:p>1.10E-04</text:p>
          </table:table-cell>
          <table:table-cell table:style-name="ce3" office:value-type="float" office:value="0.0008318">
            <text:p>8.318E-04</text:p>
          </table:table-cell>
          <table:table-cell table:number-columns-repeated="3"/>
          <table:table-cell office:value-type="float" office:value="3.6">
            <text:p>3.6</text:p>
          </table:table-cell>
          <table:table-cell table:number-columns-repeated="13"/>
        </table:table-row>
        <table:table-row table:style-name="ro1">
          <table:table-cell office:value-type="string">
            <text:p>KKH57</text:p>
          </table:table-cell>
          <table:table-cell office:value-type="float" office:value="2.480585">
            <text:p>2.48</text:p>
          </table:table-cell>
          <table:table-cell table:formula="oooc:=18.82-2.5*LOG([.B36];10)" office:value-type="float" office:value="17.8336147169752">
            <text:p>17.83</text:p>
          </table:table-cell>
          <table:table-cell office:value-type="float" office:value="0.0225">
            <text:p>0.02</text:p>
          </table:table-cell>
          <table:table-cell table:formula="oooc:=[.C36]-4.176*[.D36]" office:value-type="float" office:value="17.7396547169752">
            <text:p>17.74</text:p>
          </table:table-cell>
          <table:table-cell table:style-name="ce2" table:formula="oooc:=10^(-0.4*([.E36]+48.6))" office:value-type="float" office:value="2.91164292401342E-027">
            <text:p>2.91E-27</text:p>
          </table:table-cell>
          <table:table-cell table:formula="oooc:=4*3.1415*(3.08568025*10^24*[.M36])^2*[.F36]" office:value-type="float" office:value="5.38049349838522E+024">
            <text:p>5.38E+24</text:p>
          </table:table-cell>
          <table:table-cell table:style-name="ce2" table:formula="oooc:=1.4E-028*[.G36]" office:value-type="float" office:value="0.000753269089773931">
            <text:p>7.53E-04</text:p>
          </table:table-cell>
          <table:table-cell table:style-name="ce3" office:value-type="float" office:value="0.00001413">
            <text:p>1.413E-05</text:p>
          </table:table-cell>
          <table:table-cell table:number-columns-repeated="3"/>
          <table:table-cell office:value-type="float" office:value="3.93">
            <text:p>3.93</text:p>
          </table:table-cell>
          <table:table-cell table:number-columns-repeated="13"/>
        </table:table-row>
        <table:table-row table:style-name="ro1">
          <table:table-cell office:value-type="string">
            <text:p>BK5N</text:p>
          </table:table-cell>
          <table:table-cell office:value-type="float" office:value="0.124229">
            <text:p>0.12</text:p>
          </table:table-cell>
          <table:table-cell table:formula="oooc:=18.82-2.5*LOG([.B37];10)" office:value-type="float" office:value="21.0844425267064">
            <text:p>21.08</text:p>
          </table:table-cell>
          <table:table-cell office:value-type="float" office:value="0.0629">
            <text:p>0.06</text:p>
          </table:table-cell>
          <table:table-cell table:formula="oooc:=[.C37]-4.176*[.D37]" office:value-type="float" office:value="20.8217721267064">
            <text:p>20.82</text:p>
          </table:table-cell>
          <table:table-cell table:style-name="ce2" table:formula="oooc:=10^(-0.4*([.E37]+48.6))" office:value-type="float" office:value="1.70330001137017E-028">
            <text:p>1.70E-28</text:p>
          </table:table-cell>
          <table:table-cell table:formula="oooc:=4*3.1415*(3.08568025*10^24*[.M37])^2*[.F37]" office:value-type="float" office:value="2.91188115627871E+023">
            <text:p>2.91E+23</text:p>
          </table:table-cell>
          <table:table-cell table:style-name="ce2" table:formula="oooc:=1.4E-028*[.G37]" office:value-type="float" office:value="0.000040766336187902">
            <text:p>4.08E-05</text:p>
          </table:table-cell>
          <table:table-cell table:style-name="ce3" office:value-type="float" office:value="0.00001023">
            <text:p>1.023E-05</text:p>
          </table:table-cell>
          <table:table-cell table:number-columns-repeated="3"/>
          <table:table-cell office:value-type="float" office:value="3.78">
            <text:p>3.78</text:p>
          </table:table-cell>
          <table:table-cell table:number-columns-repeated="13"/>
        </table:table-row>
        <table:table-row table:style-name="ro1">
          <table:table-cell office:value-type="string">
            <text:p>KDG63</text:p>
          </table:table-cell>
          <table:table-cell office:value-type="float" office:value="0.4730089">
            <text:p>0.47</text:p>
          </table:table-cell>
          <table:table-cell table:formula="oooc:=18.82-2.5*LOG([.B38];10)" office:value-type="float" office:value="19.6328267190618">
            <text:p>19.63</text:p>
          </table:table-cell>
          <table:table-cell office:value-type="float" office:value="0.0968">
            <text:p>0.1</text:p>
          </table:table-cell>
          <table:table-cell table:formula="oooc:=[.C38]-4.176*[.D38]" office:value-type="float" office:value="19.2285899190618">
            <text:p>19.23</text:p>
          </table:table-cell>
          <table:table-cell table:style-name="ce2" table:formula="oooc:=10^(-0.4*([.E38]+48.6))" office:value-type="float" office:value="7.38863192946973E-028">
            <text:p>7.39E-28</text:p>
          </table:table-cell>
          <table:table-cell table:formula="oooc:=4*3.1415*(3.08568025*10^24*[.M38])^2*[.F38]" office:value-type="float" office:value="1.08292659154675E+024">
            <text:p>1.08E+24</text:p>
          </table:table-cell>
          <table:table-cell table:style-name="ce2" table:formula="oooc:=1.4E-028*[.G38]" office:value-type="float" office:value="0.000151609722816544">
            <text:p>1.52E-04</text:p>
          </table:table-cell>
          <table:table-cell table:style-name="ce3" office:value-type="float" office:value="0.00008913">
            <text:p>8.913E-05</text:p>
          </table:table-cell>
          <table:table-cell table:number-columns-repeated="3"/>
          <table:table-cell office:value-type="float" office:value="3.5">
            <text:p>3.5</text:p>
          </table:table-cell>
          <table:table-cell table:number-columns-repeated="13"/>
        </table:table-row>
        <table:table-row table:style-name="ro1">
          <table:table-cell office:value-type="string">
            <text:p>KDG64</text:p>
          </table:table-cell>
          <table:table-cell office:value-type="float" office:value="0.1799443">
            <text:p>0.18</text:p>
          </table:table-cell>
          <table:table-cell table:formula="oooc:=18.82-2.5*LOG([.B39];10)" office:value-type="float" office:value="20.682154764272">
            <text:p>20.68</text:p>
          </table:table-cell>
          <table:table-cell office:value-type="float" office:value="0.0532">
            <text:p>0.05</text:p>
          </table:table-cell>
          <table:table-cell table:formula="oooc:=[.C39]-4.176*[.D39]" office:value-type="float" office:value="20.459991564272">
            <text:p>20.46</text:p>
          </table:table-cell>
          <table:table-cell table:style-name="ce2" table:formula="oooc:=10^(-0.4*([.E39]+48.6))" office:value-type="float" office:value="2.37685875377743E-028">
            <text:p>2.38E-28</text:p>
          </table:table-cell>
          <table:table-cell table:formula="oooc:=4*3.1415*(3.08568025*10^24*[.M39])^2*[.F39]" office:value-type="float" office:value="3.8931910777689E+023">
            <text:p>3.89E+23</text:p>
          </table:table-cell>
          <table:table-cell table:style-name="ce2" table:formula="oooc:=1.4E-028*[.G39]" office:value-type="float" office:value="0.0000545046750887646">
            <text:p>5.45E-05</text:p>
          </table:table-cell>
          <table:table-cell table:style-name="ce3" office:value-type="float" office:value="0.00004677">
            <text:p>4.677E-05</text:p>
          </table:table-cell>
          <table:table-cell table:number-columns-repeated="3"/>
          <table:table-cell office:value-type="float" office:value="3.7">
            <text:p>3.7</text:p>
          </table:table-cell>
          <table:table-cell table:number-columns-repeated="13"/>
        </table:table-row>
        <table:table-row table:style-name="ro1">
          <table:table-cell office:value-type="string">
            <text:p>IKN</text:p>
          </table:table-cell>
          <table:table-cell office:value-type="float" office:value="0.6056275">
            <text:p>0.61</text:p>
          </table:table-cell>
          <table:table-cell table:formula="oooc:=18.82-2.5*LOG([.B40];10)" office:value-type="float" office:value="19.364486032139">
            <text:p>19.36</text:p>
          </table:table-cell>
          <table:table-cell office:value-type="float" office:value="0.0585">
            <text:p>0.06</text:p>
          </table:table-cell>
          <table:table-cell table:formula="oooc:=[.C40]-4.176*[.D40]" office:value-type="float" office:value="19.120190032139">
            <text:p>19.12</text:p>
          </table:table-cell>
          <table:table-cell table:style-name="ce2" table:formula="oooc:=10^(-0.4*([.E40]+48.6))" office:value-type="float" office:value="8.16439460663731E-028">
            <text:p>8.16E-28</text:p>
          </table:table-cell>
          <table:table-cell table:formula="oooc:=4*3.1415*(3.08568025*10^24*[.M40])^2*[.F40]" office:value-type="float" office:value="1.37367950774322E+024">
            <text:p>1.37E+24</text:p>
          </table:table-cell>
          <table:table-cell table:style-name="ce2" table:formula="oooc:=1.4E-028*[.G40]" office:value-type="float" office:value="0.000192315131084051">
            <text:p>1.92E-04</text:p>
          </table:table-cell>
          <table:table-cell table:style-name="ce3" office:value-type="float" office:value="0.00001622">
            <text:p>1.622E-05</text:p>
          </table:table-cell>
          <table:table-cell table:number-columns-repeated="3"/>
          <table:table-cell office:value-type="float" office:value="3.75">
            <text:p>3.75</text:p>
          </table:table-cell>
          <table:table-cell table:number-columns-repeated="13"/>
        </table:table-row>
        <table:table-row table:style-name="ro1">
          <table:table-cell office:value-type="string">
            <text:p>HS117</text:p>
          </table:table-cell>
          <table:table-cell table:number-columns-repeated="2"/>
          <table:table-cell office:value-type="float" office:value="0.115">
            <text:p>0.12</text:p>
          </table:table-cell>
          <table:table-cell table:number-columns-repeated="4"/>
          <table:table-cell table:style-name="ce3" office:value-type="float" office:value="0.00001995">
            <text:p>1.995E-05</text:p>
          </table:table-cell>
          <table:table-cell table:number-columns-repeated="3"/>
          <table:table-cell office:value-type="float" office:value="3.96">
            <text:p>3.96</text:p>
          </table:table-cell>
          <table:table-cell table:number-columns-repeated="13"/>
        </table:table-row>
        <table:table-row table:style-name="ro1">
          <table:table-cell office:value-type="string">
            <text:p>DDO78</text:p>
          </table:table-cell>
          <table:table-cell table:number-columns-repeated="2"/>
          <table:table-cell office:value-type="float" office:value="0.0214">
            <text:p>0.02</text:p>
          </table:table-cell>
          <table:table-cell table:number-columns-repeated="4"/>
          <table:table-cell table:style-name="ce3" office:value-type="float" office:value="0.00001288">
            <text:p>1.288E-05</text:p>
          </table:table-cell>
          <table:table-cell table:number-columns-repeated="3"/>
          <table:table-cell office:value-type="float" office:value="3.72">
            <text:p>3.72</text:p>
          </table:table-cell>
          <table:table-cell table:number-columns-repeated="13"/>
        </table:table-row>
        <table:table-row table:style-name="ro1">
          <table:table-cell office:value-type="string">
            <text:p>BK6N</text:p>
          </table:table-cell>
          <table:table-cell table:number-columns-repeated="2"/>
          <table:table-cell office:value-type="float" office:value="0.0112">
            <text:p>0.01</text:p>
          </table:table-cell>
          <table:table-cell table:number-columns-repeated="4"/>
          <table:table-cell table:style-name="ce3" office:value-type="float" office:value="0.00001349">
            <text:p>1.349E-05</text:p>
          </table:table-cell>
          <table:table-cell table:number-columns-repeated="3"/>
          <table:table-cell office:value-type="float" office:value="3.85">
            <text:p>3.85</text:p>
          </table:table-cell>
          <table:table-cell table:number-columns-repeated="13"/>
        </table:table-row>
        <table:table-row table:style-name="ro1" table:number-rows-repeated="65492">
          <table:table-cell table:number-columns-repeated="26"/>
        </table:table-row>
        <table:table-row table:style-name="ro1"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scientific-number number:decimal-places="3" number:min-integer-digits="1" number:min-exponent-digits="2"/>
    </number:number-style>
    <number:number-style style:name="N119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2/11/2009</text:date>, <text:time>15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12-03T13:33:21</meta:creation-date>
    <dc:creator>Cameron Sobie</dc:creator>
    <dc:date>2009-12-11T15:34:19</dc:date>
    <meta:printed-by>Cameron Sobie</meta:printed-by>
    <meta:print-date>2009-12-03T14:56:39</meta:print-date>
    <meta:editing-cycles>103</meta:editing-cycles>
    <meta:editing-duration>PT20H53M34S</meta:editing-duration>
    <meta:user-defined meta:name="Info 1"/>
    <meta:user-defined meta:name="Info 2"/>
    <meta:user-defined meta:name="Info 3"/>
    <meta:user-defined meta:name="Info 4"/>
    <meta:document-statistic meta:table-count="4" meta:cell-count="1666"/>
  </office:meta>
</office:document-meta>
</file>